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457in"/>
    </style:style>
    <style:style style:name="co2" style:family="table-column">
      <style:table-column-properties fo:break-before="auto" style:column-width="1.6819in"/>
    </style:style>
    <style:style style:name="co3" style:family="table-column">
      <style:table-column-properties fo:break-before="auto" style:column-width="1.7807in"/>
    </style:style>
    <style:style style:name="co4" style:family="table-column">
      <style:table-column-properties fo:break-before="auto" style:column-width="1.5402in"/>
    </style:style>
    <style:style style:name="co5" style:family="table-column">
      <style:table-column-properties fo:break-before="auto" style:column-width="2.0862in"/>
    </style:style>
    <style:style style:name="co6" style:family="table-column">
      <style:table-column-properties fo:break-before="auto" style:column-width="0.8925in"/>
    </style:style>
    <style:style style:name="co7" style:family="table-column">
      <style:table-column-properties fo:break-before="auto" style:column-width="1.1902in"/>
    </style:style>
    <style:style style:name="co8" style:family="table-column">
      <style:table-column-properties fo:break-before="auto" style:column-width="7.5055in"/>
    </style:style>
    <style:style style:name="ro1" style:family="table-row">
      <style:table-row-properties style:row-height="0.1862in" fo:break-before="auto" style:use-optimal-row-height="false"/>
    </style:style>
    <style:style style:name="ro2" style:family="table-row">
      <style:table-row-properties style:row-height="0.1783in" fo:break-before="auto" style:use-optimal-row-height="false"/>
    </style:style>
    <style:style style:name="ro3" style:family="table-row">
      <style:table-row-properties style:row-height="0.1783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5181in" fo:break-before="auto" style:use-optimal-row-height="true"/>
    </style:style>
    <style:style style:name="ro6" style:family="table-row">
      <style:table-row-properties style:row-height="0.3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en" fo:country="US"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eeeeee" style:text-align-source="fix" style:repeat-content="false" fo:border="0.0346in solid #000000"/>
      <style:paragraph-properties fo:text-align="center" fo:margin-left="0in"/>
    </style:style>
    <style:style style:name="ce5" style:family="table-cell" style:parent-style-name="Default">
      <style:table-cell-properties style:text-align-source="fix" style:repeat-content="false" fo:border="0.0346in solid #000000" style:vertical-align="top"/>
      <style:paragraph-properties fo:text-align="center" fo:margin-left="0in"/>
      <style:text-properties fo:font-size="44pt" style:font-size-asian="44pt" style:font-size-complex="44pt"/>
    </style:style>
    <style:style style:name="ce6" style:family="table-cell" style:parent-style-name="Default">
      <style:table-cell-properties fo:border-bottom="none" fo:border-left="0.0008in solid #000000" fo:border-right="0.0008in solid #000000" fo:border-top="none"/>
    </style:style>
    <style:style style:name="ce7" style:family="table-cell" style:parent-style-name="Default">
      <style:table-cell-properties fo:border-bottom="0.0008in solid #000000" fo:border-left="0.0008in solid #000000" fo:border-right="0.0008in solid #000000" fo:border-top="none"/>
    </style:style>
    <style:style style:name="ce8" style:family="table-cell" style:parent-style-name="Default">
      <style:table-cell-properties style:vertical-align="top"/>
    </style:style>
    <style:style style:name="ce9" style:family="table-cell" style:parent-style-name="Default">
      <style:table-cell-properties fo:background-color="#ffcc00" fo:wrap-option="wrap" style:vertical-align="top"/>
      <style:text-properties fo:font-size="22pt" style:font-size-asian="22pt" style:font-size-complex="22pt"/>
    </style:style>
    <style:style style:name="ce10" style:family="table-cell" style:parent-style-name="Default">
      <style:table-cell-properties fo:wrap-option="wrap" style:vertical-align="top"/>
    </style:style>
    <style:style style:name="ce11" style:family="table-cell" style:parent-style-name="Default">
      <style:table-cell-properties fo:background-color="#ccff00" fo:wrap-option="wrap" style:vertical-align="top"/>
    </style:style>
    <style:style style:name="ce12" style:family="table-cell" style:parent-style-name="Default">
      <style:table-cell-properties fo:background-color="#ccff00" style:vertical-align="top"/>
    </style:style>
    <style:style style:name="ce13" style:family="table-cell" style:parent-style-name="Default">
      <style:table-cell-properties fo:background-color="#ccff00"/>
    </style:style>
    <style:style style:name="ce14" style:family="table-cell" style:parent-style-name="Default">
      <style:table-cell-properties fo:background-color="#ccff00" style:text-align-source="fix" style:repeat-content="false" fo:wrap-option="wrap"/>
      <style:paragraph-properties fo:text-align="start" fo:margin-left="0in"/>
    </style:style>
    <style:style style:name="ce15" style:family="table-cell" style:parent-style-name="Default">
      <style:table-cell-properties style:glyph-orientation-vertical="0" fo:background-color="#ffff99"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table-cell-properties fo:background-color="#ffcc00" fo:wrap-option="wrap"/>
    </style:style>
    <style:style style:name="ce17" style:family="table-cell" style:parent-style-name="Default">
      <style:table-cell-properties fo:background-color="#66ff99" fo:wrap-option="wrap"/>
    </style:style>
    <style:style style:name="ce18" style:family="table-cell" style:parent-style-name="Default">
      <style:table-cell-properties fo:background-color="#66ff99"/>
    </style:style>
    <style:style style:name="T1" style:family="text">
      <style:text-properties fo:font-weight="bold"/>
    </style:style>
  </office:automatic-styles>
  <office:body>
    <office:spreadsheet>
      <table:table table:name="DBSAT" table:style-name="ta1" table:print="false">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text:p>Nomor</text:p>
          </table:table-cell>
          <table:table-cell office:value-type="string">
            <text:p>Kode</text:p>
          </table:table-cell>
          <table:table-cell table:style-name="ce1" office:value-type="string">
            <text:p>Judul</text:p>
          </table:table-cell>
          <table:table-cell table:style-name="ce1" office:value-type="string">
            <text:p>Subjudul</text:p>
          </table:table-cell>
          <table:table-cell table:style-name="ce1" office:value-type="string">
            <text:p>Sinopsis Singkat</text:p>
          </table:table-cell>
          <table:table-cell table:style-name="ce1" office:value-type="string">
            <text:p>Tujuan / Manfaat (Bagi Pembaca/Karya)</text:p>
          </table:table-cell>
        </table:table-row>
        <table:table-row table:style-name="ro1">
          <table:table-cell office:value-type="float" office:value="1">
            <text:p>1</text:p>
          </table:table-cell>
          <table:table-cell table:formula="of:=&quot;SATIR - &quot; &amp; [.C2]" office:value-type="string" office:string-value="SATIR - Manual Standar Ganda">
            <text:p>SATIR - Manual Standar Ganda</text:p>
          </table:table-cell>
          <table:table-cell table:style-name="ce1" office:value-type="string">
            <text:p>Manual Standar Ganda</text:p>
          </table:table-cell>
          <table:table-cell table:style-name="ce3" office:value-type="string">
            <text:p>Seni Berkata A Tapi Berbuat B (dan Tetap Merasa Benar)</text:p>
          </table:table-cell>
          <table:table-cell table:style-name="ce2" office:value-type="string">
            <text:p>Buku ini adalah "panduan" humoris yang menguliti berbagai bentuk standar ganda dalam kehidupan sehari-hari. Mulai dari politisi yang berjanji manis, aktivis medsos dadakan, hingga tetangga sebelah yang ramah di depan tapi julid di belakang. Mengungkap "logika" absurd di balik ketidakkonsistenan kita.</text:p>
          </table:table-cell>
          <table:table-cell table:style-name="ce2" office:value-type="string">
            <text:p>Mendorong pembaca untuk menertawakan (dan mungkin sedikit merenungkan) kemunafikan dalam diri sendiri dan orang lain. Mengkritik budaya pencitraan dan kepura-puraan sosial melalui humor yang tajam.</text:p>
          </table:table-cell>
        </table:table-row>
        <table:table-row table:style-name="ro1">
          <table:table-cell office:value-type="float" office:value="2">
            <text:p>2</text:p>
          </table:table-cell>
          <table:table-cell table:formula="of:=&quot;SATIR - &quot; &amp; [.C3]" office:value-type="string" office:string-value="SATIR - Klub Muka Dua">
            <text:p>SATIR - Klub Muka Dua</text:p>
          </table:table-cell>
          <table:table-cell table:style-name="ce1" office:value-type="string">
            <text:p>Klub Muka Dua</text:p>
          </table:table-cell>
          <table:table-cell table:style-name="ce3" office:value-type="string">
            <text:p>Selamat Datang, Keanggotaan Anda Sudah Aktif Sejak Lahir</text:p>
          </table:table-cell>
          <table:table-cell table:style-name="ce2" office:value-type="string">
            <text:p>Sebuah eksplorasi komedi tragis tentang bagaimana kemunafikan sudah menjadi bagian tak terpisahkan dari masyarakat. Melalui cerita-cerita pendek atau vinyet, buku ini mengolok-olok individu dan institusi yang hidup dalam kontradiksi, seolah-olah mereka adalah anggota klub eksklusif (yang ternyata anggotanya kita semua).</text:p>
          </table:table-cell>
          <table:table-cell table:style-name="ce2" office:value-type="string">
            <text:p>Memberikan hiburan satirikal yang relevan dengan pengalaman banyak orang. Menyajikan kritik sosial terhadap ketidakjujuran dan inkonsistensi yang sering dianggap normal, memicu refleksi melalui tawa getir.</text:p>
          </table:table-cell>
        </table:table-row>
        <table:table-row table:style-name="ro1">
          <table:table-cell office:value-type="float" office:value="3">
            <text:p>3</text:p>
          </table:table-cell>
          <table:table-cell table:formula="of:=&quot;SATIR - &quot; &amp; [.C4]" office:value-type="string" office:string-value="SATIR - Ensiklopedia Orang Suci (Gadungan)">
            <text:p>SATIR - Ensiklopedia Orang Suci (Gadungan)</text:p>
          </table:table-cell>
          <table:table-cell table:style-name="ce1" office:value-type="string">
            <text:p>Ensiklopedia Orang Suci (Gadungan)</text:p>
          </table:table-cell>
          <table:table-cell table:style-name="ce3" office:value-type="string">
            <text:p>Kompilasi Agung Nasihat yang Tak Pernah Diikuti Pemberinya</text:p>
          </table:table-cell>
          <table:table-cell table:style-name="ce2" office:value-type="string">
            <text:p>Berformat seperti ensiklopedia atau kitab suci palsu, buku ini mendokumentasikan "ajaran-ajaran mulia" dari berbagai tokoh (fiktif atau terinspirasi nyata) yang terkenal sering memberikan nasihat moral, etika, atau kesuksesan, namun perilaku mereka sendiri bertolak belakang. Setiap entri adalah sindiran pedas.</text:p>
          </table:table-cell>
          <table:table-cell table:style-name="ce2" office:value-type="string">
            <text:p>Mengkritik figur publik, pemimpin, atau siapa saja yang gemar menggurui tapi gagal memberi contoh. Menyoroti kesenjangan antara kata dan perbuatan sebagai sumber komedi sekaligus keprihatinan sosial. Menghibur dengan parodi.</text:p>
          </table:table-cell>
        </table:table-row>
        <table:table-row table:style-name="ro1">
          <table:table-cell office:value-type="float" office:value="4">
            <text:p>4</text:p>
          </table:table-cell>
          <table:table-cell table:formula="of:=&quot;SATIR - &quot; &amp; [.C5]" office:value-type="string" office:string-value="SATIR - Cermin Retak di Depan Umum">
            <text:p>SATIR - Cermin Retak di Depan Umum</text:p>
          </table:table-cell>
          <table:table-cell table:style-name="ce1" office:value-type="string">
            <text:p>Cermin Retak di Depan Umum</text:p>
          </table:table-cell>
          <table:table-cell table:style-name="ce3" office:value-type="string">
            <text:p>Mengapa Kita Suka Menunjuk Jari Sambil Menyembunyikan Tangan?</text:p>
          </table:table-cell>
          <table:table-cell table:style-name="ce2" office:value-type="string">
            <text:p>Buku ini menggunakan metafora cermin retak untuk menggambarkan bagaimana kita melihat kesalahan orang lain dengan jelas, namun sering buta atau memaklumi kesalahan dan inkonsistensi diri sendiri. Mengangkat contoh-contoh lucu dan ironis dari dunia kerja, keluarga, pertemanan, dan media sosial.</text:p>
          </table:table-cell>
          <table:table-cell table:style-name="ce2" office:value-type="string">
            <text:p>Merangsang kesadaran diri (self-awareness) tentang kecenderungan alami manusia untuk melakukan hipokrisi. Menyediakan katarsis bagi pembaca yang jengah dengan fenomena saling menyalahkan dan standar ganda di masyarakat.</text:p>
          </table:table-cell>
        </table:table-row>
        <table:table-row table:style-name="ro1">
          <table:table-cell office:value-type="float" office:value="5">
            <text:p>5</text:p>
          </table:table-cell>
          <table:table-cell table:formula="of:=&quot;SATIR - &quot; &amp; [.C6]" office:value-type="string" office:string-value="SATIR - Proyek Konsistensi Nasional (Gagal)">
            <text:p>SATIR - Proyek Konsistensi Nasional (Gagal)</text:p>
          </table:table-cell>
          <table:table-cell table:style-name="ce1" office:value-type="string">
            <text:p>Proyek Konsistensi Nasional (Gagal)</text:p>
          </table:table-cell>
          <table:table-cell table:style-name="ce3" office:value-type="string">
            <text:p>Laporan Tahunan tentang Upaya (Sia-sia) Menyelaraskan Ucapan dan Tindakan</text:p>
          </table:table-cell>
          <table:table-cell table:style-name="ce2" office:value-type="string">
            <text:p>Dengan gaya laporan resmi yang absurd, buku ini "melaporkan" kegagalan berbagai upaya individu dan kolektif dalam mencapai konsistensi. Menampilkan "studi kasus", "statistik palsu", dan "rekomendasi kebijakan" yang penuh ironi tentang mengapa kemunafikan begitu sulit diberantas dan mungkin lebih efisien untuk diterima saja.</text:p>
          </table:table-cell>
          <table:table-cell table:style-name="ce2" office:value-type="string">
            <text:p>Memberikan perspektif unik dan lucu tentang betapa dalamnya akar kemunafikan dalam sistem sosial dan sifat manusia. Menggunakan format parodi birokrasi untuk menyindir ketidakjujuran yang sistemik maupun personal.</text:p>
          </table:table-cell>
        </table:table-row>
        <table:table-row table:style-name="ro1">
          <table:table-cell office:value-type="float" office:value="6">
            <text:p>6</text:p>
          </table:table-cell>
          <table:table-cell table:formula="of:=&quot;SATIR - &quot; &amp; [.C7]" office:value-type="string" office:string-value="SATIR - IQ di Atas Rata-Rata (Kepala Juga)">
            <text:p>SATIR - IQ di Atas Rata-Rata (Kepala Juga)</text:p>
          </table:table-cell>
          <table:table-cell table:style-name="ce1" office:value-type="string">
            <text:p>IQ di Atas Rata-Rata (Kepala Juga)</text:p>
          </table:table-cell>
          <table:table-cell table:style-name="ce3" office:value-type="string">
            <text:p>Panduan Praktis Merasa Lebih Pintar Tanpa Perlu Membuktikannya</text:p>
          </table:table-cell>
          <table:table-cell table:style-name="ce2" office:value-type="string">
            <text:p>Buku komedi observasional yang menyoroti kelakuan orang-orang yang merasa paling cerdas di ruangan. Mulai dari penggunaan jargon yang tidak perlu, hobi mengoreksi hal-hal sepele, hingga ketidakmampuan menerima bahwa mereka bisa salah. Disajikan dengan contoh-contoh lucu dan menyebalkan.</text:p>
          </table:table-cell>
          <table:table-cell table:style-name="ce2" office:value-type="string">
            <text:p>Menertawakan fenomena kesombongan intelektual yang sering ditemui di lingkungan akademis, profesional, maupun pergaulan sehari-hari. Mengajak pembaca untuk lebih rendah hati dan kritis, baik terhadap orang lain maupun diri sendiri.</text:p>
          </table:table-cell>
        </table:table-row>
        <table:table-row table:style-name="ro1">
          <table:table-cell office:value-type="float" office:value="7">
            <text:p>7</text:p>
          </table:table-cell>
          <table:table-cell table:formula="of:=&quot;SATIR - &quot; &amp; [.C8]" office:value-type="string" office:string-value="SATIR - Kamus Istilah Anti-Awam">
            <text:p>SATIR - Kamus Istilah Anti-Awam</text:p>
          </table:table-cell>
          <table:table-cell table:style-name="ce1" office:value-type="string">
            <text:p>Kamus Istilah Anti-Awam</text:p>
          </table:table-cell>
          <table:table-cell table:style-name="ce3" office:value-type="string">
            <text:p>Agar Anda Terlihat Cerdas Seketika (dan Membingungkan Semua Orang)</text:p>
          </table:table-cell>
          <table:table-cell table:style-name="ce2" office:value-type="string">
            <text:p>Sebuah parodi kamus yang berisi definisi-definisi absurd dan berlebihan untuk istilah-istilah rumit yang sering dipakai kaum "sok intelek". Dilengkapi dengan contoh kalimat penggunaan yang super njelimet dan situasi komik di mana istilah tersebut digunakan untuk pamer.</text:p>
          </table:table-cell>
          <table:table-cell table:style-name="ce2" office:value-type="string">
            <text:p>Mengkritik penggunaan bahasa sebagai alat pamer atau penghalang komunikasi, bukan sebagai alat penyampai ide. Menghibur pembaca dengan permainan kata dan situasi linguistik yang dibesar-besarkan. Menyindir budaya elitisme intelektual.</text:p>
          </table:table-cell>
        </table:table-row>
        <table:table-row table:style-name="ro1">
          <table:table-cell office:value-type="float" office:value="8">
            <text:p>8</text:p>
          </table:table-cell>
          <table:table-cell table:formula="of:=&quot;SATIR - &quot; &amp; [.C9]" office:value-type="string" office:string-value="SATIR - Menara Gading Retak">
            <text:p>SATIR - Menara Gading Retak</text:p>
          </table:table-cell>
          <table:table-cell table:style-name="ce1" office:value-type="string">
            <text:p>Menara Gading Retak</text:p>
          </table:table-cell>
          <table:table-cell table:style-name="ce3" office:value-type="string">
            <text:p>Kisah-Kisah Absurd dari Mereka yang Terlalu Sibuk Berpikir (Tentang Diri Sendiri)</text:p>
          </table:table-cell>
          <table:table-cell table:style-name="ce2" office:value-type="string">
            <text:p>Kumpulan cerita pendek satir yang berlatar di dunia akademis, komunitas "intelektual", atau forum online. Menggambarkan karakter-karakter profesor, mahasiswa, atau "pakar" yang logikanya brilian tapi akal sehatnya minim, terjebak dalam teori dan debat kusir yang jauh dari realitas.</text:p>
          </table:table-cell>
          <table:table-cell table:style-name="ce2" office:value-type="string">
            <text:p>Menyajikan humor gelap tentang keterasingan kaum intelektual dari masalah nyata. Mengolok-olok perdebatan tak berujung dan ego yang membengkak di kalangan tertentu. Mempertanyakan relevansi pemikiran yang terlalu abstrak atau elitis.</text:p>
          </table:table-cell>
        </table:table-row>
        <table:table-row table:style-name="ro1">
          <table:table-cell office:value-type="float" office:value="9">
            <text:p>9</text:p>
          </table:table-cell>
          <table:table-cell table:formula="of:=&quot;SATIR - &quot; &amp; [.C10]" office:value-type="string" office:string-value="SATIR - Anda Salah, Saya (Merasa) Benar">
            <text:p>SATIR - Anda Salah, Saya (Merasa) Benar</text:p>
          </table:table-cell>
          <table:table-cell table:style-name="ce1" office:value-type="string">
            <text:p>Anda Salah, Saya (Merasa) Benar</text:p>
          </table:table-cell>
          <table:table-cell table:style-name="ce3" office:value-type="string">
            <text:p>Memoar Seorang Juara Debat Tak Terkalahkan (di Kepala Sendiri)</text:p>
          </table:table-cell>
          <table:table-cell table:style-name="ce2" office:value-type="string">
            <text:p>Ditulis dari sudut pandang orang pertama seorang karakter yang sangat arogan secara intelektual. Dia menceritakan "kemenangan-kemenangan" logikanya, bagaimana dia selalu berhasil membungkam lawan bicara (menurutnya), dan betapa sulitnya hidup dikelilingi orang-orang "kurang cerdas".</text:p>
          </table:table-cell>
          <table:table-cell table:style-name="ce2" office:value-type="string">
            <text:p>Memberikan perspektif ironis tentang cara berpikir seorang snob intelektual. Mengekspos kekonyolan dan kerapuhan di balik topeng arogansi. Membuat pembaca merasa geli sekaligus mungkin mengenali pola perilaku serupa di sekitar mereka.</text:p>
          </table:table-cell>
        </table:table-row>
        <table:table-row table:style-name="ro1">
          <table:table-cell office:value-type="float" office:value="10">
            <text:p>10</text:p>
          </table:table-cell>
          <table:table-cell table:formula="of:=&quot;SATIR - &quot; &amp; [.C11]" office:value-type="string" office:string-value="SATIR - Sertifikat Kejeniusan (Dicetak Sendiri)">
            <text:p>SATIR - Sertifikat Kejeniusan (Dicetak Sendiri)</text:p>
          </table:table-cell>
          <table:table-cell table:style-name="ce1" office:value-type="string">
            <text:p>Sertifikat Kejeniusan (Dicetak Sendiri)</text:p>
          </table:table-cell>
          <table:table-cell table:style-name="ce3" office:value-type="string">
            <text:p>Mengapa Gelar Akademik dan Google Search Membuat Kita Merasa Tahu Segalanya</text:p>
          </table:table-cell>
          <table:table-cell table:style-name="ce2" office:value-type="string">
            <text:p>Esai-esai humoris yang mengupas fenomena orang awam yang mendadak jadi "ahli" di segala bidang berkat internet, atau orang berpendidikan tinggi yang merasa opininya paling sahih di luar bidang keahliannya. Menyoroti bahaya misinformasi yang dibungkus retorika canggih.</text:p>
          </table:table-cell>
          <table:table-cell table:style-name="ce2" office:value-type="string">
            <text:p>Mengkritik kultur "ahli dadakan" dan penyalahgunaan akses informasi. Mendorong literasi digital dan kerendahan hati intelektual. Menunjukkan bahwa akses ke informasi tidak otomatis sama dengan pemahaman atau kebijaksanaan.</text:p>
          </table:table-cell>
        </table:table-row>
        <table:table-row table:style-name="ro1">
          <table:table-cell office:value-type="float" office:value="11">
            <text:p>11</text:p>
          </table:table-cell>
          <table:table-cell table:formula="of:=&quot;SATIR - &quot; &amp; [.C12]" office:value-type="string" office:string-value="SATIR - Pabrik Jempol &amp; Hati">
            <text:p>SATIR - Pabrik Jempol &amp; Hati</text:p>
          </table:table-cell>
          <table:table-cell table:style-name="ce1" office:value-type="string">
            <text:p>Pabrik Jempol &amp; Hati</text:p>
          </table:table-cell>
          <table:table-cell table:style-name="ce3" office:value-type="string">
            <text:p>Mengukur Harga Diri dalam Satuan 'Likes', 'Shares', dan Komentar Positif</text:p>
          </table:table-cell>
          <table:table-cell table:style-name="ce2" office:value-type="string">
            <text:p>Sebuah komedi satir yang membongkar dapur di balik layar kehidupan para pencari validasi digital. Mulai dari perencanaan foto "spontan" yang memakan waktu berjam-jam, kepanikan saat jumlah likes stagnan, hingga seni humblebragging yang sempurna. Mengolok-olok bagaimana kebahagiaan kini dikuantifikasi secara online.</text:p>
          </table:table-cell>
          <table:table-cell table:style-name="ce2" office:value-type="string">
            <text:p>Menertawakan obsesi kolektif terhadap metrik media sosial sebagai pengukur nilai diri. Mengkritik budaya pencitraan dan performa kebahagiaan online. Mendorong pembaca untuk merenungkan sumber kebahagiaan dan validasi yang lebih otentik.</text:p>
          </table:table-cell>
        </table:table-row>
        <table:table-row table:style-name="ro1">
          <table:table-cell office:value-type="float" office:value="12">
            <text:p>12</text:p>
          </table:table-cell>
          <table:table-cell table:formula="of:=&quot;SATIR - &quot; &amp; [.C13]" office:value-type="string" office:string-value="SATIR - Hidup Demi Konten">
            <text:p>SATIR - Hidup Demi Konten</text:p>
          </table:table-cell>
          <table:table-cell table:style-name="ce1" office:value-type="string">
            <text:p>Hidup Demi Konten</text:p>
          </table:table-cell>
          <table:table-cell table:style-name="ce3" office:value-type="string">
            <text:p>Panduan Bertahan di Era di Mana Kalau Tak Diposting, Dianggap Tak Terjadi</text:p>
          </table:table-cell>
          <table:table-cell table:style-name="ce2" office:value-type="string">
            <text:p>Ditulis seolah-olah buku motivasi atau self-help, namun isinya justru menyindir habis-habisan gaya hidup yang seluruhnya didedikasikan untuk menciptakan konten media sosial yang "sempurna". Memberikan "tips" absurd tentang mengubah momen hidup biasa menjadi tontonan demi engagement.</text:p>
          </table:table-cell>
          <table:table-cell table:style-name="ce2" office:value-type="string">
            <text:p>Menyindir tren oversharing dan komodifikasi pengalaman hidup demi perhatian online. Menggunakan ironi untuk menyoroti kekosongan di balik gaya hidup yang terlalu fokus pada penampilan luar. Menghibur dengan parodi genre self-help.</text:p>
          </table:table-cell>
        </table:table-row>
        <table:table-row table:style-name="ro1">
          <table:table-cell office:value-type="float" office:value="13">
            <text:p>13</text:p>
          </table:table-cell>
          <table:table-cell table:formula="of:=&quot;SATIR - &quot; &amp; [.C14]" office:value-type="string" office:string-value="SATIR - Mesin Pencari Pujian">
            <text:p>SATIR - Mesin Pencari Pujian</text:p>
          </table:table-cell>
          <table:table-cell table:style-name="ce1" office:value-type="string">
            <text:p>Mesin Pencari Pujian</text:p>
          </table:table-cell>
          <table:table-cell table:style-name="ce3" office:value-type="string">
            <text:p>Algoritma Rumit di Balik Pertanyaan "Gimana Penampilanku Hari Ini?"</text:p>
          </table:table-cell>
          <table:table-cell table:style-name="ce2" office:value-type="string">
            <text:p>Eksplorasi humoris tentang berbagai cara manusia (secara sadar atau tidak) memancing pujian dan pengakuan dari orang lain, baik di dunia maya maupun nyata. Dari postingan selfie dengan caption merendah, hingga menceritakan kesulitan hidup hanya untuk mendapat simpati dan afirmasi.</text:p>
          </table:table-cell>
          <table:table-cell table:style-name="ce2" office:value-type="string">
            <text:p>Mengungkap dan menertawakan mekanisme psikologis di balik kebutuhan akan validasi eksternal. Mendorong kesadaran tentang perilaku mencari pujian pada diri sendiri dan orang lain. Mengkritik ketidakjujuran halus dalam interaksi sosial.</text:p>
          </table:table-cell>
        </table:table-row>
        <table:table-row table:style-name="ro1">
          <table:table-cell office:value-type="float" office:value="14">
            <text:p>14</text:p>
          </table:table-cell>
          <table:table-cell table:formula="of:=&quot;SATIR - &quot; &amp; [.C15]" office:value-type="string" office:string-value="SATIR - FOMO Sapiens">
            <text:p>SATIR - FOMO Sapiens</text:p>
          </table:table-cell>
          <table:table-cell table:style-name="ce1" office:value-type="string">
            <text:p>FOMO Sapiens</text:p>
          </table:table-cell>
          <table:table-cell table:style-name="ce3" office:value-type="string">
            <text:p>Evolusi Spesies yang Takut Ketinggalan Momen (dan Lupa Menikmatinya)</text:p>
          </table:table-cell>
          <table:table-cell table:style-name="ce2" office:value-type="string">
            <text:p>Buku ini menggunakan lensa "evolusi" yang dipelesetkan untuk menggambarkan manusia modern yang dikendalikan oleh Fear Of Missing Out (FOMO). Menceritakan petualangan-petualangan konyol orang yang ikut tren, datang ke acara, atau membeli barang hanya karena takut dianggap kudet atau tidak keren.</text:p>
          </table:table-cell>
          <table:table-cell table:style-name="ce2" office:value-type="string">
            <text:p>Mengkritik budaya ikut-ikutan yang didorong oleh kecemasan sosial dan kebutuhan untuk selalu terlihat "eksis". Menertawakan ironi orang yang begitu sibuk mendokumentasikan momen hingga lupa menikmatinya. Merangsang pemikiran tentang prioritas hidup.</text:p>
          </table:table-cell>
        </table:table-row>
        <table:table-row table:style-name="ro1">
          <table:table-cell office:value-type="float" office:value="15">
            <text:p>15</text:p>
          </table:table-cell>
          <table:table-cell table:formula="of:=&quot;SATIR - &quot; &amp; [.C16]" office:value-type="string" office:string-value="SATIR - Etalase Kebahagiaan Digital">
            <text:p>SATIR - Etalase Kebahagiaan Digital</text:p>
          </table:table-cell>
          <table:table-cell table:style-name="ce1" office:value-type="string">
            <text:p>Etalase Kebahagiaan Digital</text:p>
          </table:table-cell>
          <table:table-cell table:style-name="ce3" office:value-type="string">
            <text:p>Menjual Senyum Terbaik Anda, Cicilan 0% (Keaslian Tidak Termasuk)</text:p>
          </table:table-cell>
          <table:table-cell table:style-name="ce2" office:value-type="string">
            <text:p>Kumpulan cerita atau esai satir yang menggambarkan media sosial sebagai etalase besar tempat semua orang memajang versi terbaik (dan seringkali tidak nyata) dari hidup mereka. Menyoroti kontras antara fasad online yang gemerlap dan realitas yang mungkin lebih kompleks atau suram.</text:p>
          </table:table-cell>
          <table:table-cell table:style-name="ce2" office:value-type="string">
            <text:p>Mengkritik tekanan sosial untuk selalu tampil bahagia dan sukses di media sosial. Menyoroti dampak negatif perbandingan sosial online terhadap kesehatan mental. Memberikan ruang untuk menertawakan absurditas 'kehidupan sempurna' yang dipamerkan.</text:p>
          </table:table-cell>
        </table:table-row>
        <table:table-row table:style-name="ro1">
          <table:table-cell office:value-type="float" office:value="16">
            <text:p>16</text:p>
          </table:table-cell>
          <table:table-cell table:formula="of:=&quot;SATIR - &quot; &amp; [.C17]" office:value-type="string" office:string-value="SATIR - Harta, Tahta, Cicilan">
            <text:p>SATIR - Harta, Tahta, Cicilan</text:p>
          </table:table-cell>
          <table:table-cell table:style-name="ce1" office:value-type="string">
            <text:p>Harta, Tahta, Cicilan</text:p>
          </table:table-cell>
          <table:table-cell table:style-name="ce3" office:value-type="string">
            <text:p>Panduan Gengsi Nasional: Terlihat Kaya Raya Walau Tanggal Tua Merana</text:p>
          </table:table-cell>
          <table:table-cell table:style-name="ce2" office:value-type="string">
            <text:p>Komedi satir sosial yang menyoroti fenomena "biar tekor asal kesohor" di masyarakat modern Indonesia. Mengisahkan perjuangan lucu dan menyedihkan karakter-karakter yang terobsesi dengan status, merek mahal, dan gaya hidup mewah, seringkali melalui utang dan cicilan, demi menjaga citra dan gengsi di mata tetangga dan followers.</text:p>
          </table:table-cell>
          <table:table-cell table:style-name="ce2" office:value-type="string">
            <text:p>Menertawakan dan mengkritik budaya gengsi dan tekanan sosial untuk tampil kaya. Menyindir lingkaran setan konsumerisme berbasis utang. Memberikan hiburan yang relevan dengan realitas sosial ekonomi banyak orang di perkotaan Indonesia.</text:p>
          </table:table-cell>
        </table:table-row>
        <table:table-row table:style-name="ro1">
          <table:table-cell office:value-type="float" office:value="17">
            <text:p>17</text:p>
          </table:table-cell>
          <table:table-cell table:formula="of:=&quot;SATIR - &quot; &amp; [.C18]" office:value-type="string" office:string-value="SATIR - Republik Flexing">
            <text:p>SATIR - Republik Flexing</text:p>
          </table:table-cell>
          <table:table-cell table:style-name="ce1" office:value-type="string">
            <text:p>Republik Flexing</text:p>
          </table:table-cell>
          <table:table-cell table:style-name="ce3" office:value-type="string">
            <text:p>Tempat di Mana Harga Diri Diukur dari Harga Outfit dan Jumlah Nol di Saldo (Palsu)</text:p>
          </table:table-cell>
          <table:table-cell table:style-name="ce2" office:value-type="string">
            <text:p>Sebuah penjelajahan satirikal ke dunia flexing (pamer kekayaan) online dan offline. Mengungkap trik-trik pamer, kepalsuan di balik gaya hidup mewah yang ditampilkan, dan dampak psikologisnya bagi pelaku maupun penonton. Menampilkan karakter-karakter influencer dadakan, crazy rich KW, dan korban penipuan investasi bodong.</text:p>
          </table:table-cell>
          <table:table-cell table:style-name="ce2" office:value-type="string">
            <text:p>Mengkritik budaya pamer kekayaan yang seringkali kosong dan menipu. Menyoroti kesenjangan sosial dan obsesi pada status simbol. Menghibur sekaligus memberikan peringatan tentang bahaya materialisme ekstrem dan penipuan berkedok kemewahan.</text:p>
          </table:table-cell>
        </table:table-row>
        <table:table-row table:style-name="ro1">
          <table:table-cell office:value-type="float" office:value="18">
            <text:p>18</text:p>
          </table:table-cell>
          <table:table-cell table:formula="of:=&quot;SATIR - &quot; &amp; [.C19]" office:value-type="string" office:string-value="SATIR - Berhala Merek Ternama">
            <text:p>SATIR - Berhala Merek Ternama</text:p>
          </table:table-cell>
          <table:table-cell table:style-name="ce1" office:value-type="string">
            <text:p>Berhala Merek Ternama</text:p>
          </table:table-cell>
          <table:table-cell table:style-name="ce3" office:value-type="string">
            <text:p>Ketika Logo Lebih Penting dari Fungsi, dan Harga Menentukan Iman</text:p>
          </table:table-cell>
          <table:table-cell table:style-name="ce2" office:value-type="string">
            <text:p>Buku ini mengolok-olok pemujaan buta terhadap merek-merek mewah dan terkenal. Melalui sketsa atau cerita pendek, ia menggambarkan orang-orang yang rela mengorbankan kenyamanan, logika, bahkan moral demi memiliki atau diasosiasikan dengan merek tertentu. Mengupas "agama" baru bernama brandisme.</text:p>
          </table:table-cell>
          <table:table-cell table:style-name="ce2" office:value-type="string">
            <text:p>Menyindir fanatisme merek dan bagaimana marketing bisa menciptakan ilusi nilai. Menertawakan absurditas orang yang menilai kualitas atau bahkan karakter seseorang hanya dari merek yang dipakainya. Mendorong pemikiran kritis tentang nilai sebuah barang.</text:p>
          </table:table-cell>
        </table:table-row>
        <table:table-row table:style-name="ro1">
          <table:table-cell office:value-type="float" office:value="19">
            <text:p>19</text:p>
          </table:table-cell>
          <table:table-cell table:formula="of:=&quot;SATIR - &quot; &amp; [.C20]" office:value-type="string" office:string-value="SATIR - Sakit Dompet Kronis (Stadium Akhir)">
            <text:p>SATIR - Sakit Dompet Kronis (Stadium Akhir)</text:p>
          </table:table-cell>
          <table:table-cell table:style-name="ce1" office:value-type="string">
            <text:p>Sakit Dompet Kronis (Stadium Akhir)</text:p>
          </table:table-cell>
          <table:table-cell table:style-name="ce3" office:value-type="string">
            <text:p>Diagnosis, Gejala, dan Terapi (Belanja Lagi) Bagi Para Pecandu Belanja</text:p>
          </table:table-cell>
          <table:table-cell table:style-name="ce2" office:value-type="string">
            <text:p>Ditulis dengan gaya buku medis atau psikologi populer palsu, buku ini "mendiagnosis" penyakit fiktif kecanduan belanja dan materialisme. Menggambarkan gejala-gejala seperti "alergi diskon", "halusinasi kebutuhan", dan "amnesia tagihan" dengan humor gelap dan observasi tajam terhadap perilaku konsumen.</text:p>
          </table:table-cell>
          <table:table-cell table:style-name="ce2" office:value-type="string">
            <text:p>Memberikan katarsis humor bagi siapa saja yang pernah merasa terjebak dalam siklus belanja impulsif. Mengkritik strategi pemasaran yang mengeksploitasi kelemahan psikologis konsumen. Menawarkan perspektif lucu tentang hubungan kita dengan uang dan barang.</text:p>
          </table:table-cell>
        </table:table-row>
        <table:table-row table:style-name="ro1">
          <table:table-cell office:value-type="float" office:value="20">
            <text:p>20</text:p>
          </table:table-cell>
          <table:table-cell table:formula="of:=&quot;SATIR - &quot; &amp; [.C21]" office:value-type="string" office:string-value="SATIR - Manual Hidup Minimalis (Edisi Maksimalis)">
            <text:p>SATIR - Manual Hidup Minimalis (Edisi Maksimalis)</text:p>
          </table:table-cell>
          <table:table-cell table:style-name="ce1" office:value-type="string">
            <text:p>Manual Hidup Minimalis (Edisi Maksimalis)</text:p>
          </table:table-cell>
          <table:table-cell table:style-name="ce3" office:value-type="string">
            <text:p>Cara Membuang Separuh Harta Anda untuk Membeli Barang 'Minimalis' yang Lebih Mahal</text:p>
          </table:table-cell>
          <table:table-cell table:style-name="ce2" office:value-type="string">
            <text:p>Parodi dari tren gaya hidup minimalis yang seringkali ironisnya justru mendorong konsumsi barang-barang baru yang estetis dan mahal. Mengikuti perjalanan karakter yang mencoba menjadi minimalis tapi malah terjebak membeli perintilan aesthetic, mengikuti workshop mahal, dan lebih sibuk menata barang daripada hidup sederhana.</text:p>
          </table:table-cell>
          <table:table-cell table:style-name="ce2" office:value-type="string">
            <text:p>Menertawakan ironi dan komersialisasi tren gaya hidup seperti minimalisme. Mengkritik bagaimana idealisme sering dibajak oleh pasar. Menyindir orang yang mengadopsi gaya hidup tertentu hanya sebagai tren atau status simbol baru.</text:p>
          </table:table-cell>
        </table:table-row>
        <table:table-row table:style-name="ro1">
          <table:table-cell office:value-type="float" office:value="21">
            <text:p>21</text:p>
          </table:table-cell>
          <table:table-cell table:formula="of:=&quot;SATIR - &quot; &amp; [.C22]" office:value-type="string" office:string-value="SATIR - Besok Aja Deh!">
            <text:p>SATIR - Besok Aja Deh!</text:p>
          </table:table-cell>
          <table:table-cell table:style-name="ce1" office:value-type="string">
            <text:p>Besok Aja Deh!</text:p>
          </table:table-cell>
          <table:table-cell table:style-name="ce3" office:value-type="string">
            <text:p>Manifesto Agung Kaum Penunda: Mengapa Hari Ini Selalu Kalah Menarik Dibanding Besok?</text:p>
          </table:table-cell>
          <table:table-cell table:style-name="ce2" office:value-type="string">
            <text:p>Sebuah "manifesto" humoris yang (secara ironis) merayakan seni menunda-nunda. Mengupas tuntas alasan-alasan klasik, teknik-teknik pengalihan perhatian paling kreatif (dari bersih-bersih mendadak hingga riset topik tidak penting), dan kepanikan indah menjelang deadline. Sangat relatable bagi siapa saja yang pernah berteman akrab dengan tombol snooze.</text:p>
          </table:table-cell>
          <table:table-cell table:style-name="ce2" office:value-type="string">
            <text:p>Memberikan katarsis dan tawa kepada para prokrastinator (yaitu, hampir semua orang). Mengolok-olok rasionalisasi diri yang kita buat untuk menunda pekerjaan. Menghibur dengan skenario-skenario familiar yang dibalut humor observasional.</text:p>
          </table:table-cell>
        </table:table-row>
        <table:table-row table:style-name="ro1">
          <table:table-cell office:value-type="float" office:value="22">
            <text:p>22</text:p>
          </table:table-cell>
          <table:table-cell table:formula="of:=&quot;SATIR - &quot; &amp; [.C23]" office:value-type="string" office:string-value="SATIR - Seni Menunda yang Produktif">
            <text:p>SATIR - Seni Menunda yang Produktif</text:p>
          </table:table-cell>
          <table:table-cell table:style-name="ce1" office:value-type="string">
            <text:p>Seni Menunda yang Produktif</text:p>
          </table:table-cell>
          <table:table-cell table:style-name="ce3" office:value-type="string">
            <text:p>Cara Melakukan Seribu Hal Tidak Penting Saat Seharusnya Mengerjakan Satu Hal Penting</text:p>
          </table:table-cell>
          <table:table-cell table:style-name="ce2" office:value-type="string">
            <text:p>Buku ini seolah-olah mengajarkan "keahlian" menunda secara efektif, namun sebenarnya menyindir bagaimana kita bisa sangat sibuk melakukan hal-hal lain (membalas chat lama, merapikan file digital, menonton tutorial yang tidak relevan) justru ketika ada tugas besar menanti. Mengungkap "produktivitas palsu" kaum penunda.</text:p>
          </table:table-cell>
          <table:table-cell table:style-name="ce2" office:value-type="string">
            <text:p>Menertawakan ironi bagaimana prokrastinasi seringkali bukan berarti tidak melakukan apa-apa, tapi melakukan hal yang salah. Mengkritik budaya "sibuk tapi tidak produktif". Memberikan perspektif lucu tentang manajemen (salah) waktu.</text:p>
          </table:table-cell>
        </table:table-row>
        <table:table-row table:style-name="ro1">
          <table:table-cell office:value-type="float" office:value="23">
            <text:p>23</text:p>
          </table:table-cell>
          <table:table-cell table:formula="of:=&quot;SATIR - &quot; &amp; [.C24]" office:value-type="string" office:string-value="SATIR - Deadline Adalah Inspirasi Terbaik">
            <text:p>SATIR - Deadline Adalah Inspirasi Terbaik</text:p>
          </table:table-cell>
          <table:table-cell table:style-name="ce1" office:value-type="string">
            <text:p>Deadline Adalah Inspirasi Terbaik</text:p>
          </table:table-cell>
          <table:table-cell table:style-name="ce3" office:value-type="string">
            <text:p>Kumpulan Kisah Nyata (Sedikit Dilebihkan) tentang Keajaiban dan Bencana Kerja Sistem Kebut Semalam</text:p>
          </table:table-cell>
          <table:table-cell table:style-name="ce2" office:value-type="string">
            <text:p>Kumpulan cerita pendek satir yang mengisahkan petualangan-petualangan heroik (atau tragis) menyelesaikan pekerjaan di menit-menit terakhir. Dari mahasiswa yang menulis skripsi dalam 72 jam non-stop, hingga karyawan yang merampungkan presentasi penting saat subuh. Penuh adrenalin, kafein, dan penyesalan (sementara).</text:p>
          </table:table-cell>
          <table:table-cell table:style-name="ce2" office:value-type="string">
            <text:p>Menangkap drama dan komedi dari situasi kerja di bawah tekanan deadline ekstrem. Menertawakan siklus panik-kerja keras-lega-janji tobat-ulang lagi. Mengkritik secara halus sistem atau kebiasaan yang mendorong budaya kerja kebut semalam.</text:p>
          </table:table-cell>
        </table:table-row>
        <table:table-row table:style-name="ro1">
          <table:table-cell office:value-type="float" office:value="24">
            <text:p>24</text:p>
          </table:table-cell>
          <table:table-cell table:formula="of:=&quot;SATIR - &quot; &amp; [.C25]" office:value-type="string" office:string-value="SATIR - Kitab Sakti Jam Karet">
            <text:p>SATIR - Kitab Sakti Jam Karet</text:p>
          </table:table-cell>
          <table:table-cell table:style-name="ce1" office:value-type="string">
            <text:p>Kitab Sakti Jam Karet</text:p>
          </table:table-cell>
          <table:table-cell table:style-name="ce3" office:value-type="string">
            <text:p>Menguasai Ilmu Fleksibilitas Waktu Tingkat Tinggi (atau Sekadar Alasan Telat)</text:p>
          </table:table-cell>
          <table:table-cell table:style-name="ce2" office:value-type="string">
            <text:p>Memparodikan konsep jam karet khas Indonesia, buku ini menyajikan "ajaran" tentang bagaimana mengulur waktu, membuat janji yang ambigu, dan memberikan alasan keterlambatan yang paling meyakinkan (tapi bohong). Ditulis dengan gaya kitab kuno atau panduan rahasia yang absurd.</text:p>
          </table:table-cell>
          <table:table-cell table:style-name="ce2" office:value-type="string">
            <text:p>Menyindir secara spesifik budaya jam karet dan dampaknya pada produktivitas dan hubungan sosial di Indonesia. Menertawakan kelakuan kolektif terkait ketidaktepatan waktu. Mengkritik kurangnya disiplin waktu melalui humor budaya.</text:p>
          </table:table-cell>
        </table:table-row>
        <table:table-row table:style-name="ro1">
          <table:table-cell office:value-type="float" office:value="25">
            <text:p>25</text:p>
          </table:table-cell>
          <table:table-cell table:formula="of:=&quot;SATIR - &quot; &amp; [.C26]" office:value-type="string" office:string-value="SATIR - Markas Besar Para Penunda">
            <text:p>SATIR - Markas Besar Para Penunda</text:p>
          </table:table-cell>
          <table:table-cell table:style-name="ce1" office:value-type="string">
            <text:p>Markas Besar Para Penunda</text:p>
          </table:table-cell>
          <table:table-cell table:style-name="ce3" office:value-type="string">
            <text:p>Tur Virtual ke Tempat-Tempat di Mana Niat Baik Datang untuk Mati</text:p>
          </table:table-cell>
          <table:table-cell table:style-name="ce2" office:value-type="string">
            <text:p>Menggambarkan tempat-tempat (fisik maupun digital) yang menjadi surga bagi prokrastinator: meja kerja yang penuh distraksi, sofa empuk di depan TV, tab browser yang tak terhitung jumlahnya, grup chat yang selalu ramai. Menganalisis "arsitektur" penundaan dengan detail lucu dan observatif.</text:p>
          </table:table-cell>
          <table:table-cell table:style-name="ce2" office:value-type="string">
            <text:p>Menyoroti bagaimana lingkungan fisik dan digital kita seringkali dirancang (atau kita rancang) untuk mendukung prokrastinasi. Memberikan humor observasional tentang benda dan tempat yang menjadi saksi bisu penundaan kita. Mengajak refleksi ringan tentang kebiasaan.</text:p>
          </table:table-cell>
        </table:table-row>
        <table:table-row table:style-name="ro1">
          <table:table-cell office:value-type="float" office:value="26">
            <text:p>26</text:p>
          </table:table-cell>
          <table:table-cell table:formula="of:=&quot;SATIR - &quot; &amp; [.C27]" office:value-type="string" office:string-value="SATIR - Ensiklopedia Sok Tahu">
            <text:p>SATIR - Ensiklopedia Sok Tahu</text:p>
          </table:table-cell>
          <table:table-cell table:style-name="ce1" office:value-type="string">
            <text:p>Ensiklopedia Sok Tahu</text:p>
          </table:table-cell>
          <table:table-cell table:style-name="ce3" office:value-type="string">
            <text:p>Dari Ahli Nuklir Lulusan Grup WA Sampai Dokter Spesialis Hasil Googling 5 Menit</text:p>
          </table:table-cell>
          <table:table-cell table:style-name="ce2" office:value-type="string">
            <text:p>Sebuah kompilasi satirikal yang "mendokumentasikan" berbagai spesies manusia sok tahu (tahu segalanya). Menguliti dengan humor bagaimana orang dengan pengetahuan minim bisa begitu yakin akan kehebatannya, siap menceramahi ahli, dan tak gentar memberi solusi untuk masalah yang tak dipahaminya sama sekali. Dicontohkan dari dunia maya hingga nyata.</text:p>
          </table:table-cell>
          <table:table-cell table:style-name="ce2" office:value-type="string">
            <text:p>Menertawakan fenomena sok tahu yang merajalela, terutama di era informasi instan. Mengkritik rendahnya penghargaan terhadap keahlian sejati dan bahaya misinformasi yang disebarkan dengan penuh percaya diri. Memberikan hiburan relatable tentang tipe orang menyebalkan ini.</text:p>
          </table:table-cell>
        </table:table-row>
        <table:table-row table:style-name="ro1">
          <table:table-cell office:value-type="float" office:value="27">
            <text:p>27</text:p>
          </table:table-cell>
          <table:table-cell table:formula="of:=&quot;SATIR - &quot; &amp; [.C28]" office:value-type="string" office:string-value="SATIR - Mendaki Gunung Kebodohan">
            <text:p>SATIR - Mendaki Gunung Kebodohan</text:p>
          </table:table-cell>
          <table:table-cell table:style-name="ce1" office:value-type="string">
            <text:p>Mendaki Gunung Kebodohan</text:p>
          </table:table-cell>
          <table:table-cell table:style-name="ce3" office:value-type="string">
            <text:p>Petualangan Seru di Puncak Rasa Percaya Diri Tertinggi (dan Kompetensi Terendah)</text:p>
          </table:table-cell>
          <table:table-cell table:style-name="ce2" office:value-type="string">
            <text:p>Mengambil inspirasi dari grafik Dunning-Kruger ("Peak of Mount Stupid"), buku ini menceritakan perjalanan-perjalanan karakter fiktif yang mencapai "puncak" kepercayaan diri justru saat kompetensi mereka paling rendah. Penuh dengan keputusan bodoh yang diambil dengan keyakinan penuh, nasihat ngawur yang diberikan dengan tulus, dan kegagalan spektakuler.</text:p>
          </table:table-cell>
          <table:table-cell table:style-name="ce2" office:value-type="string">
            <text:p>Memvisualisasikan konsep Dunning-Kruger dengan cara yang lucu dan mudah dipahami. Menertawakan ironi antara persepsi diri dan realitas kemampuan. Mengajak pembaca (dengan humor) untuk waspada terhadap jebakan rasa terlalu percaya diri saat baru belajar sesuatu.</text:p>
          </table:table-cell>
        </table:table-row>
        <table:table-row table:style-name="ro1">
          <table:table-cell office:value-type="float" office:value="28">
            <text:p>28</text:p>
          </table:table-cell>
          <table:table-cell table:formula="of:=&quot;SATIR - &quot; &amp; [.C29]" office:value-type="string" office:string-value="SATIR - PD Maksimal (Modal Nekat)">
            <text:p>SATIR - PD Maksimal (Modal Nekat)</text:p>
          </table:table-cell>
          <table:table-cell table:style-name="ce1" office:value-type="string">
            <text:p>PD Maksimal (Modal Nekat)</text:p>
          </table:table-cell>
          <table:table-cell table:style-name="ce3" office:value-type="string">
            <text:p>Rahasia Sukses Tanpa Perlu Bakat, Kerja Keras, atau Otak (Kata Mereka)</text:p>
          </table:table-cell>
          <table:table-cell table:style-name="ce2" office:value-type="string">
            <text:p>Ditulis seolah buku motivasi murahan, buku ini memparodikan ide bahwa kepercayaan diri saja sudah cukup untuk sukses. Memberikan "tips" absurd tentang bagaimana tampil meyakinkan meski tidak tahu apa-apa, cara membungkam keraguan (termasuk keraguan logis), dan mengapa mengakui kesalahan adalah untuk pecundang.</text:p>
          </table:table-cell>
          <table:table-cell table:style-name="ce2" office:value-type="string">
            <text:p>Menyindir glorifikasi kepercayaan diri yang berlebihan dan seringkali kosong. Mengkritik budaya "fake it 'til you make it" yang kebablasan. Menghibur dengan memutarbalikkan nasihat-nasihat motivasi standar menjadi sesuatu yang konyol dan berbahaya.</text:p>
          </table:table-cell>
        </table:table-row>
        <table:table-row table:style-name="ro1">
          <table:table-cell office:value-type="float" office:value="29">
            <text:p>29</text:p>
          </table:table-cell>
          <table:table-cell table:formula="of:=&quot;SATIR - &quot; &amp; [.C30]" office:value-type="string" office:string-value="SATIR - Gelar Profesor Kehidupan (Dari Universitas WhatsApp)">
            <text:p>SATIR - Gelar Profesor Kehidupan (Dari Universitas WhatsApp)</text:p>
          </table:table-cell>
          <table:table-cell table:style-name="ce1" office:value-type="string">
            <text:p>Gelar Profesor Kehidupan (Dari Universitas WhatsApp)</text:p>
          </table:table-cell>
          <table:table-cell table:style-name="ce3" office:value-type="string">
            <text:p>Kumpulan Weisheiten Orang Awam yang Merasa Lebih Pintar dari Pakar</text:p>
          </table:table-cell>
          <table:table-cell table:style-name="ce2" office:value-type="string">
            <text:p>Kumpulan esai atau cerita pendek yang mengolok-olok fenomena "pakar dadakan" yang lahir dari grup percakapan, media sosial, atau pengalaman pribadi yang terbatas namun dianggap universal. Menampilkan karakter yang dengan yakin mendiagnosis penyakit, memberi nasihat investasi, hingga mengomentari politik internasional berdasarkan "riset" pribadi.</text:p>
          </table:table-cell>
          <table:table-cell table:style-name="ce2" office:value-type="string">
            <text:p>Mengkritik penyebaran informasi yang tidak akurat oleh non-ahli yang merasa setara dengan pakar. Menertawakan kesombongan intelektual yang tidak didasari oleh pengetahuan mendalam. Mendorong pembaca untuk lebih kritis terhadap sumber informasi dan klaim bombastis.</text:p>
          </table:table-cell>
        </table:table-row>
        <table:table-row table:style-name="ro1">
          <table:table-cell office:value-type="float" office:value="30">
            <text:p>30</text:p>
          </table:table-cell>
          <table:table-cell table:formula="of:=&quot;SATIR - &quot; &amp; [.C31]" office:value-type="string" office:string-value="SATIR - Kenapa Saya Selalu Benar (Menurut Saya)">
            <text:p>SATIR - Kenapa Saya Selalu Benar (Menurut Saya)</text:p>
          </table:table-cell>
          <table:table-cell table:style-name="ce1" office:value-type="string">
            <text:p>Kenapa Saya Selalu Benar (Menurut Saya)</text:p>
          </table:table-cell>
          <table:table-cell table:style-name="ce3" office:value-type="string">
            <text:p>Memoar Jujur Seorang Jenius yang Tidak Diakui (Oleh Siapapun Kecuali Dirinya Sendiri)</text:p>
          </table:table-cell>
          <table:table-cell table:style-name="ce2" office:value-type="string">
            <text:p>Ditulis dari sudut pandang orang pertama seorang karakter yang merupakan perwujudan ekstrem dari efek Dunning-Kruger. Ia menceritakan berbagai peristiwa hidup di mana ia merasa brilian dan orang lain bodoh, tidak menyadari bahwa perspektifnya salah total. Penuh dengan rasionalisasi diri dan keluhan tentang dunia yang tidak memahaminya.</text:p>
          </table:table-cell>
          <table:table-cell table:style-name="ce2" office:value-type="string">
            <text:p>Memberikan wawasan humoris ke dalam pola pikir seseorang yang terjebak dalam bias Dunning-Kruger. Mengeksplorasi sisi tragikomedi dari ketidakmampuan melihat kekurangan diri sendiri. Menciptakan karakter satir yang sangat percaya diri namun menyedihkan.</text:p>
          </table:table-cell>
        </table:table-row>
        <table:table-row table:style-name="ro1">
          <table:table-cell office:value-type="float" office:value="31">
            <text:p>31</text:p>
          </table:table-cell>
          <table:table-cell table:formula="of:=&quot;SATIR - &quot; &amp; [.C32]" office:value-type="string" office:string-value="SATIR - Kamus Bahasa &quot;Terserah&quot; &amp; &quot;Nggak Apa-Apa Kok&quot;">
            <text:p>SATIR - Kamus Bahasa "Terserah" &amp; "Nggak Apa-Apa Kok"</text:p>
          </table:table-cell>
          <table:table-cell table:style-name="ce1" office:value-type="string">
            <text:p>Kamus Bahasa "Terserah" &amp; "Nggak Apa-Apa Kok"</text:p>
          </table:table-cell>
          <table:table-cell table:style-name="ce3" office:value-type="string">
            <text:p>Panduan Menerjemahkan Sindiran Halus, Kode Keras, dan Ngambek Diam-Diam</text:p>
          </table:table-cell>
          <table:table-cell table:style-name="ce2" office:value-type="string">
            <text:p>Sebuah "kamus" humoris yang wajib dimiliki untuk menguraikan bahasa sandi kaum pasif-agresif. Mengupas tuntas makna sebenarnya di balik kalimat-kalimat andalan seperti "Ya udah, terserah," "Aku nggak apa-apa kok (sambil pasang muka cemberut)," pujian bersayap, hingga aksi diam seribu bahasa. Lengkap dengan contoh kasus di kantor, keluarga, dan pergaulan.</text:p>
          </table:table-cell>
          <table:table-cell table:style-name="ce2" office:value-type="string">
            <text:p>Menertawakan kompleksitas (dan kemenyebalkan) komunikasi tidak langsung yang sering terjadi. Memberikan katarsis bagi korban sindiran halus dan kode tak terpecahkan. Mengkritik secara humoris budaya yang mungkin enggan berkonfrontasi secara terbuka.</text:p>
          </table:table-cell>
        </table:table-row>
        <table:table-row table:style-name="ro1">
          <table:table-cell office:value-type="float" office:value="32">
            <text:p>32</text:p>
          </table:table-cell>
          <table:table-cell table:formula="of:=&quot;SATIR - &quot; &amp; [.C33]" office:value-type="string" office:string-value="SATIR - Seni Menyindir Tanpa Kelihatan Jahat">
            <text:p>SATIR - Seni Menyindir Tanpa Kelihatan Jahat</text:p>
          </table:table-cell>
          <table:table-cell table:style-name="ce1" office:value-type="string">
            <text:p>Seni Menyindir Tanpa Kelihatan Jahat</text:p>
          </table:table-cell>
          <table:table-cell table:style-name="ce3" office:value-type="string">
            <text:p>Teknik Melempar Batu Sembunyi Tangan Tingkat Dewa</text:p>
          </table:table-cell>
          <table:table-cell table:style-name="ce2" office:value-type="string">
            <text:p>Buku ini (secara ironis) mengajarkan "seni" tingkat tinggi dalam menyampaikan ketidaksukaan atau kritik secara terselubung. Mulai dari memilih kata-kata yang ambigu, menggunakan sarkasme "halus", memberi pujian palsu, hingga sengaja "lupa" melakukan sesuatu. Ditulis seolah panduan etiket yang menyimpang.</text:p>
          </table:table-cell>
          <table:table-cell table:style-name="ce2" office:value-type="string">
            <text:p>Mengolok-olok berbagai taktik pasif-agresif dan orang-orang yang mahir menggunakannya. Menyoroti kepengecutan atau ketidakdewasaan di balik perilaku ini. Menghibur dengan membeberkan "rahasia dapur" para pelaku sindir menyindir.</text:p>
          </table:table-cell>
        </table:table-row>
        <table:table-row table:style-name="ro1">
          <table:table-cell office:value-type="float" office:value="33">
            <text:p>33</text:p>
          </table:table-cell>
          <table:table-cell table:formula="of:=&quot;SATIR - &quot; &amp; [.C34]" office:value-type="string" office:string-value="SATIR - Perang Dingin di Ruang Tamu (dan Grup Chat)">
            <text:p>SATIR - Perang Dingin di Ruang Tamu (dan Grup Chat)</text:p>
          </table:table-cell>
          <table:table-cell table:style-name="ce1" office:value-type="string">
            <text:p>Perang Dingin di Ruang Tamu (dan Grup Chat)</text:p>
          </table:table-cell>
          <table:table-cell table:style-name="ce3" office:value-type="string">
            <text:p>Antologi Konflik Bersenjata Senyum dan Emoji Pasif-Agresif</text:p>
          </table:table-cell>
          <table:table-cell table:style-name="ce2" office:value-type="string">
            <text:p>Kumpulan cerita pendek satir yang menggambarkan berbagai medan pertempuran pasif-agresif: rapat kantor yang penuh kesunyian canggung, makan malam keluarga dengan sindiran beterbangan, hingga drama di grup chat yang hanya bisa dipahami dari penggunaan emoji titik (.) atau jempol (?) yang penuh makna tersembunyi.</text:p>
          </table:table-cell>
          <table:table-cell table:style-name="ce2" office:value-type="string">
            <text:p>Menangkap suasana tegang namun lucu dari konflik yang tidak diungkapkan secara langsung. Menertawakan absurditas pertarungan ego yang dilakukan secara diam-diam. Menggambarkan bagaimana teknologi (emoji, status 'read') menjadi senjata baru dalam perang pasif-agresif.</text:p>
          </table:table-cell>
        </table:table-row>
        <table:table-row table:style-name="ro1">
          <table:table-cell office:value-type="float" office:value="34">
            <text:p>34</text:p>
          </table:table-cell>
          <table:table-cell table:formula="of:=&quot;SATIR - &quot; &amp; [.C35]" office:value-type="string" office:string-value="SATIR - Juara Bertahan Ngambek Elegan">
            <text:p>SATIR - Juara Bertahan Ngambek Elegan</text:p>
          </table:table-cell>
          <table:table-cell table:style-name="ce1" office:value-type="string">
            <text:p>Juara Bertahan Ngambek Elegan</text:p>
          </table:table-cell>
          <table:table-cell table:style-name="ce3" office:value-type="string">
            <text:p>Memoar Seorang Profesional dalam Mengungkapkan Kekecewaan Tanpa Mengeluarkan Sepatah Kata Marah</text:p>
          </table:table-cell>
          <table:table-cell table:style-name="ce2" office:value-type="string">
            <text:p>Ditulis dari sudut pandang orang pertama seorang karakter yang bangga akan kemampuannya "ngambek" atau menunjukkan ketidaksenangan secara "elegan" (baca: pasif-agresif). Menceritakan "prestasi-prestasinya" dalam membuat orang lain merasa bersalah atau bingung hanya dengan ekspresi wajah, keheningan, atau tindakan kecil yang menyebalkan.</text:p>
          </table:table-cell>
          <table:table-cell table:style-name="ce2" office:value-type="string">
            <text:p>Memberikan perspektif ironis dari sisi pelaku pasif-agresif. Menertawakan rasionalisasi diri dan kebanggaan semu yang mungkin dimiliki oleh orang dengan perilaku ini. Mengeksplorasi sisi manipulatif dari taktik pasif-agresif melalui karakter yang dibesar-besarkan.</text:p>
          </table:table-cell>
        </table:table-row>
        <table:table-row table:style-name="ro1">
          <table:table-cell office:value-type="float" office:value="35">
            <text:p>35</text:p>
          </table:table-cell>
          <table:table-cell table:formula="of:=&quot;SATIR - &quot; &amp; [.C36]" office:value-type="string" office:string-value="SATIR - &quot;Sudah Kubilang...&quot; (dalam Hati)">
            <text:p>SATIR - "Sudah Kubilang..." (dalam Hati)</text:p>
          </table:table-cell>
          <table:table-cell table:style-name="ce1" office:value-type="string">
            <text:p>"Sudah Kubilang..." (dalam Hati)</text:p>
          </table:table-cell>
          <table:table-cell table:style-name="ce3" office:value-type="string">
            <text:p>Monolog Internal Para Pemberi Kode yang Gagal Dipahami</text:p>
          </table:table-cell>
          <table:table-cell table:style-name="ce2" office:value-type="string">
            <text:p>Esai-esai humoris yang menyelami pikiran orang-orang yang sering menggunakan metode pasif-agresif. Mengungkapkan frustrasi internal mereka karena "kode"-nya tidak ditangkap, keluhan yang tak terucapkan, dan penilaian diam-diam terhadap orang lain, kontras dengan perilaku luar mereka yang mungkin tampak tenang atau manis.</text:p>
          </table:table-cell>
          <table:table-cell table:style-name="ce2" office:value-type="string">
            <text:p>Menghibur dengan mengungkapkan kesenjangan antara apa yang dipikirkan dan apa yang dikatakan/dilakukan oleh orang pasif-agresif. Menertawakan ketidakefisienan komunikasi tidak langsung. Memberikan kesempatan untuk memahami (sekaligus menertawakan) perspektif pelaku.</text:p>
          </table:table-cell>
        </table:table-row>
        <table:table-row table:style-name="ro1">
          <table:table-cell office:value-type="float" office:value="36">
            <text:p>36</text:p>
          </table:table-cell>
          <table:table-cell table:formula="of:=&quot;SATIR - &quot; &amp; [.C37]" office:value-type="string" office:string-value="SATIR - Demi Konten dan Pujian Netizen">
            <text:p>SATIR - Demi Konten dan Pujian Netizen</text:p>
          </table:table-cell>
          <table:table-cell table:style-name="ce1" office:value-type="string">
            <text:p>Demi Konten dan Pujian Netizen</text:p>
          </table:table-cell>
          <table:table-cell table:style-name="ce3" office:value-type="string">
            <text:p>Buku Harian Seorang Kurator Kehidupan Instagram (yang Aslinya Biasa Aja)</text:p>
          </table:table-cell>
          <table:table-cell table:style-name="ce2" office:value-type="string">
            <text:p>Sebuah "buku harian" satir yang mengungkap perjuangan sehari-hari seorang individu dalam memoles citra dirinya di media sosial. Dari drama memilih filter, merangkai caption puitis palsu, hingga mengatur ulang perabotan demi foto OOTD yang sempurna. Mengolok-olok betapa melelahkan dan seringkali konyolnya upaya menjaga fasad digital.</text:p>
          </table:table-cell>
          <table:table-cell table:style-name="ce2" office:value-type="string">
            <text:p>Menertawakan budaya pencitraan di media sosial dan obsesi pada validasi online. Mengkritik standar penampilan dan gaya hidup yang tidak realistis yang dipromosikan secara online. Memberikan hiburan relatable tentang kehidupan di era digital.</text:p>
          </table:table-cell>
        </table:table-row>
        <table:table-row table:style-name="ro1">
          <table:table-cell office:value-type="float" office:value="37">
            <text:p>37</text:p>
          </table:table-cell>
          <table:table-cell table:formula="of:=&quot;SATIR - &quot; &amp; [.C38]" office:value-type="string" office:string-value="SATIR - Operasi Plastik Jiwa Raga">
            <text:p>SATIR - Operasi Plastik Jiwa Raga</text:p>
          </table:table-cell>
          <table:table-cell table:style-name="ce1" office:value-type="string">
            <text:p>Operasi Plastik Jiwa Raga</text:p>
          </table:table-cell>
          <table:table-cell table:style-name="ce3" office:value-type="string">
            <text:p>Ketika Kebahagiaan Diukur dari Ketajaman Garis Rahang dan Kelancipan Hidung</text:p>
          </table:table-cell>
          <table:table-cell table:style-name="ce2" office:value-type="string">
            <text:p>Komedi gelap yang menyoroti obsesi pada penampilan fisik dan prosedur kecantikan. Mengikuti karakter-karakter yang terjebak dalam siklus treatment, suntik sana-sini, hingga operasi drastis demi mengejar standar kecantikan ideal (yang terus berubah). Mengeksplorasi sisi absurd dan kadang mengerikan dari industri kecantikan.</text:p>
          </table:table-cell>
          <table:table-cell table:style-name="ce2" office:value-type="string">
            <text:p>Mengkritik secara satir standar kecantikan yang sempit dan seringkali tidak manusiawi. Menertawakan (dengan nada miris) industri kecantikan dan tekanan sosial untuk melakukan perubahan fisik. Mempertanyakan definisi kebahagiaan yang dikaitkan dengan penampilan fisik semata.</text:p>
          </table:table-cell>
        </table:table-row>
        <table:table-row table:style-name="ro1">
          <table:table-cell office:value-type="float" office:value="38">
            <text:p>38</text:p>
          </table:table-cell>
          <table:table-cell table:formula="of:=&quot;SATIR - &quot; &amp; [.C39]" office:value-type="string" office:string-value="SATIR - Filter Adalah Koentji">
            <text:p>SATIR - Filter Adalah Koentji</text:p>
          </table:table-cell>
          <table:table-cell table:style-name="ce1" office:value-type="string">
            <text:p>Filter Adalah Koentji</text:p>
          </table:table-cell>
          <table:table-cell table:style-name="ce3" office:value-type="string">
            <text:p>Rahasia Tampil Sempurna 24/7 Tanpa Perlu Mandi (atau Punya Kepribadian)</text:p>
          </table:table-cell>
          <table:table-cell table:style-name="ce2" office:value-type="string">
            <text:p>Buku ini adalah "panduan" humoris tentang bagaimana teknologi (filter, aplikasi edit foto, AI) memungkinkan kita membangun citra diri yang sama sekali berbeda dari kenyataan. Menampilkan "tutorial" absurd, studi kasus lucu tentang catfishing ringan, dan perdebatan filosofis (palsu) tentang keaslian di era digital.</text:p>
          </table:table-cell>
          <table:table-cell table:style-name="ce2" office:value-type="string">
            <text:p>Menyindir ketergantungan pada teknologi untuk memanipulasi citra diri. Menertawakan kesenjangan antara representasi online dan realitas. Mengkritik hilangnya keaslian dan penerimaan diri akibat tekanan untuk tampil sempurna secara digital.</text:p>
          </table:table-cell>
        </table:table-row>
        <table:table-row table:style-name="ro1">
          <table:table-cell office:value-type="float" office:value="39">
            <text:p>39</text:p>
          </table:table-cell>
          <table:table-cell table:formula="of:=&quot;SATIR - &quot; &amp; [.C40]" office:value-type="string" office:string-value="SATIR - Manekin Bernyawa">
            <text:p>SATIR - Manekin Bernyawa</text:p>
          </table:table-cell>
          <table:table-cell table:style-name="ce1" office:value-type="string">
            <text:p>Manekin Bernyawa</text:p>
          </table:table-cell>
          <table:table-cell table:style-name="ce3" office:value-type="string">
            <text:p>Catatan dari Dunia di Mana Penampilan Lebih Penting dari Perasaan</text:p>
          </table:table-cell>
          <table:table-cell table:style-name="ce2" office:value-type="string">
            <text:p>Kumpulan cerita atau sketsa satir yang menggambarkan masyarakat atau individu yang begitu terobsesi dengan penampilan luar hingga mereka mengabaikan emosi, hubungan, atau nilai-nilai lain. Karakter-karakternya mungkin sangat modis tapi kosong, atau sangat menjaga citra tapi menderita di baliknya.</text:p>
          </table:table-cell>
          <table:table-cell table:style-name="ce2" office:value-type="string">
            <text:p>Mengkritik pendangkalan nilai-nilai kemanusiaan akibat obsesi pada citra. Menyoroti kehampaan di balik gaya hidup yang hanya fokus pada permukaan. Menawarkan humor observasional tentang prioritas hidup yang terbalik.</text:p>
          </table:table-cell>
        </table:table-row>
        <table:table-row table:style-name="ro1">
          <table:table-cell office:value-type="float" office:value="40">
            <text:p>40</text:p>
          </table:table-cell>
          <table:table-cell table:formula="of:=&quot;SATIR - &quot; &amp; [.C41]" office:value-type="string" office:string-value="SATIR - Agensi Personal Branding 'Citra Gemilang'">
            <text:p>SATIR - Agensi Personal Branding 'Citra Gemilang'</text:p>
          </table:table-cell>
          <table:table-cell table:style-name="ce1" office:value-type="string">
            <text:p>Agensi Personal Branding 'Citra Gemilang'</text:p>
          </table:table-cell>
          <table:table-cell table:style-name="ce3" office:value-type="string">
            <text:p>Kami Poles Citra Anda Sampai Lupa Siapa Diri Anda Sebenarnya!</text:p>
          </table:table-cell>
          <table:table-cell table:style-name="ce2" office:value-type="string">
            <text:p>Parodi tentang maraknya jasa dan konsep personal branding. Mengisahkan sebuah agensi fiktif yang menawarkan paket-paket absurd untuk membangun citra kliennya (politisi, selebgram, profesional) menjadi sesuatu yang mereka inginkan, tak peduli seberapa jauh dari kenyataan. Penuh jargon korporat dan studi kasus konyol.</text:p>
          </table:table-cell>
          <table:table-cell table:style-name="ce2" office:value-type="string">
            <text:p>Mengolok-olok industri personal branding dan bahasanya yang seringkali bombastis. Menyindir bagaimana citra bisa direkayasa dan dijual seperti produk. Menertawakan konsep "membangun narasi diri" yang seringkali melupakan substansi.</text:p>
          </table:table-cell>
        </table:table-row>
        <table:table-row table:style-name="ro1">
          <table:table-cell office:value-type="float" office:value="41">
            <text:p>41</text:p>
          </table:table-cell>
          <table:table-cell table:formula="of:=&quot;SATIR - &quot; &amp; [.C42]" office:value-type="string" office:string-value="SATIR - Dulu Lebih Enak (Kata Siapa?)">
            <text:p>SATIR - Dulu Lebih Enak (Kata Siapa?)</text:p>
          </table:table-cell>
          <table:table-cell table:style-name="ce1" office:value-type="string">
            <text:p>Dulu Lebih Enak (Kata Siapa?)</text:p>
          </table:table-cell>
          <table:table-cell table:style-name="ce3" office:value-type="string">
            <text:p>Memoar Selektif dari Zaman Keemasan yang Lupa Sama Susahnya Antre Minyak Tanah dan Nonton TVRI Doang</text:p>
          </table:table-cell>
          <table:table-cell table:style-name="ce2" office:value-type="string">
            <text:p>Kumpulan esai atau cerita humor yang membongkar mitos "zaman dulu lebih enak". Mengingat kembali harga jajanan yang murah meriah tapi lupa susahnya mencari barang, memuji kesederhanaan tapi lupa keterbatasan akses informasi. Mengolok-olok filter indah yang dipasang memori pada masa lalu yang sebenarnya juga penuh tantangan.</text:p>
          </table:table-cell>
          <table:table-cell table:style-name="ce2" office:value-type="string">
            <text:p>Menertawakan kecenderungan meromantisasi masa lalu secara berlebihan dan melupakan kesulitannya. Mengkritik argumen "dulu lebih baik" yang seringkali tidak berdasar. Mendorong perspektif yang lebih seimbang tentang masa lalu dan masa kini melalui humor observasional.</text:p>
          </table:table-cell>
        </table:table-row>
        <table:table-row table:style-name="ro1">
          <table:table-cell office:value-type="float" office:value="42">
            <text:p>42</text:p>
          </table:table-cell>
          <table:table-cell table:formula="of:=&quot;SATIR - &quot; &amp; [.C43]" office:value-type="string" office:string-value="SATIR - Kacamata Kuda Menghadap Belakang">
            <text:p>SATIR - Kacamata Kuda Menghadap Belakang</text:p>
          </table:table-cell>
          <table:table-cell table:style-name="ce1" office:value-type="string">
            <text:p>Kacamata Kuda Menghadap Belakang</text:p>
          </table:table-cell>
          <table:table-cell table:style-name="ce3" office:value-type="string">
            <text:p>Panduan Hidup Bahagia dengan Mengabaikan Masa Kini dan Masa Depan</text:p>
          </table:table-cell>
          <table:table-cell table:style-name="ce2" office:value-type="string">
            <text:p>Ditulis seolah buku self-help yang menyimpang, buku ini (secara ironis) mengajarkan cara hidup terperangkap dalam nostalgia. Memberikan "tips" tentang cara mengeluhkan semua hal baru, cara membandingkan segala sesuatu dengan versi jadulnya yang (dianggap) superior, dan cara menolak perubahan dengan alasan "tradisi".</text:p>
          </table:table-cell>
          <table:table-cell table:style-name="ce2" office:value-type="string">
            <text:p>Menyindir orang-orang yang menolak kemajuan atau perubahan hanya karena terpaku pada masa lalu. Mengolok-olok sikap anti-modernitas yang tidak rasional. Menghibur dengan memparodikan argumen-argumen klise para penganut nostalgia ekstrem.</text:p>
          </table:table-cell>
        </table:table-row>
        <table:table-row table:style-name="ro1">
          <table:table-cell office:value-type="float" office:value="43">
            <text:p>43</text:p>
          </table:table-cell>
          <table:table-cell table:formula="of:=&quot;SATIR - &quot; &amp; [.C44]" office:value-type="string" office:string-value="SATIR - Generasi Emas (Katanya Sih...)">
            <text:p>SATIR - Generasi Emas (Katanya Sih...)</text:p>
          </table:table-cell>
          <table:table-cell table:style-name="ce1" office:value-type="string">
            <text:p>Generasi Emas (Katanya Sih...)</text:p>
          </table:table-cell>
          <table:table-cell table:style-name="ce3" office:value-type="string">
            <text:p>Ketika Setiap Generasi Merasa Dirinya Paling Hebat dan Generasi Berikutnya Pasti Rusak</text:p>
          </table:table-cell>
          <table:table-cell table:style-name="ce2" office:value-type="string">
            <text:p>Komedi satir tentang perang antargenerasi yang tak berkesudahan. Menggambarkan dialog-dialog lucu (dan menyebalkan) antara generasi tua yang menganggap masa mudanya paling ideal dan generasi muda yang dianggap pemalas/manja/aneh. Setiap generasi merasa paling benar dan paling menderita dengan caranya sendiri.</text:p>
          </table:table-cell>
          <table:table-cell table:style-name="ce2" office:value-type="string">
            <text:p>Menertawakan klise dan stereotip dalam konflik antargenerasi. Mengkritik generalisasi berlebihan tentang karakter sebuah generasi. Memberikan hiburan relatable tentang dinamika keluarga atau sosial yang sering diwarnai perbandingan zaman.</text:p>
          </table:table-cell>
        </table:table-row>
        <table:table-row table:style-name="ro1">
          <table:table-cell office:value-type="float" office:value="44">
            <text:p>44</text:p>
          </table:table-cell>
          <table:table-cell table:formula="of:=&quot;SATIR - &quot; &amp; [.C45]" office:value-type="string" office:string-value="SATIR - Pasar Malam Kenangan Indah (Harga Selangit)">
            <text:p>SATIR - Pasar Malam Kenangan Indah (Harga Selangit)</text:p>
          </table:table-cell>
          <table:table-cell table:style-name="ce1" office:value-type="string">
            <text:p>Pasar Malam Kenangan Indah (Harga Selangit)</text:p>
          </table:table-cell>
          <table:table-cell table:style-name="ce3" office:value-type="string">
            <text:p>Menjual Kembali Masa Lalu Anda dengan Kemasan Baru dan Bunga Tinggi</text:p>
          </table:table-cell>
          <table:table-cell table:style-name="ce2" office:value-type="string">
            <text:p>Buku ini mengolok-olok komersialisasi nostalgia. Mengisahkan bisnis-bisnis fiktif yang menjual barang-barang retro, makanan jadul, atau pengalaman "kembali ke masa lalu" dengan harga fantastis. Mengeksplorasi bagaimana kenangan indah bisa dieksploitasi menjadi produk demi keuntungan.</text:p>
          </table:table-cell>
          <table:table-cell table:style-name="ce2" office:value-type="string">
            <text:p>Mengkritik secara satir industri yang memanfaatkan nostalgia untuk mengeruk keuntungan. Menertawakan konsumen yang rela membayar mahal demi sepotong kenangan (yang mungkin sudah direkayasa). Menyoroti aspek konsumerisme dalam tren retro.</text:p>
          </table:table-cell>
        </table:table-row>
        <table:table-row table:style-name="ro1">
          <table:table-cell office:value-type="float" office:value="45">
            <text:p>45</text:p>
          </table:table-cell>
          <table:table-cell table:formula="of:=&quot;SATIR - &quot; &amp; [.C46]" office:value-type="string" office:string-value="SATIR - Saya Lahir di Generasi yang Salah (Versi TikTok)">
            <text:p>SATIR - Saya Lahir di Generasi yang Salah (Versi TikTok)</text:p>
          </table:table-cell>
          <table:table-cell table:style-name="ce1" office:value-type="string">
            <text:p>Saya Lahir di Generasi yang Salah (Versi TikTok)</text:p>
          </table:table-cell>
          <table:table-cell table:style-name="ce3" office:value-type="string">
            <text:p>Romantisisasi Era Kaset Pita dan Telepon Umum oleh Mereka yang Tak Pernah Mengalaminya</text:p>
          </table:table-cell>
          <table:table-cell table:style-name="ce2" office:value-type="string">
            <text:p>Esai humoris yang menyindir fenomena anak muda yang mengidealkan dekade-dekade sebelum mereka lahir (80an, 90an) berdasarkan estetika pop culture (musik, film, fashion) yang mereka lihat di internet. Menggambarkan kekaguman pada teknologi analog tanpa memahami ketidakpraktisannya.</text:p>
          </table:table-cell>
          <table:table-cell table:style-name="ce2" office:value-type="string">
            <text:p>Menertawakan idealisasi masa lalu oleh orang yang tidak mengalaminya secara langsung. Mengkritik pemahaman sejarah atau budaya yang dangkal berdasarkan tren media sosial. Memberikan perspektif lucu tentang bagaimana nostalgia bisa menjadi tren fashion tersendiri.</text:p>
          </table:table-cell>
        </table:table-row>
        <table:table-row table:style-name="ro1">
          <table:table-cell office:value-type="float" office:value="46">
            <text:p>46</text:p>
          </table:table-cell>
          <table:table-cell table:formula="of:=&quot;SATIR - &quot; &amp; [.C47]" office:value-type="string" office:string-value="SATIR - Kitab Jurus &quot;Bukan Urusan Saya&quot;">
            <text:p>SATIR - Kitab Jurus "Bukan Urusan Saya"</text:p>
          </table:table-cell>
          <table:table-cell table:style-name="ce1" office:value-type="string">
            <text:p>Kitab Jurus "Bukan Urusan Saya"</text:p>
          </table:table-cell>
          <table:table-cell table:style-name="ce3" office:value-type="string">
            <text:p>Panduan Lengkap Hidup Tenang dengan Mengabaikan Segala Sesuatu di Luar Pagar Rumah (dan Layar HP) Anda</text:p>
          </table:table-cell>
          <table:table-cell table:style-name="ce2" office:value-type="string">
            <text:p>Sebuah "panduan" satir yang mengajarkan "jurus-jurus" ampuh untuk mencapai kedamaian pribadi dengan cara mengabaikan masalah orang lain, isu sosial, berita buruk, atau apa pun yang sekiranya merepotkan. Lengkap dengan teknik memalingkan muka, mengganti topik pembicaraan, dan membangun benteng ketidakpedulian yang kokoh.</text:p>
          </table:table-cell>
          <table:table-cell table:style-name="ce2" office:value-type="string">
            <text:p>Menertawakan dan mengkritik sikap apatis dan egois yang sering dibenarkan dengan dalih "menjaga kewarasan" atau "bukan urusan saya". Menyindir mentalitas individualistis yang mengabaikan tanggung jawab sosial. Memberikan humor observasional tentang cara orang menghindari masalah.</text:p>
          </table:table-cell>
        </table:table-row>
        <table:table-row table:style-name="ro1">
          <table:table-cell office:value-type="float" office:value="47">
            <text:p>47</text:p>
          </table:table-cell>
          <table:table-cell table:formula="of:=&quot;SATIR - &quot; &amp; [.C48]" office:value-type="string" office:string-value="SATIR - Kepala di Dalam Pasir (Edisi Premium)">
            <text:p>SATIR - Kepala di Dalam Pasir (Edisi Premium)</text:p>
          </table:table-cell>
          <table:table-cell table:style-name="ce1" office:value-type="string">
            <text:p>Kepala di Dalam Pasir (Edisi Premium)</text:p>
          </table:table-cell>
          <table:table-cell table:style-name="ce3" office:value-type="string">
            <text:p>Nikmati Kenyamanan Lubang Anda Sendiri, Abaikan Badai di Luar Sana</text:p>
          </table:table-cell>
          <table:table-cell table:style-name="ce2" office:value-type="string">
            <text:p>Menggunakan metafora burung unta, buku ini adalah kumpulan cerita atau esai humor tentang orang-orang yang ahli menyembunyikan kepala mereka dari kenyataan yang tidak menyenangkan. Dari warga komplek yang pura-pura tidak tahu ada masalah keamanan, hingga konsumen yang ogah mencari tahu asal-usul produk murah kesayangannya.</text:p>
          </table:table-cell>
          <table:table-cell table:style-name="ce2" office:value-type="string">
            <text:p>Mengolok-olok perilaku "menutup mata" terhadap masalah yang jelas-jelas ada namun diabaikan karena tidak nyaman atau menakutkan. Menyoroti konsekuensi (seringkali komikal atau tragis) dari sikap memilih untuk tidak tahu. Menghibur dengan menggambarkan absurditas penghindaran realitas.</text:p>
          </table:table-cell>
        </table:table-row>
        <table:table-row table:style-name="ro1">
          <table:table-cell office:value-type="float" office:value="48">
            <text:p>48</text:p>
          </table:table-cell>
          <table:table-cell table:formula="of:=&quot;SATIR - &quot; &amp; [.C49]" office:value-type="string" office:string-value="SATIR - Seni Mengabaikan Fakta Merepotkan">
            <text:p>SATIR - Seni Mengabaikan Fakta Merepotkan</text:p>
          </table:table-cell>
          <table:table-cell table:style-name="ce1" office:value-type="string">
            <text:p>Seni Mengabaikan Fakta Merepotkan</text:p>
          </table:table-cell>
          <table:table-cell table:style-name="ce3" office:value-type="string">
            <text:p>Agar Hidup Lebih Mudah, Anggap Saja Tidak Pernah Ada</text:p>
          </table:table-cell>
          <table:table-cell table:style-name="ce2" office:value-type="string">
            <text:p>Buku ini menyajikan (secara ironis) "seni" tingkat tinggi dalam menyaring informasi. Bukan hanya hoaks, tapi juga fakta-fakta valid yang kebetulan tidak sesuai dengan keyakinan, gaya hidup, atau keinginan kita. Mengajarkan cara membangun argumen ngeles, mencari pembenaran, dan hidup nyaman dalam gelembung ketidaktahuan pilihan.</text:p>
          </table:table-cell>
          <table:table-cell table:style-name="ce2" office:value-type="string">
            <text:p>Mengkritik secara satir penolakan terhadap sains, data, atau bukti nyata hanya karena tidak sesuai dengan preferensi pribadi. Menertawakan kelakuan orang yang lebih memilih hidup dalam ilusi daripada mengubah perilaku atau pandangan. Menyindir bias konfirmasi yang disengaja.</text:p>
          </table:table-cell>
        </table:table-row>
        <table:table-row table:style-name="ro1">
          <table:table-cell office:value-type="float" office:value="49">
            <text:p>49</text:p>
          </table:table-cell>
          <table:table-cell table:formula="of:=&quot;SATIR - &quot; &amp; [.C50]" office:value-type="string" office:string-value="SATIR - Filter Berita Bahagia (Anti Nyinyir &amp; Anti Mikir)">
            <text:p>SATIR - Filter Berita Bahagia (Anti Nyinyir &amp; Anti Mikir)</text:p>
          </table:table-cell>
          <table:table-cell table:style-name="ce1" office:value-type="string">
            <text:p>Filter Berita Bahagia (Anti Nyinyir &amp; Anti Mikir)</text:p>
          </table:table-cell>
          <table:table-cell table:style-name="ce3" office:value-type="string">
            <text:p>Cara Mengurasi Feed Medsos dan Hidup Anda Sampai Hanya Tersisa Kucing Lucu dan Kata Mutiara</text:p>
          </table:table-cell>
          <table:table-cell table:style-name="ce2" office:value-type="string">
            <text:p>Parodi dari tren "positive vibes only" yang ekstrem. Menggambarkan karakter atau komunitas yang secara agresif menolak segala bentuk berita negatif, kritik, atau diskusi mendalam demi menjaga "kebahagiaan" superfisial. Menampilkan "aturan" komunitas yang absurd dan kepanikan saat realitas pahit tak sengaja menyusup.</text:p>
          </table:table-cell>
          <table:table-cell table:style-name="ce2" office:value-type="string">
            <text:p>Menyindir positivisme toksik dan penolakan terhadap realitas yang kompleks. Menertawakan upaya menciptakan gelembung kebahagiaan palsu yang rapuh. Mengkritik penghindaran diskusi penting atas nama "menjaga suasana tetap positif".</text:p>
          </table:table-cell>
        </table:table-row>
        <table:table-row table:style-name="ro1">
          <table:table-cell office:value-type="float" office:value="50">
            <text:p>50</text:p>
          </table:table-cell>
          <table:table-cell table:formula="of:=&quot;SATIR - &quot; &amp; [.C51]" office:value-type="string" office:string-value="SATIR - &quot;Pokoknya Aku Nggak Dengar!&quot;">
            <text:p>SATIR - "Pokoknya Aku Nggak Dengar!"</text:p>
          </table:table-cell>
          <table:table-cell table:style-name="ce1" office:value-type="string">
            <text:p>"Pokoknya Aku Nggak Dengar!"</text:p>
          </table:table-cell>
          <table:table-cell table:style-name="ce3" office:value-type="string">
            <text:p>Memoar Telinga yang Terbuat dari Lilin Pilihan</text:p>
          </table:table-cell>
          <table:table-cell table:style-name="ce2" office:value-type="string">
            <text:p>Ditulis dari sudut pandang orang pertama yang membanggakan kemampuannya untuk tidak mendengar atau tidak memproses informasi yang tidak ingin ia dengar. Menceritakan berbagai situasi di mana ia berhasil "lolos" dari tanggung jawab, perubahan, atau konfrontasi hanya dengan modal tidak peduli dan pura-pura tidak tahu.</text:p>
          </table:table-cell>
          <table:table-cell table:style-name="ce2" office:value-type="string">
            <text:p>Memberikan perspektif ironis dari pelaku ketidakpedulian selektif. Mengeksplorasi secara humoris psikologi di balik sikap "masa bodoh". Menciptakan karakter satir yang menyebalkan namun mungkin secara diam-diam relatable dalam aspek tertentu.</text:p>
          </table:table-cell>
        </table:table-row>
        <table:table-row table:style-name="ro1">
          <table:table-cell office:value-type="float" office:value="51">
            <text:p>51</text:p>
          </table:table-cell>
          <table:table-cell table:formula="of:=&quot;SATIR - &quot; &amp; [.C52]" office:value-type="string" office:string-value="SATIR - Manual Warga +62 Anti Ketinggalan Zaman">
            <text:p>SATIR - Manual Warga +62 Anti Ketinggalan Zaman</text:p>
          </table:table-cell>
          <table:table-cell table:style-name="ce1" office:value-type="string">
            <text:p>Manual Warga +62 Anti Ketinggalan Zaman</text:p>
          </table:table-cell>
          <table:table-cell table:style-name="ce3" office:value-type="string">
            <text:p>Cara Cepat Mengadopsi Tren Terbaru Sebelum Kadaluwarsa Besok Pagi</text:p>
          </table:table-cell>
          <table:table-cell table:style-name="ce2" office:value-type="string">
            <text:p>Sebuah "buku panduan" humoris untuk bertahan hidup di tengah gempuran tren viral Indonesia. Mengajarkan cara mendeteksi, meniru, dan memamerkan keikutsertaan dalam tren makanan, fashion, bahasa gaul, hingga tantangan online terbaru. Lengkap dengan tips menghindari cap kudet (kurang update) dan bahaya memiliki selera pribadi.</text:p>
          </table:table-cell>
          <table:table-cell table:style-name="ce2" office:value-type="string">
            <text:p>Menertawakan dan mengkritik tekanan sosial untuk selalu ikut-ikutan tren di Indonesia. Menyindir kecepatan dan kedangkalan budaya viral. Memberikan hiburan relatable tentang FOMO (Fear of Missing Out) dan perjuangan untuk tetap "relevan".</text:p>
          </table:table-cell>
        </table:table-row>
        <table:table-row table:style-name="ro1">
          <table:table-cell office:value-type="float" office:value="52">
            <text:p>52</text:p>
          </table:table-cell>
          <table:table-cell table:formula="of:=&quot;SATIR - &quot; &amp; [.C53]" office:value-type="string" office:string-value="SATIR - Asal Viral Pasti Benar (dan Enak)">
            <text:p>SATIR - Asal Viral Pasti Benar (dan Enak)</text:p>
          </table:table-cell>
          <table:table-cell table:style-name="ce1" office:value-type="string">
            <text:p>Asal Viral Pasti Benar (dan Enak)</text:p>
          </table:table-cell>
          <table:table-cell table:style-name="ce3" office:value-type="string">
            <text:p>Petualangan Mencicipi Kopi Susu, Geprek, dan Cromboloni Terhits Demi Status Sosial</text:p>
          </table:table-cell>
          <table:table-cell table:style-name="ce2" office:value-type="string">
            <text:p>Kumpulan cerita satir tentang orang-orang yang rela antre berjam-jam, merogoh kocek dalam-dalam, atau bahkan mengabaikan akal sehat demi mencoba atau memiliki apa pun yang sedang viral. Mengeksplorasi bagaimana popularitas seringkali mengalahkan kualitas atau logika dalam menentukan pilihan konsumen dan opini.</text:p>
          </table:table-cell>
          <table:table-cell table:style-name="ce2" office:value-type="string">
            <text:p>Mengolok-olok fenomena latah terhadap segala sesuatu yang viral, terutama dalam hal konsumsi (makanan, tempat nongkrong). Mengkritik bagaimana hype bisa mengaburkan penilaian objektif. Menertawakan perilaku kerumunan dan logika di baliknya (atau ketiadaan logika).</text:p>
          </table:table-cell>
        </table:table-row>
        <table:table-row table:style-name="ro1">
          <table:table-cell office:value-type="float" office:value="53">
            <text:p>53</text:p>
          </table:table-cell>
          <table:table-cell table:formula="of:=&quot;SATIR - &quot; &amp; [.C54]" office:value-type="string" office:string-value="SATIR - Panduan Menjadi Domba yang Stylish">
            <text:p>SATIR - Panduan Menjadi Domba yang Stylish</text:p>
          </table:table-cell>
          <table:table-cell table:style-name="ce1" office:value-type="string">
            <text:p>Panduan Menjadi Domba yang Stylish</text:p>
          </table:table-cell>
          <table:table-cell table:style-name="ce3" office:value-type="string">
            <text:p>Seni Kehilangan Jati Diri di Tengah Keramaian (dan Tetap Merasa Keren)</text:p>
          </table:table-cell>
          <table:table-cell table:style-name="ce2" office:value-type="string">
            <text:p>Ditulis seolah-olah buku pengembangan diri, namun isinya justru memparodikan konformitas. Memberikan "nasihat" tentang cara terbaik untuk meniru idola, menyetujui pendapat mayoritas (meski tidak paham), dan memadamkan percikan keunikan dalam diri demi diterima oleh "kawanan".</text:p>
          </table:table-cell>
          <table:table-cell table:style-name="ce2" office:value-type="string">
            <text:p>Menyindir hilangnya individualitas dan pemikiran kritis akibat tekanan untuk konformitas. Menertawakan ironi orang yang merasa unik padahal hanya mengikuti tren massa. Mengkritik secara humoris ketakutan untuk berbeda atau menonjol.</text:p>
          </table:table-cell>
        </table:table-row>
        <table:table-row table:style-name="ro1">
          <table:table-cell office:value-type="float" office:value="54">
            <text:p>54</text:p>
          </table:table-cell>
          <table:table-cell table:formula="of:=&quot;SATIR - &quot; &amp; [.C55]" office:value-type="string" office:string-value="SATIR - Gerombolan Hits Ibu Kota">
            <text:p>SATIR - Gerombolan Hits Ibu Kota</text:p>
          </table:table-cell>
          <table:table-cell table:style-name="ce1" office:value-type="string">
            <text:p>Gerombolan Hits Ibu Kota</text:p>
          </table:table-cell>
          <table:table-cell table:style-name="ce3" office:value-type="string">
            <text:p>Ketika Semua Orang Tiba-Tiba Suka Bersepeda/ Main Latto-Latto/ Minum Boba Secara Bersamaan</text:p>
          </table:table-cell>
          <table:table-cell table:style-name="ce2" office:value-type="string">
            <text:p>Esai-esai observasional lucu tentang bagaimana sebuah hobi, aktivitas, atau produk bisa mendadak meledak popularitasnya dan diikuti oleh semua orang, lalu menghilang begitu saja digantikan tren berikutnya. Menganalisis siklus hidup tren musiman dengan humor dan sedikit keheranan.</text:p>
          </table:table-cell>
          <table:table-cell table:style-name="ce2" office:value-type="string">
            <text:p>Memberikan komentar sosial yang ringan dan lucu tentang sifat tren yang ephemeral (cepat berlalu). Menertawakan antusiasme kolektif yang seringkali tidak bertahan lama. Mengajak pembaca melihat pola siklus tren dengan lebih kritis (dan geli).</text:p>
          </table:table-cell>
        </table:table-row>
        <table:table-row table:style-name="ro1">
          <table:table-cell office:value-type="float" office:value="55">
            <text:p>55</text:p>
          </table:table-cell>
          <table:table-cell table:formula="of:=&quot;SATIR - &quot; &amp; [.C56]" office:value-type="string" office:string-value="SATIR - Rapat Umum Pemegang Saham Opini Populer">
            <text:p>SATIR - Rapat Umum Pemegang Saham Opini Populer</text:p>
          </table:table-cell>
          <table:table-cell table:style-name="ce1" office:value-type="string">
            <text:p>Rapat Umum Pemegang Saham Opini Populer</text:p>
          </table:table-cell>
          <table:table-cell table:style-name="ce3" office:value-type="string">
            <text:p>Investasikan Suara Anda pada Pandangan yang Dijamin Paling Banyak Pengikutnya!</text:p>
          </table:table-cell>
          <table:table-cell table:style-name="ce2" office:value-type="string">
            <text:p>Menggunakan metafora rapat pemegang saham, buku ini menyindir bagaimana opini publik, terutama dalam isu sosial atau politik, seringkali terbentuk karena ikut-ikutan mayoritas atau tokoh populer, bukan berdasarkan analisis mendalam. Menampilkan "presentasi" lucu tentang opini mana yang sedang "naik daun" dan "aman" untuk dianut.</text:p>
          </table:table-cell>
          <table:table-cell table:style-name="ce2" office:value-type="string">
            <text:p>Mengkritik secara satir fenomena bandwagon effect dalam pembentukan opini publik. Menertawakan kurangnya pemikiran independen dan mudahnya orang terpengaruh suara mayoritas atau influencer. Menyindir bahaya groupthink dalam isu-isu penting.</text:p>
          </table:table-cell>
        </table:table-row>
        <table:table-row table:style-name="ro1">
          <table:table-cell office:value-type="float" office:value="56">
            <text:p>56</text:p>
          </table:table-cell>
          <table:table-cell table:formula="of:=&quot;SATIR - &quot; &amp; [.C57]" office:value-type="string" office:string-value="SATIR - Doktor Spesialis Nyinyir (Sp.Ny.)">
            <text:p>SATIR - Doktor Spesialis Nyinyir (Sp.Ny.)</text:p>
          </table:table-cell>
          <table:table-cell table:style-name="ce1" office:value-type="string">
            <text:p>Doktor Spesialis Nyinyir (Sp.Ny.)</text:p>
          </table:table-cell>
          <table:table-cell table:style-name="ce3" office:value-type="string">
            <text:p>Panduan Lengkap Menganalisis Kekurangan Orang Lain dari Sudut Pandang Paling Sinis</text:p>
          </table:table-cell>
          <table:table-cell table:style-name="ce2" office:value-type="string">
            <text:p>Sebuah "buku ajar" satir yang ditulis oleh seorang "pakar" nyinyir fiktif. Mengajarkan teknik-teknik dasar hingga lanjutan dalam menemukan kesalahan sekecil apa pun pada orang lain (terutama selebriti atau kenalan yang hidupnya tampak lebih baik), merangkai komentar julid di media sosial, dan seni interpretasi negatif.</text:p>
          </table:table-cell>
          <table:table-cell table:style-name="ce2" office:value-type="string">
            <text:p>Menertawakan dan mengkritik budaya nyinyir yang merajalela, khususnya di dunia maya. Menyindir pola pikir negatif dan kebiasaan mencari-cari kesalahan. Memberikan hiburan dengan memparodikan gaya bahasa sinis dan penuh curiga khas kaum nyinyir.</text:p>
          </table:table-cell>
        </table:table-row>
        <table:table-row table:style-name="ro1">
          <table:table-cell office:value-type="float" office:value="57">
            <text:p>57</text:p>
          </table:table-cell>
          <table:table-cell table:formula="of:=&quot;SATIR - &quot; &amp; [.C58]" office:value-type="string" office:string-value="SATIR - Lambe Nasional™">
            <text:p>SATIR - Lambe Nasional™</text:p>
          </table:table-cell>
          <table:table-cell table:style-name="ce1" office:value-type="string">
            <text:p>Lambe Nasional™</text:p>
          </table:table-cell>
          <table:table-cell table:style-name="ce3" office:value-type="string">
            <text:p>Berita Terbaru dan Terpedas Langsung dari Sumber Tak Terpercaya di Sekitar Anda</text:p>
          </table:table-cell>
          <table:table-cell table:style-name="ce2" office:value-type="string">
            <text:p>Parodi dari akun-akun gosip (lambe) populer. Buku ini menyajikan "berita-berita eksklusif" (baca: gosip liar) tentang kehidupan tetangga, teman kantor, hingga artis ibu kota. Ditulis dengan gaya khas akun gosip: judul bombastis, informasi sumir, spekulasi berlebihan, dan kolom komentar netizen yang barbar.</text:p>
          </table:table-cell>
          <table:table-cell table:style-name="ce2" office:value-type="string">
            <text:p>Mengolok-olok industri gosip, baik di media massa maupun media sosial. Mengkritik penyebaran rumor, pelanggaran privasi, dan rendahnya akurasi informasi dalam dunia pergosipan. Menertawakan bagaimana gosip bisa menjadi konsumsi publik yang laris manis.</text:p>
          </table:table-cell>
        </table:table-row>
        <table:table-row table:style-name="ro1">
          <table:table-cell office:value-type="float" office:value="58">
            <text:p>58</text:p>
          </table:table-cell>
          <table:table-cell table:formula="of:=&quot;SATIR - &quot; &amp; [.C59]" office:value-type="string" office:string-value="SATIR - Arisan Kehidupan Orang Lain">
            <text:p>SATIR - Arisan Kehidupan Orang Lain</text:p>
          </table:table-cell>
          <table:table-cell table:style-name="ce1" office:value-type="string">
            <text:p>Arisan Kehidupan Orang Lain</text:p>
          </table:table-cell>
          <table:table-cell table:style-name="ce3" office:value-type="string">
            <text:p>Tempat Terbaik Membahas Cicilan, Selingkuhan, dan Oplas Terbaru Tetangga Sebelah</text:p>
          </table:table-cell>
          <table:table-cell table:style-name="ce2" office:value-type="string">
            <text:p>Kumpulan cerita pendek satir yang berlatar di berbagai ajang kumpul-kumpul sosial (arisan ibu-ibu komplek, reuni SMA, nongkrong di kafe) di mana menu utamanya adalah mengupas kehidupan orang lain. Penuh dialog bisik-bisik, tatapan penuh makna, dan solidaritas semu yang dibangun di atas cerita negatif tentang pihak ketiga.</text:p>
          </table:table-cell>
          <table:table-cell table:style-name="ce2" office:value-type="string">
            <text:p>Menyoroti dan menertawakan fungsi gosip sebagai perekat sosial (yang problematik) dalam komunitas tertentu di Indonesia. Mengkritik kebiasaan membicarakan orang di belakang. Memberikan humor observasional tentang dinamika sosial yang sering diwarnai pergunjingan.</text:p>
          </table:table-cell>
        </table:table-row>
        <table:table-row table:style-name="ro1">
          <table:table-cell office:value-type="float" office:value="59">
            <text:p>59</text:p>
          </table:table-cell>
          <table:table-cell table:formula="of:=&quot;SATIR - &quot; &amp; [.C60]" office:value-type="string" office:string-value="SATIR - Pasukan Jempol Pedas">
            <text:p>SATIR - Pasukan Jempol Pedas</text:p>
          </table:table-cell>
          <table:table-cell table:style-name="ce1" office:value-type="string">
            <text:p>Pasukan Jempol Pedas</text:p>
          </table:table-cell>
          <table:table-cell table:style-name="ce3" office:value-type="string">
            <text:p>Laporan Investigasi tentang Kekuatan Super Netizen +62 dalam Memberi Komentar Negatif</text:p>
          </table:table-cell>
          <table:table-cell table:style-name="ce2" office:value-type="string">
            <text:p>Ditulis seolah laporan investigasi serius, buku ini "meneliti" fenomena netizen Indonesia yang terkenal garang dan nyinyir di kolom komentar. Menganalisis "kekuatan super" mereka dalam kecepatan mengetik hinaan, kemampuan menghubung-hubungkan hal tak relevan, dan keberanian saat bersembunyi di balik akun anonim.</text:p>
          </table:table-cell>
          <table:table-cell table:style-name="ce2" office:value-type="string">
            <text:p>Menyindir secara spesifik perilaku cyberbullying ringan hingga berat yang sering dinormalisasi sebagai nyinyir. Menertawakan (dengan miris) agresivitas verbal di dunia maya. Mengkritik anonimitas yang sering disalahgunakan untuk menyebar kebencian atau komentar tidak bertanggung jawab.</text:p>
          </table:table-cell>
        </table:table-row>
        <table:table-row table:style-name="ro1">
          <table:table-cell office:value-type="float" office:value="60">
            <text:p>60</text:p>
          </table:table-cell>
          <table:table-cell table:formula="of:=&quot;SATIR - &quot; &amp; [.C61]" office:value-type="string" office:string-value="SATIR - Seni Menemukan Kebahagiaan dalam Kegagalan Orang Lain">
            <text:p>SATIR - Seni Menemukan Kebahagiaan dalam Kegagalan Orang Lain</text:p>
          </table:table-cell>
          <table:table-cell table:style-name="ce1" office:value-type="string">
            <text:p>Seni Menemukan Kebahagiaan dalam Kegagalan Orang Lain</text:p>
          </table:table-cell>
          <table:table-cell table:style-name="ce3" office:value-type="string">
            <text:p>Agar Hidup Tak Terlalu Suram, Lihatlah ke Bawah (Lalu Tertawakan Mereka)</text:p>
          </table:table-cell>
          <table:table-cell table:style-name="ce2" office:value-type="string">
            <text:p>Buku ini (secara ironis) mengajarkan filosofi hidup yang berpusat pada schadenfreude (rasa senang melihat kesusahan orang lain) yang sering menjadi bahan bakar gosip dan nyinyir. Memberikan "latihan" cara membandingkan diri dengan orang yang dianggap lebih gagal dan cara menikmati gosip buruk tentang mereka.</text:p>
          </table:table-cell>
          <table:table-cell table:style-name="ce2" office:value-type="string">
            <text:p>Mengkritik secara satir kecenderungan membandingkan diri secara negatif dan mencari kepuasan dari kemalangan orang lain. Menertawakan mentalitas kepiting (menarik orang lain ke bawah). Mengeksplorasi sisi gelap psikologi manusia di balik budaya gosip.</text:p>
          </table:table-cell>
        </table:table-row>
        <table:table-row table:style-name="ro1">
          <table:table-cell office:value-type="float" office:value="61">
            <text:p>61</text:p>
          </table:table-cell>
          <table:table-cell table:formula="of:=&quot;SATIR - &quot; &amp; [.C62]" office:value-type="string" office:string-value="SATIR - Republik Fotokopi &amp; Materai">
            <text:p>SATIR - Republik Fotokopi &amp; Materai</text:p>
          </table:table-cell>
          <table:table-cell table:style-name="ce1" office:value-type="string">
            <text:p>Republik Fotokopi &amp; Materai</text:p>
          </table:table-cell>
          <table:table-cell table:style-name="ce3" office:value-type="string">
            <text:p>Perjalanan Spiritual Mengurus KTP, KK, SKCK, dan Surat Keterangan Tidak Pernah Mengeluh (Walau Mustahil)</text:p>
          </table:table-cell>
          <table:table-cell table:style-name="ce2" office:value-type="string">
            <text:p>Sebuah ziarah komedi melalui lorong-lorong administrasi Indonesia. Mengisahkan perjuangan heroik warga biasa dalam mengumpulkan puluhan lembar fotokopi, menempelkan materai di tempat yang tepat (semoga), mencari stempel kepala dinas yang sedang rapat (entah sampai kapan), demi secarik kertas sakti. Penuh dengan antrean panjang dan kesabaran setipis tisu.</text:p>
          </table:table-cell>
          <table:table-cell table:style-name="ce2" office:value-type="string">
            <text:p>Memberikan katarsis massal melalui humor tentang pengalaman universal berurusan dengan birokrasi Indonesia. Mengkritik secara satir inefisiensi, kerumitan prosedur, dan ketergantungan pada kertas di era digital. Menertawakan absurditas persyaratan administrasi yang seringkali tidak logis.</text:p>
          </table:table-cell>
        </table:table-row>
        <table:table-row table:style-name="ro1">
          <table:table-cell office:value-type="float" office:value="62">
            <text:p>62</text:p>
          </table:table-cell>
          <table:table-cell table:formula="of:=&quot;SATIR - &quot; &amp; [.C63]" office:value-type="string" office:string-value="SATIR - Labirin Administrasi Negara (Pintu Keluar Dijual Terpisah)">
            <text:p>SATIR - Labirin Administrasi Negara (Pintu Keluar Dijual Terpisah)</text:p>
          </table:table-cell>
          <table:table-cell table:style-name="ce1" office:value-type="string">
            <text:p>Labirin Administrasi Negara (Pintu Keluar Dijual Terpisah)</text:p>
          </table:table-cell>
          <table:table-cell table:style-name="ce3" office:value-type="string">
            <text:p>Panduan Tersesat di Kantor Pemerintahan: Menemukan Loket yang Tepat Sebelum Pensiun</text:p>
          </table:table-cell>
          <table:table-cell table:style-name="ce2" office:value-type="string">
            <text:p>Ditulis seolah peta atau panduan wisata ke tempat angker, buku ini menggambarkan kantor pemerintahan sebagai labirin raksasa. Lengkap dengan "monster" penjaga loket, "jebakan" formulir yang salah isi, "lorong rahasia" bernama orang dalam, dan "harta karun" berupa tanda tangan pejabat.</text:p>
          </table:table-cell>
          <table:table-cell table:style-name="ce2" office:value-type="string">
            <text:p>Mengolok-olok tata letak kantor, alur prosedur, dan sistem informasi yang seringkali membingungkan dan tidak ramah pengguna. Menyindir praktik lempar tanggung jawab antar bagian. Menghibur dengan mengubah pengalaman frustrasi menjadi petualangan fantasi yang konyol.</text:p>
          </table:table-cell>
        </table:table-row>
        <table:table-row table:style-name="ro1">
          <table:table-cell office:value-type="float" office:value="63">
            <text:p>63</text:p>
          </table:table-cell>
          <table:table-cell table:formula="of:=&quot;SATIR - &quot; &amp; [.C64]" office:value-type="string" office:string-value="SATIR - Prosedur Tetap Lempar Tanggung Jawab (SOP LTP)">
            <text:p>SATIR - Prosedur Tetap Lempar Tanggung Jawab (SOP LTP)</text:p>
          </table:table-cell>
          <table:table-cell table:style-name="ce1" office:value-type="string">
            <text:p>Prosedur Tetap Lempar Tanggung Jawab (SOP LTP)</text:p>
          </table:table-cell>
          <table:table-cell table:style-name="ce3" office:value-type="string">
            <text:p>Buku Saku Pegawai Negeri Teladan (dalam Membuat Rakyat Pusing)</text:p>
          </table:table-cell>
          <table:table-cell table:style-name="ce2" office:value-type="string">
            <text:p>Parodi buku saku atau SOP (Standard Operating Procedure) untuk pegawai birokrasi. Mengajarkan "cara kerja" yang efektif dalam menunda pekerjaan, memberikan informasi yang ambigu, mengarahkan warga ke loket yang salah, dan selalu punya alasan mengapa sesuatu tidak bisa selesai hari ini. Ditulis dengan bahasa birokrasi yang kaku dan lucu.</text:p>
          </table:table-cell>
          <table:table-cell table:style-name="ce2" office:value-type="string">
            <text:p>Menyindir dari perspektif "dalam", mengolok-olok mentalitas birokratis yang kaku, tidak efisien, dan kadang tidak membantu. Mengkritik budaya kerja yang mungkin lebih fokus pada prosedur daripada pelayanan. Memberikan tawa getir tentang stereotip pegawai layanan publik.</text:p>
          </table:table-cell>
        </table:table-row>
        <table:table-row table:style-name="ro1">
          <table:table-cell office:value-type="float" office:value="64">
            <text:p>64</text:p>
          </table:table-cell>
          <table:table-cell table:formula="of:=&quot;SATIR - &quot; &amp; [.C65]" office:value-type="string" office:string-value="SATIR - Studi Komparatif: Efisiensi Siput vs. Pelayanan Publik">
            <text:p>SATIR - Studi Komparatif: Efisiensi Siput vs. Pelayanan Publik</text:p>
          </table:table-cell>
          <table:table-cell table:style-name="ce1" office:value-type="string">
            <text:p>Studi Komparatif: Efisiensi Siput vs. Pelayanan Publik</text:p>
          </table:table-cell>
          <table:table-cell table:style-name="ce3" office:value-type="string">
            <text:p>Jurnal Ilmiah Tentang Misteri Mengapa Urusan Sederhana Menjadi Rumit Luar Biasa</text:p>
          </table:table-cell>
          <table:table-cell table:style-name="ce2" office:value-type="string">
            <text:p>Ditulis dengan gaya jurnal ilmiah palsu, buku ini "menganalisis" secara mendalam fenomena kelambanan dan kerumitan birokrasi. Lengkap dengan "data" fiktif, "grafik" antrean, "wawancara" dengan warga yang hampir menyerah, dan "kesimpulan" bahwa sistem ini dirancang sempurna untuk menguji batas kesabaran manusia.</text:p>
          </table:table-cell>
          <table:table-cell table:style-name="ce2" office:value-type="string">
            <text:p>Memberikan kritik yang tajam namun dibungkus humor intelektual. Menggunakan format parodi akademis untuk menyoroti masalah sistemik dalam birokrasi. Menghibur pembaca yang menghargai satire dengan gaya yang lebih cerdas dan analitis (pura-pura).</text:p>
          </table:table-cell>
        </table:table-row>
        <table:table-row table:style-name="ro1">
          <table:table-cell office:value-type="float" office:value="65">
            <text:p>65</text:p>
          </table:table-cell>
          <table:table-cell table:formula="of:=&quot;SATIR - &quot; &amp; [.C66]" office:value-type="string" office:string-value="SATIR - Selamat Datang di Era Digital (Fotokopi Tetap Wajib Dilampirkan)">
            <text:p>SATIR - Selamat Datang di Era Digital (Fotokopi Tetap Wajib Dilampirkan)</text:p>
          </table:table-cell>
          <table:table-cell table:style-name="ce1" office:value-type="string">
            <text:p>Selamat Datang di Era Digital (Fotokopi Tetap Wajib Dilampirkan)</text:p>
          </table:table-cell>
          <table:table-cell table:style-name="ce3" office:value-type="string">
            <text:p>Kisah Sukses Digitalisasi Birokrasi yang Membuat Semuanya... Sama Saja, Malah Lebih Ribet</text:p>
          </table:table-cell>
          <table:table-cell table:style-name="ce2" office:value-type="string">
            <text:p>Esai-esai humoris yang menyoroti ironi program digitalisasi layanan publik yang seringkali gagal total atau setengah-setengah. Aplikasi yang error, website yang sulit diakses, data yang tidak sinkron, dan ujung-ujungnya tetap harus datang ke kantor bawa berkas fisik. Menggambarkan "kemajuan" yang justru menambah pusing.</text:p>
          </table:table-cell>
          <table:table-cell table:style-name="ce2" office:value-type="string">
            <text:p>Mengkritik implementasi teknologi dalam birokrasi yang seringkali tidak efektif atau tidak menyelesaikan masalah inti. Menertawakan kesenjangan antara jargon "digitalisasi" dan kenyataan di lapangan. Menyindir pemborosan anggaran untuk proyek teknologi yang gagal.</text:p>
          </table:table-cell>
        </table:table-row>
        <table:table-row table:style-name="ro1">
          <table:table-cell office:value-type="float" office:value="66">
            <text:p>66</text:p>
          </table:table-cell>
          <table:table-cell table:formula="of:=&quot;SATIR - &quot; &amp; [.C67]" office:value-type="string" office:string-value="SATIR - Republik Cebong vs Kampret Abadi™ (Nama Kubu Bisa Diganti Sesuai Musim Pemilu)">
            <text:p>SATIR - Republik Cebong vs Kampret Abadi™ (Nama Kubu Bisa Diganti Sesuai Musim Pemilu)</text:p>
          </table:table-cell>
          <table:table-cell table:style-name="ce1" office:value-type="string">
            <text:p>Republik Cebong vs Kampret Abadi™ (Nama Kubu Bisa Diganti Sesuai Musim Pemilu)</text:p>
          </table:table-cell>
          <table:table-cell table:style-name="ce3" office:value-type="string">
            <text:p>Panduan Bertahan Hidup di Negara di Mana Pilihan Pilpres Menentukan Jodoh, Rezeki, dan Arah Kiblat</text:p>
          </table:table-cell>
          <table:table-cell table:style-name="ce2" office:value-type="string">
            <text:p>Buku panduan satir super relevan untuk menavigasi medan perang politik (terutama medsos) Indonesia. Mengupas tuntas ciri khas, jargon andalan, 'dalil' pembenaran, dan titik buta masing-masing kubu fanatik. Lengkap dengan tips menghindari salah kostum saat reuni keluarga dan cara menjawab pertanyaan "Kamu tim mana?" tanpa kehilangan teman (atau pekerjaan).</text:p>
          </table:table-cell>
          <table:table-cell table:style-name="ce2" office:value-type="string">
            <text:p>Menertawakan dan mengkritik polarisasi politik ekstrem yang seringkali irasional dan memecah belah masyarakat Indonesia. Memberikan katarsis humor bagi yang lelah dengan pertikaian kubu. Menyindir bagaimana identitas politik bisa mengalahkan logika dan kemanusiaan.</text:p>
          </table:table-cell>
        </table:table-row>
        <table:table-row table:style-name="ro1">
          <table:table-cell office:value-type="float" office:value="67">
            <text:p>67</text:p>
          </table:table-cell>
          <table:table-cell table:formula="of:=&quot;SATIR - &quot; &amp; [.C68]" office:value-type="string" office:string-value="SATIR - Klub Kami Paling Benar Sedunia (Yang Lain Kafir/Sesat/Agen Asing)">
            <text:p>SATIR - Klub Kami Paling Benar Sedunia (Yang Lain Kafir/Sesat/Agen Asing)</text:p>
          </table:table-cell>
          <table:table-cell table:style-name="ce1" office:value-type="string">
            <text:p>Klub Kami Paling Benar Sedunia (Yang Lain Kafir/Sesat/Agen Asing)</text:p>
          </table:table-cell>
          <table:table-cell table:style-name="ce3" office:value-type="string">
            <text:p>Anggaran Dasar &amp; Rumah Tangga Komunitas Eksklusif Berbasis Kebencian Bersama</text:p>
          </table:table-cell>
          <table:table-cell table:style-name="ce2" office:value-type="string">
            <text:p>Ditulis seolah-olah AD/ART sebuah klub atau ormas fiktif yang sangat eksklusif dan penuh curiga pada dunia luar. Isinya aturan-aturan absurd tentang menjaga kemurnian kelompok, daftar musuh bersama, ritual mengutuk 'yang lain', dan sanksi berat bagi anggota yang berani berpikir beda atau berteman dengan 'musuh'. Parodi dari fanatisme kelompok.</text:p>
          </table:table-cell>
          <table:table-cell table:style-name="ce2" office:value-type="string">
            <text:p>Mengolok-olok mentalitas "kami vs mereka" yang sempit dan penuh prasangka. Mengkritik eksklusivisme dan ketidakmampuan kelompok tertentu untuk menerima perbedaan atau kritik. Menyoroti bahaya groupthink dan demonisasi terhadap kelompok lain melalui humor gelap.</text:p>
          </table:table-cell>
        </table:table-row>
        <table:table-row table:style-name="ro1">
          <table:table-cell office:value-type="float" office:value="68">
            <text:p>68</text:p>
          </table:table-cell>
          <table:table-cell table:formula="of:=&quot;SATIR - &quot; &amp; [.C69]" office:value-type="string" office:string-value="SATIR - Benteng Identitas (Temboknya dari Prasangka, Semennya dari Hoaks)">
            <text:p>SATIR - Benteng Identitas (Temboknya dari Prasangka, Semennya dari Hoaks)</text:p>
          </table:table-cell>
          <table:table-cell table:style-name="ce1" office:value-type="string">
            <text:p>Benteng Identitas (Temboknya dari Prasangka, Semennya dari Hoaks)</text:p>
          </table:table-cell>
          <table:table-cell table:style-name="ce3" office:value-type="string">
            <text:p>Kisah Perjuangan Mempertahankan Kemurnian Suku/Agama/Golongan dari Pengaruh Luar yang Jahat</text:p>
          </table:table-cell>
          <table:table-cell table:style-name="ce2" office:value-type="string">
            <text:p>Kumpulan cerita satir tentang individu atau komunitas yang membangun 'benteng' di sekitar identitas mereka. Mereka mati-matian menolak ide baru, budaya asing, atau bahkan interaksi dengan kelompok lain demi menjaga 'kemurnian' yang mereka definisikan sendiri. Penuh dengan kesalahpahaman lucu dan ketakutan yang tidak berdasar.</text:p>
          </table:table-cell>
          <table:table-cell table:style-name="ce2" office:value-type="string">
            <text:p>Menertawakan ketakutan berlebihan terhadap perbedaan dan perubahan. Mengkritik isolasionisme dan mentalitas curiga terhadap 'orang luar'. Menyindir bagaimana prasangka dan informasi salah (hoaks) seringkali menjadi fondasi bagi tembok pemisah antar kelompok.</text:p>
          </table:table-cell>
        </table:table-row>
        <table:table-row table:style-name="ro1">
          <table:table-cell office:value-type="float" office:value="69">
            <text:p>69</text:p>
          </table:table-cell>
          <table:table-cell table:formula="of:=&quot;SATIR - &quot; &amp; [.C70]" office:value-type="string" office:string-value="SATIR - Manual Perang Antar Kampung (Edisi Digital)">
            <text:p>SATIR - Manual Perang Antar Kampung (Edisi Digital)</text:p>
          </table:table-cell>
          <table:table-cell table:style-name="ce1" office:value-type="string">
            <text:p>Manual Perang Antar Kampung (Edisi Digital)</text:p>
          </table:table-cell>
          <table:table-cell table:style-name="ce3" office:value-type="string">
            <text:p>Strategi Jitu Memenangkan Perdebatan Online dengan Modal Caps Lock, Emoji Marah, dan Tuduhan Ngawur</text:p>
          </table:table-cell>
          <table:table-cell table:style-name="ce2" office:value-type="string">
            <text:p>Sebuah "manual perang" kocak yang fokus pada pertempuran tribal di dunia maya. Mengajarkan "taktik" debat kusir, cara menyerang pribadi lawan (ad hominem), seni memelintir fakta, penggunaan pasukan buzzer (fiktif), dan cara memblokir orang yang argumennya masuk akal. Parodi dari realitas debat online yang seringkali brutal dan tidak produktif.</text:p>
          </table:table-cell>
          <table:table-cell table:style-name="ce2" office:value-type="string">
            <text:p>Mengkritik secara satir budaya debat online yang penuh permusuhan, logika cacat, dan serangan personal, seringkali dipicu oleh sentimen kelompok. Menertawakan perilaku keyboard warrior dan pasukan buzzer. Menyoroti bagaimana teknologi memperparah tribalisme.</text:p>
          </table:table-cell>
        </table:table-row>
        <table:table-row table:style-name="ro1">
          <table:table-cell office:value-type="float" office:value="70">
            <text:p>70</text:p>
          </table:table-cell>
          <table:table-cell table:formula="of:=&quot;SATIR - &quot; &amp; [.C71]" office:value-type="string" office:string-value="SATIR - Politisi Bunglon 3000™">
            <text:p>SATIR - Politisi Bunglon 3000™</text:p>
          </table:table-cell>
          <table:table-cell table:style-name="ce1" office:value-type="string">
            <text:p>Politisi Bunglon 3000™</text:p>
          </table:table-cell>
          <table:table-cell table:style-name="ce3" office:value-type="string">
            <text:p>Pakar Ganti Warna Identitas Sesuai Kebutuhan Elektoral</text:p>
          </table:table-cell>
          <table:table-cell table:style-name="ce2" office:value-type="string">
            <text:p>Cerita fiktif tentang seorang politisi oportunis yang sangat lihai memainkan kartu identitas. Di depan konstituen A, ia tampil religius. Di depan kelompok B, ia menonjolkan kesukuan. Di forum C, ia bicara nasionalisme. Menggambarkan kemunafikan dan strategi manipulatif penggunaan identitas demi kekuasaan.</text:p>
          </table:table-cell>
          <table:table-cell table:style-name="ce2" office:value-type="string">
            <text:p>Menyindir politisi yang tidak memiliki prinsip dan memanfaatkan sentimen identitas secara oportunis. Mengkritik eksploitasi isu SARA (Suku, Agama, Ras, Antargolongan) untuk kepentingan politik. Menunjukkan bagaimana identitas bisa menjadi komoditas politik yang diperjualbelikan.</text:p>
          </table:table-cell>
        </table:table-row>
        <table:table-row table:style-name="ro1">
          <table:table-cell office:value-type="float" office:value="71">
            <text:p>71</text:p>
          </table:table-cell>
          <table:table-cell table:formula="of:=&quot;SATIR - &quot; &amp; [.C72]" office:value-type="string" office:string-value="SATIR - Racun Shopee (dan Kawan-kawan)">
            <text:p>SATIR - Racun Shopee (dan Kawan-kawan)</text:p>
          </table:table-cell>
          <table:table-cell table:style-name="ce1" office:value-type="string">
            <text:p>Racun Shopee (dan Kawan-kawan)</text:p>
          </table:table-cell>
          <table:table-cell table:style-name="ce3" office:value-type="string">
            <text:p>Dari Keranjang Kuning ke Lingkaran Setan Paylater: Perjalanan Seorang Korban Konsumerisme Digital</text:p>
          </table:table-cell>
          <table:table-cell table:style-name="ce2" office:value-type="string">
            <text:p>Kisah tragikomedi tentang perjuangan (atau kepasrahan) manusia Indonesia modern melawan godaan marketplace online. Menyelami dunia flash sale yang membutakan, review palsu yang meyakinkan, influencer penebar racun, dan kenikmatan sesaat 'check out' yang dibayar dengan tagihan Paylater membengkak. Sangat relevan di era wifi kencang.</text:p>
          </table:table-cell>
          <table:table-cell table:style-name="ce2" office:value-type="string">
            <text:p>Menertawakan dan mengkritik budaya belanja online kompulsif yang difasilitasi teknologi dan marketing agresif. Menyindir peran influencer dan jebakan utang Paylater. Memberikan katarsis humor bagi para 'korban' marketplace dan mendorong refleksi atas kebiasaan belanja digital.</text:p>
          </table:table-cell>
        </table:table-row>
        <table:table-row table:style-name="ro1">
          <table:table-cell office:value-type="float" office:value="72">
            <text:p>72</text:p>
          </table:table-cell>
          <table:table-cell table:formula="of:=&quot;SATIR - &quot; &amp; [.C73]" office:value-type="string" office:string-value="SATIR - Hidup dari Flash Sale ke Flash Sale">
            <text:p>SATIR - Hidup dari Flash Sale ke Flash Sale</text:p>
          </table:table-cell>
          <table:table-cell table:style-name="ce1" office:value-type="string">
            <text:p>Hidup dari Flash Sale ke Flash Sale</text:p>
          </table:table-cell>
          <table:table-cell table:style-name="ce3" office:value-type="string">
            <text:p>Ritual Sakral Berburu Diskon Tengah Malam Demi Barang yang Mungkin Nanti Berguna</text:p>
          </table:table-cell>
          <table:table-cell table:style-name="ce2" office:value-type="string">
            <text:p>Buku ini mengupas "agama" baru: Pemburuan Diskon. Menggambarkan ritual-ritualnya: begadang demi flash sale 11.11 atau 12.12, memasang alarm untuk diskon kilat, membeli barang tidak perlu hanya karena murah, dan euforia mendapatkan "harga coret" yang mengalahkan logika. Ditulis dengan gaya observasi antropologis yang lucu.</text:p>
          </table:table-cell>
          <table:table-cell table:style-name="ce2" office:value-type="string">
            <text:p>Mengolok-olok obsesi terhadap diskon dan event belanja. Mengkritik bagaimana strategi pemasaran urgency (rasa mendesak) berhasil memanipulasi konsumen. Menertawakan perilaku irasional yang dipicu oleh iming-iming harga murah.</text:p>
          </table:table-cell>
        </table:table-row>
        <table:table-row table:style-name="ro1">
          <table:table-cell office:value-type="float" office:value="73">
            <text:p>73</text:p>
          </table:table-cell>
          <table:table-cell table:formula="of:=&quot;SATIR - &quot; &amp; [.C74]" office:value-type="string" office:string-value="SATIR - Kuil Konsumsi Modern (a.k.a. Shopping Mall)">
            <text:p>SATIR - Kuil Konsumsi Modern (a.k.a. Shopping Mall)</text:p>
          </table:table-cell>
          <table:table-cell table:style-name="ce1" office:value-type="string">
            <text:p>Kuil Konsumsi Modern (a.k.a. Shopping Mall)</text:p>
          </table:table-cell>
          <table:table-cell table:style-name="ce3" office:value-type="string">
            <text:p>Tempat Suci untuk Beribadah dengan Gesek Kartu dan Menenteng Kantong Belanja</text:p>
          </table:table-cell>
          <table:table-cell table:style-name="ce2" office:value-type="string">
            <text:p>Sebuah penggambaran satir tentang pusat perbelanjaan (mall) sebagai pusat peradaban dan spiritualitas modern. Lengkap dengan "imam-imam" penjaga toko, "mantra-mantra" diskon, "umat" yang khusyuk berkeliling etalase, dan "sesajen" berupa struk pembayaran. Mengungkap sisi absurd dari budaya nge-mall.</text:p>
          </table:table-cell>
          <table:table-cell table:style-name="ce2" office:value-type="string">
            <text:p>Menyindir budaya konsumerisme yang berpusat di mall. Mengkritik bagaimana mall menjadi solusi untuk segala hal (hiburan, sosialisasi, makan, belanja). Menertawakan perilaku dan ritual yang terjadi di dalam "kuil" konsumsi ini.</text:p>
          </table:table-cell>
        </table:table-row>
        <table:table-row table:style-name="ro1">
          <table:table-cell office:value-type="float" office:value="74">
            <text:p>74</text:p>
          </table:table-cell>
          <table:table-cell table:formula="of:=&quot;SATIR - &quot; &amp; [.C75]" office:value-type="string" office:string-value="SATIR - Gali Lubang Tutup Lubang (Edisi Paylater &amp; Pinjol)">
            <text:p>SATIR - Gali Lubang Tutup Lubang (Edisi Paylater &amp; Pinjol)</text:p>
          </table:table-cell>
          <table:table-cell table:style-name="ce1" office:value-type="string">
            <text:p>Gali Lubang Tutup Lubang (Edisi Paylater &amp; Pinjol)</text:p>
          </table:table-cell>
          <table:table-cell table:style-name="ce3" office:value-type="string">
            <text:p>Kisah Inspiratif (Jangan Ditiru!) Mengelola Keuangan dengan Metode Lebih Besar Pasak daripada Tiang</text:p>
          </table:table-cell>
          <table:table-cell table:style-name="ce2" office:value-type="string">
            <text:p>Parodi dari buku-buku motivasi keuangan. Buku ini justru memberikan "tips" absurd tentang cara memaksimalkan limit Paylater, cara mencari pinjol (pinjaman online) baru untuk menutupi utang lama, dan cara meyakinkan diri sendiri bahwa belanja adalah investasi kebahagiaan. Penuh humor gelap tentang lingkaran setan utang konsumtif.</text:p>
          </table:table-cell>
          <table:table-cell table:style-name="ce2" office:value-type="string">
            <text:p>Mengkritik secara tajam (namun humoris) budaya berutang demi gaya hidup konsumtif, terutama melalui Paylater dan pinjol ilegal/legal. Menertawakan rasionalisasi diri para pecandu belanja yang terjerat utang. Memberikan peringatan terselubung tentang bahaya utang konsumtif.</text:p>
          </table:table-cell>
        </table:table-row>
        <table:table-row table:style-name="ro1">
          <table:table-cell office:value-type="float" office:value="75">
            <text:p>75</text:p>
          </table:table-cell>
          <table:table-cell table:formula="of:=&quot;SATIR - &quot; &amp; [.C76]" office:value-type="string" office:string-value="SATIR - Museum Barang Tidak Berguna Milik Kita Semua">
            <text:p>SATIR - Museum Barang Tidak Berguna Milik Kita Semua</text:p>
          </table:table-cell>
          <table:table-cell table:style-name="ce1" office:value-type="string">
            <text:p>Museum Barang Tidak Berguna Milik Kita Semua</text:p>
          </table:table-cell>
          <table:table-cell table:style-name="ce3" office:value-type="string">
            <text:p>Katalog Pameran Hasil Belanja Impulsif yang Menumpuk di Sudut Rumah</text:p>
          </table:table-cell>
          <table:table-cell table:style-name="ce2" office:value-type="string">
            <text:p>Ditulis seolah katalog museum, buku ini "memamerkan" koleksi barang-barang aneh, tidak perlu, atau cepat rusak yang dibeli karena lapar mata, diskon, atau kena racun. Setiap "artefak" (seperti alat masak viral yang dipakai sekali, baju fast fashion yang robek, atau gadget edisi terbatas yang sudah usang) memiliki deskripsi lucu tentang sejarah pembeliannya.</text:p>
          </table:table-cell>
          <table:table-cell table:style-name="ce2" office:value-type="string">
            <text:p>Menertawakan penyesalan pasca-belanja impulsif dan masalah penumpukan barang. Mengkritik budaya barang sekali pakai dan fast fashion. Mendorong kesadaran tentang limbah konsumsi melalui humor dan inventarisasi benda-benda absurd yang mungkin kita miliki.</text:p>
          </table:table-cell>
        </table:table-row>
        <table:table-row table:style-name="ro1">
          <table:table-cell office:value-type="float" office:value="76">
            <text:p>76</text:p>
          </table:table-cell>
          <table:table-cell table:formula="of:=&quot;SATIR - &quot; &amp; [.C77]" office:value-type="string" office:string-value="SATIR - Review Jujur™ (Dibayar Lunas di Depan)">
            <text:p>SATIR - Review Jujur™ (Dibayar Lunas di Depan)</text:p>
          </table:table-cell>
          <table:table-cell table:style-name="ce1" office:value-type="string">
            <text:p>Review Jujur™ (Dibayar Lunas di Depan)</text:p>
          </table:table-cell>
          <table:table-cell table:style-name="ce3" office:value-type="string">
            <text:p>Panduan Membedakan Endorsement Tulus dari Racun Berkedok Rekomendasi Sahabat Online Anda</text:p>
          </table:table-cell>
          <table:table-cell table:style-name="ce2" office:value-type="string">
            <text:p>Buku satir yang membongkar dunia endorsement para influencer dan selebgram Indonesia. Mengupas cara kerja "review jujur" yang penuh skrip, produk ajaib yang di-review (tapi mungkin tak pernah dipakai), kode diskon keramat, dan seni meyakinkan followers bahwa mereka benar-benar butuh barang tersebut. Penuh istilah marketing yang dipelesetkan.</text:p>
          </table:table-cell>
          <table:table-cell table:style-name="ce2" office:value-type="string">
            <text:p>Menertawakan dan mengkritik praktik endorsement yang seringkali tidak transparan dan manipulatif. Menyindir komersialisasi hubungan parasosial antara influencer dan follower. Mendorong literasi media agar pembaca lebih kritis terhadap rekomendasi produk online.</text:p>
          </table:table-cell>
        </table:table-row>
        <table:table-row table:style-name="ro1">
          <table:table-cell office:value-type="float" office:value="77">
            <text:p>77</text:p>
          </table:table-cell>
          <table:table-cell table:formula="of:=&quot;SATIR - &quot; &amp; [.C78]" office:value-type="string" office:string-value="SATIR - *Aku Bukan Influencer (Tapi Wajib Follow &amp; Like Ya!)">
            <text:p>SATIR - *Aku Bukan Influencer (Tapi Wajib Follow &amp; Like Ya!)</text:p>
          </table:table-cell>
          <table:table-cell table:style-name="ce2" office:value-type="string">
            <text:p>*Aku Bukan Influencer (Tapi Wajib Follow &amp; Like Ya!)</text:p>
          </table:table-cell>
          <table:table-cell table:style-name="ce3" office:value-type="string">
            <text:p>Manifesto Kerendahan Hati Palsu dari Para Pemilik Centang Biru</text:p>
          </table:table-cell>
          <table:table-cell table:style-name="ce2" office:value-type="string">
            <text:p>Ditulis dari sudut pandang influencer fiktif yang sangat getol membangun citra "apa adanya", "merakyat", dan "sama seperti kalian", padahal hidupnya penuh kemewahan sponsor, jadwal pemotretan, dan brief dari brand. Penuh dengan humblebragging, keluhan first world problems, dan ajakan halus untuk membeli produk endorse.</text:p>
          </table:table-cell>
          <table:table-cell table:style-name="ce2" office:value-type="string">
            <text:p>Mengolok-olok kepalsuan dan performa "keaslian" yang sering ditampilkan influencer. Menyindir kontradiksi antara citra yang dibangun dengan realitas kehidupan (dan sumber pendapatan) mereka. Menghibur dengan memparodikan gaya bicara dan konten khas influencer yang sok relatable.</text:p>
          </table:table-cell>
        </table:table-row>
        <table:table-row table:style-name="ro1">
          <table:table-cell office:value-type="float" office:value="78">
            <text:p>78</text:p>
          </table:table-cell>
          <table:table-cell table:formula="of:=&quot;SATIR - &quot; &amp; [.C79]" office:value-type="string" office:string-value="SATIR - Pabrik Konten Berfaedah™ (Spesialis Konten Viral Kosong Melompong)">
            <text:p>SATIR - Pabrik Konten Berfaedah™ (Spesialis Konten Viral Kosong Melompong)</text:p>
          </table:table-cell>
          <table:table-cell table:style-name="ce1" office:value-type="string">
            <text:p>Pabrik Konten Berfaedah™ (Spesialis Konten Viral Kosong Melompong)</text:p>
          </table:table-cell>
          <table:table-cell table:style-name="ce3" office:value-type="string">
            <text:p>Kisah di Balik Layar Industri Kreatif Penghasil Joget TikTok, Prank Settingan, dan Motivasi Klise</text:p>
          </table:table-cell>
          <table:table-cell table:style-name="ce2" office:value-type="string">
            <text:p>Menggambarkan sebuah "pabrik" atau agensi fiktif yang memproduksi konten viral secara massal untuk para influencer. Menampilkan proses kreatif yang absurd: riset tren terbaru (tak peduli mutu), penulisan skrip drama settingan, pelatihan ekspresi wajah "kaget" atau "terharu", dan pengukuran kesuksesan berdasarkan jumlah share semata.</text:p>
          </table:table-cell>
          <table:table-cell table:style-name="ce2" office:value-type="string">
            <text:p>Mengkritik secara satir kualitas konten yang seringkali dangkal, tidak orisinal, atau bahkan negatif demi mengejar viralitas dan engagement. Menertawakan industri di balik layar influencer yang mungkin lebih fokus pada angka daripada substansi. Menyindir pendangkalan makna "konten kreatif".</text:p>
          </table:table-cell>
        </table:table-row>
        <table:table-row table:style-name="ro1">
          <table:table-cell office:value-type="float" office:value="79">
            <text:p>79</text:p>
          </table:table-cell>
          <table:table-cell table:formula="of:=&quot;SATIR - &quot; &amp; [.C80]" office:value-type="string" office:string-value="SATIR - Universitas Kehidupan Selebgram (Akreditasi C dari Netizen)">
            <text:p>SATIR - Universitas Kehidupan Selebgram (Akreditasi C dari Netizen)</text:p>
          </table:table-cell>
          <table:table-cell table:style-name="ce1" office:value-type="string">
            <text:p>Universitas Kehidupan Selebgram (Akreditasi C dari Netizen)</text:p>
          </table:table-cell>
          <table:table-cell table:style-name="ce3" office:value-type="string">
            <text:p>Tempat Belajar Cara Cepat Kaya &amp; Terkenal Modal Filter, Drama, dan Giveaway</text:p>
          </table:table-cell>
          <table:table-cell table:style-name="ce2" office:value-type="string">
            <text:p>Parodi sebuah institusi pendidikan yang mengajarkan mata kuliah seperti "Pengantar Pose Selfie", "Manajemen Skandal 101", "Teknik Negosiasi Endorsement", "Seni Menjawab Komentar Julid", dan "Filsafat Caption Inspiratif (Hasil Copas)". Menampilkan dosen-dosen fiktif (mantan selebgram gagal?) dan mahasiswa ambisius.</text:p>
          </table:table-cell>
          <table:table-cell table:style-name="ce2" office:value-type="string">
            <text:p>Mengolok-olok aspirasi menjadi influencer sebagai jalan pintas menuju ketenaran dan kekayaan. Menyindir anggapan bahwa menjadi influencer tidak butuh keahlian nyata selain penampilan dan kemampuanสร้าง engagement. Menertawakan aspek-aspek performatif dan kadang absurd dari profesi influencer.</text:p>
          </table:table-cell>
        </table:table-row>
        <table:table-row table:style-name="ro1">
          <table:table-cell office:value-type="float" office:value="80">
            <text:p>80</text:p>
          </table:table-cell>
          <table:table-cell table:formula="of:=&quot;SATIR - &quot; &amp; [.C81]" office:value-type="string" office:string-value="SATIR - Followersku, Hartaku, Tuhanku">
            <text:p>SATIR - Followersku, Hartaku, Tuhanku</text:p>
          </table:table-cell>
          <table:table-cell table:style-name="ce1" office:value-type="string">
            <text:p>Followersku, Hartaku, Tuhanku</text:p>
          </table:table-cell>
          <table:table-cell table:style-name="ce3" office:value-type="string">
            <text:p>Kumpulan Doa dan Mantra Seorang Influencer Kepada Algoritma dan Angka Engagement</text:p>
          </table:table-cell>
          <table:table-cell table:style-name="ce2" office:value-type="string">
            <text:p>Buku ini berisi "doa-doa", "mantra", atau monolog internal seorang influencer fiktif yang hidupnya didikte oleh jumlah followers, likes, comments, dan algoritma media sosial. Menggambarkan kecemasan saat engagement turun, euforia saat viral, dan ketergantungan emosional pada validasi digital dari orang asing.</text:p>
          </table:table-cell>
          <table:table-cell table:style-name="ce2" office:value-type="string">
            <text:p>Menyoroti sisi gelap dan tekanan mental dalam kehidupan influencer. Mengkritik secara humoris (atau gelap) bagaimana metrik media sosial bisa menjadi berhala baru yang menentukan harga diri dan kebahagiaan. Mengeksplorasi hubungan parasosial dari sisi influencer yang juga 'terjebak'.</text:p>
          </table:table-cell>
        </table:table-row>
        <table:table-row table:style-name="ro1">
          <table:table-cell office:value-type="float" office:value="81">
            <text:p>81</text:p>
          </table:table-cell>
          <table:table-cell table:formula="of:=&quot;SATIR - &quot; &amp; [.C82]" office:value-type="string" office:string-value="SATIR - Aktivis Jempol &amp; Kuota">
            <text:p>SATIR - Aktivis Jempol &amp; Kuota</text:p>
          </table:table-cell>
          <table:table-cell table:style-name="ce1" office:value-type="string">
            <text:p>Aktivis Jempol &amp; Kuota</text:p>
          </table:table-cell>
          <table:table-cell table:style-name="ce3" office:value-type="string">
            <text:p>Menyelamatkan Dunia, Satu Hashtag dan Story Instagram pada Satu Waktu</text:p>
          </table:table-cell>
          <table:table-cell table:style-name="ce2" office:value-type="string">
            <text:p>Buku panduan satir (atau kumpulan profil) tentang para pahlawan aktivisme era digital yang berjuang keras... di depan layar ponsel. Mengupas seni memilih template Canva yang paling 'peduli', merangkai caption menggugah (tapi aman), mengganti foto profil sesuai isu terkini, dan merasa sudah berkontribusi besar setelah share petisi online.</text:p>
          </table:table-cell>
          <table:table-cell table:style-name="ce2" office:value-type="string">
            <text:p>Menertawakan dan mengkritik bentuk aktivisme yang dangkal dan hanya bermodal jempol (slacktivism). Menyindir fokus pada pencitraan 'peduli' di media sosial daripada aksi nyata. Memberikan hiburan relatable tentang fenomena aktivisme medsos.</text:p>
          </table:table-cell>
        </table:table-row>
        <table:table-row table:style-name="ro1">
          <table:table-cell office:value-type="float" office:value="82">
            <text:p>82</text:p>
          </table:table-cell>
          <table:table-cell table:formula="of:=&quot;SATIR - &quot; &amp; [.C83]" office:value-type="string" office:string-value="SATIR - Parade Kebajikan Digital™">
            <text:p>SATIR - Parade Kebajikan Digital™</text:p>
          </table:table-cell>
          <table:table-cell table:style-name="ce1" office:value-type="string">
            <text:p>Parade Kebajikan Digital™</text:p>
          </table:table-cell>
          <table:table-cell table:style-name="ce3" office:value-type="string">
            <text:p>Lomba Menjadi Manusia Paling Suci dan Peduli (Versi Online, Penilaian Berdasarkan Jumlah Likes)</text:p>
          </table:table-cell>
          <table:table-cell table:style-name="ce2" office:value-type="string">
            <text:p>Menggambarkan dunia media sosial sebagai arena perlombaan kebajikan. Para peserta (individu, influencer, bahkan brand) berlomba-lomba memamerkan moralitas dan kepedulian mereka pada isu-isu sosial terkini. Siapa yang paling lantang mengutuk, paling cepat pasang twibbon, dialah pemenangnya (dalam hal citra).</text:p>
          </table:table-cell>
          <table:table-cell table:style-name="ce2" office:value-type="string">
            <text:p>Mengolok-olok virtue signaling atau pamer kebajikan demi reputasi. Mengkritik kompetisi moralitas yang seringkali hipokrit dan tidak produktif. Menertawakan bagaimana isu sosial bisa menjadi ajang adu gengsi 'kebaikan'.</text:p>
          </table:table-cell>
        </table:table-row>
        <table:table-row table:style-name="ro1">
          <table:table-cell office:value-type="float" office:value="83">
            <text:p>83</text:p>
          </table:table-cell>
          <table:table-cell table:formula="of:=&quot;SATIR - &quot; &amp; [.C84]" office:value-type="string" office:string-value="SATIR - Buku Panduan Tanggap Bencana (untuk Citra Perusahaan Anda)">
            <text:p>SATIR - Buku Panduan Tanggap Bencana (untuk Citra Perusahaan Anda)</text:p>
          </table:table-cell>
          <table:table-cell table:style-name="ce1" office:value-type="string">
            <text:p>Buku Panduan Tanggap Bencana (untuk Citra Perusahaan Anda)</text:p>
          </table:table-cell>
          <table:table-cell table:style-name="ce3" office:value-type="string">
            <text:p>Cara Tampil Peduli Saat Krisis Tanpa Perlu Mengubah Kebijakan Apapun</text:p>
          </table:table-cell>
          <table:table-cell table:style-name="ce2" office:value-type="string">
            <text:p>Parodi buku panduan untuk tim PR korporat. Mengajarkan cara merilis pernyataan keprihatinan yang generik tapi terdengar tulus, membuat kampanye donasi (dengan syarat &amp; ketentuan kecil), mengubah logo jadi warna solidaritas, dan memanfaatkan momen krisis untuk branding positif, sambil memastikan operasional bisnis yang problematik tetap jalan terus.</text:p>
          </table:table-cell>
          <table:table-cell table:style-name="ce2" office:value-type="string">
            <text:p>Menyindir praktik woke-washing atau greenwashing oleh perusahaan. Mengkritik respons korporat terhadap isu sosial atau lingkungan yang seringkali hanya bersifat kosmetik dan demi citra. Menertawakan bahasa PR yang penuh basa-basi kepedulian.</text:p>
          </table:table-cell>
        </table:table-row>
        <table:table-row table:style-name="ro1">
          <table:table-cell office:value-type="float" office:value="84">
            <text:p>84</text:p>
          </table:table-cell>
          <table:table-cell table:formula="of:=&quot;SATIR - &quot; &amp; [.C85]" office:value-type="string" office:string-value="SATIR - Cause of the Week (Langganan Premium Dibatalkan Otomatis)">
            <text:p>SATIR - Cause of the Week (Langganan Premium Dibatalkan Otomatis)</text:p>
          </table:table-cell>
          <table:table-cell table:style-name="ce1" office:value-type="string">
            <text:p>Cause of the Week (Langganan Premium Dibatalkan Otomatis)</text:p>
          </table:table-cell>
          <table:table-cell table:style-name="ce3" office:value-type="string">
            <text:p>Ensiklopedia Isu-Isu Penting yang Pernah Viral Sebentar Lalu Dilupakan Begitu Saja</text:p>
          </table:table-cell>
          <table:table-cell table:style-name="ce2" office:value-type="string">
            <text:p>Ditulis seperti ensiklopedia atau katalog, buku ini "mendokumentasikan" berbagai isu sosial, politik, atau lingkungan yang pernah viral gila-gilaan di media sosial Indonesia, lengkap dengan hashtag khasnya, lalu lenyap ditelan tren berikutnya. Setiap entri adalah pengingat lucu (sekaligus miris) tentang betapa pendeknya rentang perhatian aktivisme online.</text:p>
          </table:table-cell>
          <table:table-cell table:style-name="ce2" office:value-type="string">
            <text:p>Mengkritik sifat aktivisme online yang seringkali musiman dan mudah berganti fokus. Menertawakan bagaimana isu-isu serius bisa diperlakukan seperti tren sesaat. Menyindir kurangnya komitmen jangka panjang dalam banyak kampanye aktivisme digital.</text:p>
          </table:table-cell>
        </table:table-row>
        <table:table-row table:style-name="ro1">
          <table:table-cell office:value-type="float" office:value="85">
            <text:p>85</text:p>
          </table:table-cell>
          <table:table-cell table:formula="of:=&quot;SATIR - &quot; &amp; [.C86]" office:value-type="string" office:string-value="SATIR - #PrayForXYZ (Template Siap Pakai untuk Segala Musibah)">
            <text:p>SATIR - #PrayForXYZ (Template Siap Pakai untuk Segala Musibah)</text:p>
          </table:table-cell>
          <table:table-cell table:style-name="ce1" office:value-type="string">
            <text:p>#PrayForXYZ (Template Siap Pakai untuk Segala Musibah)</text:p>
          </table:table-cell>
          <table:table-cell table:style-name="ce3" office:value-type="string">
            <text:p>Kumpulan Ucapan Duka Cita dan Simpati Generik yang Dijamin Aman dan Tidak Menyinggung Siapapun</text:p>
          </table:table-cell>
          <table:table-cell table:style-name="ce2" office:value-type="string">
            <text:p>Sebuah "buku" yang isinya hanya template ucapan keprihatinan, doa, dan dukungan untuk berbagai jenis tragedi atau isu sosial. Lengkap dengan pilihan hashtag populer. Ditujukan (secara satir) bagi mereka yang ingin menunjukkan kepedulian tapi tidak punya waktu/ide/keberanian untuk menulis sesuatu yang orisinal atau substantif.</text:p>
          </table:table-cell>
          <table:table-cell table:style-name="ce2" office:value-type="string">
            <text:p>Mengolok-olok respons klise dan formulaik terhadap tragedi atau isu sosial. Mengkritik ekspresi simpati yang terasa kosong karena kurangnya tindakan nyata atau pemikiran pribadi. Menertawakan bagaimana kepedulian bisa menjadi sekadar formalitas atau kewajiban sosial media.</text:p>
          </table:table-cell>
        </table:table-row>
        <table:table-row table:style-name="ro1">
          <table:table-cell office:value-type="float" office:value="86">
            <text:p>86</text:p>
          </table:table-cell>
          <table:table-cell table:formula="of:=&quot;SATIR - &quot; &amp; [.C87]" office:value-type="string" office:string-value="SATIR - Pengadilan Rakyat Netizen™">
            <text:p>SATIR - Pengadilan Rakyat Netizen™</text:p>
          </table:table-cell>
          <table:table-cell table:style-name="ce1" office:value-type="string">
            <text:p>Pengadilan Rakyat Netizen™</text:p>
          </table:table-cell>
          <table:table-cell table:style-name="ce3" office:value-type="string">
            <text:p>Vonis Viral Dijatuhkan dalam 280 Karakter, Banding Tidak Diterima (Kecuali Kamu Bikin Video Nangis)</text:p>
          </table:table-cell>
          <table:table-cell table:style-name="ce2" office:value-type="string">
            <text:p>Sebuah parodi persidangan di mana hakim, jaksa, dan juri adalah gerombolan netizen anonim di media sosial. Mengadili "terdakwa" (siapa saja yang baru berbuat salah atau dianggap salah) berdasarkan bukti sepotong-sepotong, rumor, dan tingkat kemarahan massa. Vonisnya: pembatalan karir, hujatan berjamaah, dan pengasingan digital.</text:p>
          </table:table-cell>
          <table:table-cell table:style-name="ce2" office:value-type="string">
            <text:p>Mengkritik secara satir fenomena penghakiman massa online yang seringkali tanpa proses adil, tidak proporsional, dan didorong oleh emosi sesaat. Menertawakan absurditas "keadilan" versi media sosial. Menyindir kurangnya nuansa dan konteks dalam banyak kasus cancel culture.</text:p>
          </table:table-cell>
        </table:table-row>
        <table:table-row table:style-name="ro1">
          <table:table-cell office:value-type="float" office:value="87">
            <text:p>87</text:p>
          </table:table-cell>
          <table:table-cell table:formula="of:=&quot;SATIR - &quot; &amp; [.C88]" office:value-type="string" office:string-value="SATIR - Dicari: Manusia Sempurna Tanpa Dosa (Untuk Dicancel Minggu Depan)">
            <text:p>SATIR - Dicari: Manusia Sempurna Tanpa Dosa (Untuk Dicancel Minggu Depan)</text:p>
          </table:table-cell>
          <table:table-cell table:style-name="ce1" office:value-type="string">
            <text:p>Dicari: Manusia Sempurna Tanpa Dosa (Untuk Dicancel Minggu Depan)</text:p>
          </table:table-cell>
          <table:table-cell table:style-name="ce3" office:value-type="string">
            <text:p>Perburuan Abadi Mencari Target Baru untuk Dirujak Berjamaah</text:p>
          </table:table-cell>
          <table:table-cell table:style-name="ce2" office:value-type="string">
            <text:p>Buku ini menggambarkan cancel culture sebagai perburuan tanpa henti. Setiap minggu, massa online membutuhkan "tumbal" baru untuk diserang. Menceritakan kisah-kisah fiktif tentang bagaimana orang-orang (terkenal maupun biasa) dijatuhkan karena kesalahan sepele, lelucon lama, atau sekadar jadi target empuk kemarahan kolektif.</text:p>
          </table:table-cell>
          <table:table-cell table:style-name="ce2" office:value-type="string">
            <text:p>Mengolok-olok standar ganda dan sifat cancel culture yang kadang seperti mencari-cari kesalahan. Mengkritik budaya kemarahan (outrage culture) yang konstan dan butuh pelampiasan. Menertawakan (dengan gelap) betapa mudahnya reputasi dihancurkan di era digital.</text:p>
          </table:table-cell>
        </table:table-row>
        <table:table-row table:style-name="ro1">
          <table:table-cell office:value-type="float" office:value="88">
            <text:p>88</text:p>
          </table:table-cell>
          <table:table-cell table:formula="of:=&quot;SATIR - &quot; &amp; [.C89]" office:value-type="string" office:string-value="SATIR - Panduan Membuat Video Minta Maaf (Yang Dijamin Tetap Dihujat)">
            <text:p>SATIR - Panduan Membuat Video Minta Maaf (Yang Dijamin Tetap Dihujat)</text:p>
          </table:table-cell>
          <table:table-cell table:style-name="ce1" office:value-type="string">
            <text:p>Panduan Membuat Video Minta Maaf (Yang Dijamin Tetap Dihujat)</text:p>
          </table:table-cell>
          <table:table-cell table:style-name="ce3" office:value-type="string">
            <text:p>Seni Menangis di Depan Kamera, Mengakui Kesalahan Fana, dan Berjanji Akan Belajar (Lagi)</text:p>
          </table:table-cell>
          <table:table-cell table:style-name="ce2" office:value-type="string">
            <text:p>Parodi buku self-help untuk mereka yang baru saja "dicancel". Memberikan "tips" membuat video klarifikasi/minta maaf yang memenuhi semua checklist klise: pencahayaan remang-remang, mata berkaca-kaca, kalimat penyesalan generik, janji introspeksi diri, sambil diam-diam berharap badai cepat berlalu (atau malah makin parah).</text:p>
          </table:table-cell>
          <table:table-cell table:style-name="ce2" office:value-type="string">
            <text:p>Menyindir formula video minta maaf yang seringkali terasa tidak tulus dan performatif. Menertawakan siklus skandal-kemarahan-klarifikasi dalam dunia selebriti/influencer. Mengeksplorasi apakah permintaan maaf di era cancel culture masih bermakna atau hanya ritual kosong.</text:p>
          </table:table-cell>
        </table:table-row>
        <table:table-row table:style-name="ro1">
          <table:table-cell office:value-type="float" office:value="89">
            <text:p>89</text:p>
          </table:table-cell>
          <table:table-cell table:formula="of:=&quot;SATIR - &quot; &amp; [.C90]" office:value-type="string" office:string-value="SATIR - Arkeologi Jejak Digital: Menggali Kesalahan Masa Lalu Anda">
            <text:p>SATIR - Arkeologi Jejak Digital: Menggali Kesalahan Masa Lalu Anda</text:p>
          </table:table-cell>
          <table:table-cell table:style-name="ce1" office:value-type="string">
            <text:p>Arkeologi Jejak Digital: Menggali Kesalahan Masa Lalu Anda</text:p>
          </table:table-cell>
          <table:table-cell table:style-name="ce3" office:value-type="string">
            <text:p>Jasa Profesional Menemukan Tweet Memalukan Anda dari Tahun 2010 untuk Menghancurkan Hidup Anda Hari Ini</text:p>
          </table:table-cell>
          <table:table-cell table:style-name="ce2" office:value-type="string">
            <text:p>Mengisahkan sebuah "perusahaan" fiktif yang spesialisasinya adalah menggali arsip digital seseorang (status Facebook lama, tweet jadul, foto memalukan) untuk dijadikan senjata pembatalan di masa kini. Ditulis dengan gaya brosur jasa profesional yang absurd.</text:p>
          </table:table-cell>
          <table:table-cell table:style-name="ce2" office:value-type="string">
            <text:p>Mengkritik secara satir obsesi menggali kesalahan masa lalu tanpa konteks dan mengabaikan kemungkinan perubahan/pertumbuhan seseorang. Menertawakan penggunaan standar moral masa kini untuk menghakimi masa lalu. Menyindir bagaimana jejak digital bisa menjadi bom waktu.</text:p>
          </table:table-cell>
        </table:table-row>
        <table:table-row table:style-name="ro1">
          <table:table-cell office:value-type="float" office:value="90">
            <text:p>90</text:p>
          </table:table-cell>
          <table:table-cell table:formula="of:=&quot;SATIR - &quot; &amp; [.C91]" office:value-type="string" office:string-value="SATIR - Rombongan Hakim Medsos Siap Beraksi!">
            <text:p>SATIR - Rombongan Hakim Medsos Siap Beraksi!</text:p>
          </table:table-cell>
          <table:table-cell table:style-name="ce1" office:value-type="string">
            <text:p>Rombongan Hakim Medsos Siap Beraksi!</text:p>
          </table:table-cell>
          <table:table-cell table:style-name="ce3" office:value-type="string">
            <text:p>Karena Pendapat Kami (yang Rame-Rame) Jauh Lebih Penting daripada Fakta atau Perasaan Anda</text:p>
          </table:table-cell>
          <table:table-cell table:style-name="ce2" office:value-type="string">
            <text:p>Kumpulan monolog atau dialog dari sudut pandang para "hakim medsos". Mengungkapkan keyakinan mereka akan kebenaran mutlak versi gerombolan, kenikmatan saat menghujat berjamaah, ketidaksabaran terhadap penjelasan atau klarifikasi, dan kebingungan saat target mereka ternyata tidak sejahat yang mereka kira (tapi gengsi untuk mengaku salah).</text:p>
          </table:table-cell>
          <table:table-cell table:style-name="ce2" office:value-type="string">
            <text:p>Memberikan perspektif ironis dari para pelaku online mob. Menertawakan groupthink dan hilangnya empati saat berada dalam kerumunan digital. Mengkritik arogansi dan rasa superioritas moral yang sering menyertai penghakiman massa online.</text:p>
          </table:table-cell>
        </table:table-row>
        <table:table-row table:style-name="ro1">
          <table:table-cell office:value-type="float" office:value="91">
            <text:p>91</text:p>
          </table:table-cell>
          <table:table-cell table:formula="of:=&quot;SATIR - &quot; &amp; [.C92]" office:value-type="string" office:string-value="SATIR - Kumpulan Wahyu dari Forward-an WAG (WhatsApp Group)">
            <text:p>SATIR - Kumpulan Wahyu dari Forward-an WAG (WhatsApp Group)</text:p>
          </table:table-cell>
          <table:table-cell table:style-name="ce1" office:value-type="string">
            <text:p>Kumpulan Wahyu dari Forward-an WAG (WhatsApp Group)</text:p>
          </table:table-cell>
          <table:table-cell table:style-name="ce3" office:value-type="string">
            <text:p>Kitab Suci Keluarga Besar yang Isinya Tips Kesehatan Aneh, Berita Politik Ngawur, dan Teori Konspirasi Global Terkini</text:p>
          </table:table-cell>
          <table:table-cell table:style-name="ce2" office:value-type="string">
            <text:p>Sebuah "kompilasi suci" berisi contoh-contoh pesan forward legendaris dari grup WhatsApp keluarga, alumni, atau komplek. Mulai dari larangan makan kombinasi makanan tertentu (yang mematikan!), klaim obat ajaib penyembuh segala penyakit, hingga bocoran "dokumen rahasia" tentang konspirasi elit global yang menguasai dunia. Disertai analisis "ahli" (palsu) tentang mengapa pesan ini pasti benar.</text:p>
          </table:table-cell>
          <table:table-cell table:style-name="ce2" office:value-type="string">
            <text:p>Menertawakan dan mengkritik peran sentral grup WhatsApp dalam penyebaran hoaks dan misinformasi di Indonesia. Menyindir ketidakmampuan menyaring informasi dan kebiasaan share tanpa verifikasi. Memberikan humor relatable tentang dinamika WAG.</text:p>
          </table:table-cell>
        </table:table-row>
        <table:table-row table:style-name="ro1">
          <table:table-cell office:value-type="float" office:value="92">
            <text:p>92</text:p>
          </table:table-cell>
          <table:table-cell table:formula="of:=&quot;SATIR - &quot; &amp; [.C93]" office:value-type="string" office:string-value="SATIR - Universitas YouTube &amp; Facebook (Akreditasi: Sumber Terpercaya Menurut Feeling)">
            <text:p>SATIR - Universitas YouTube &amp; Facebook (Akreditasi: Sumber Terpercaya Menurut Feeling)</text:p>
          </table:table-cell>
          <table:table-cell table:style-name="ce1" office:value-type="string">
            <text:p>Universitas YouTube &amp; Facebook (Akreditasi: Sumber Terpercaya Menurut Feeling)</text:p>
          </table:table-cell>
          <table:table-cell table:style-name="ce3" office:value-type="string">
            <text:p>Gelar Sarjana Konspirasi Bisa Diraih dalam 3 Video, Wisuda Cukup dengan Share ke Semua Kontak</text:p>
          </table:table-cell>
          <table:table-cell table:style-name="ce2" office:value-type="string">
            <text:p>Parodi sebuah institusi pendidikan tinggi fiktif di mana kurikulumnya adalah video-video konspirasi di YouTube dan postingan-postingan tanpa sumber di Facebook. Menggambarkan "mahasiswa" yang merasa tercerahkan, "dosen" (anonim) yang meyakinkan, dan "riset" mendalam (baca: nonton video sampai habis) yang membuktikan bahwa bumi itu datar dan vaksin ada chip-nya.</text:p>
          </table:table-cell>
          <table:table-cell table:style-name="ce2" office:value-type="string">
            <text:p>Mengolok-olok orang yang mendapatkan seluruh pengetahuannya dari sumber tidak kredibel di internet dan merasa setara dengan pakar. Mengkritik rendahnya literasi digital dan bahaya algoritma yang menciptakan gelembung informasi (echo chamber). Menyindir klaim "riset mandiri" yang seringkali menyesatkan.</text:p>
          </table:table-cell>
        </table:table-row>
        <table:table-row table:style-name="ro1">
          <table:table-cell office:value-type="float" office:value="93">
            <text:p>93</text:p>
          </table:table-cell>
          <table:table-cell table:formula="of:=&quot;SATIR - &quot; &amp; [.C94]" office:value-type="string" office:string-value="SATIR - Pabrik Berita Bohong (Divisi Hoaks Kreatif)">
            <text:p>SATIR - Pabrik Berita Bohong (Divisi Hoaks Kreatif)</text:p>
          </table:table-cell>
          <table:table-cell table:style-name="ce1" office:value-type="string">
            <text:p>Pabrik Berita Bohong (Divisi Hoaks Kreatif)</text:p>
          </table:table-cell>
          <table:table-cell table:style-name="ce3" office:value-type="string">
            <text:p>Kami Menciptakan Ketakutan, Kemarahan, dan Kebingungan Sesuai Pesanan Anda!</text:p>
          </table:table-cell>
          <table:table-cell table:style-name="ce2" office:value-type="string">
            <text:p>Mengisahkan sebuah "perusahaan" rahasia yang bisnis utamanya adalah memproduksi dan menyebarkan hoaks serta teori konspirasi untuk berbagai tujuan: politik, bisnis, atau sekadar iseng menciptakan kekacauan. Menampilkan "departemen" khusus seperti Divisi Judul Klikbait, Tim Riset Cocoklogi, dan Unit Penyebaran Viral.</text:p>
          </table:table-cell>
          <table:table-cell table:style-name="ce2" office:value-type="string">
            <text:p>Mengkritik secara satir adanya pihak-pihak yang mungkin secara sengaja memproduksi dan menyebarkan disinformasi untuk keuntungan pribadi atau kelompok. Menyoroti mekanisme pembuatan hoaks yang kadang terencana. Memberikan perspektif gelap namun lucu tentang asal-usul berita bohong.</text:p>
          </table:table-cell>
        </table:table-row>
        <table:table-row table:style-name="ro1">
          <table:table-cell office:value-type="float" office:value="94">
            <text:p>94</text:p>
          </table:table-cell>
          <table:table-cell table:formula="of:=&quot;SATIR - &quot; &amp; [.C95]" office:value-type="string" office:string-value="SATIR - Manual Detektif Konspirasi Pemula">
            <text:p>SATIR - Manual Detektif Konspirasi Pemula</text:p>
          </table:table-cell>
          <table:table-cell table:style-name="ce1" office:value-type="string">
            <text:p>Manual Detektif Konspirasi Pemula</text:p>
          </table:table-cell>
          <table:table-cell table:style-name="ce3" office:value-type="string">
            <text:p>Cara Menemukan Simbol Illuminati di Bungkus Indomie dan Menghubungkannya dengan Kebangkitan Komunisme</text:p>
          </table:table-cell>
          <table:table-cell table:style-name="ce2" office:value-type="string">
            <text:p>Sebuah "buku panduan" kocak untuk menjadi seorang penganut teori konspirasi. Mengajarkan cara melihat pola di tempat yang tidak ada, menghubungkan titik-titik yang tidak berhubungan (cocoklogi), mencurigai semua penjelasan resmi, dan selalu percaya pada skenario terburuk yang paling rumit. Lengkap dengan latihan mencari pesan tersembunyi.</text:p>
          </table:table-cell>
          <table:table-cell table:style-name="ce2" office:value-type="string">
            <text:p>Menertawakan pola pikir dan logika (atau ketiadaan logika) di balik teori konspirasi. Mengolok-olok metode "cocoklogi" dan cherry-picking (memilih-milih bukti yang mendukung). Menyindir paranoia dan ketidakpercayaan berlebihan terhadap institusi atau penjelasan rasional.</text:p>
          </table:table-cell>
        </table:table-row>
        <table:table-row table:style-name="ro1">
          <table:table-cell office:value-type="float" office:value="95">
            <text:p>95</text:p>
          </table:table-cell>
          <table:table-cell table:formula="of:=&quot;SATIR - &quot; &amp; [.C96]" office:value-type="string" office:string-value="SATIR - &quot;Katanya Sih...&quot; (Jaminan Mutu Hoaks Terpercaya Sejak Zaman Batu)">
            <text:p>SATIR - "Katanya Sih..." (Jaminan Mutu Hoaks Terpercaya Sejak Zaman Batu)</text:p>
          </table:table-cell>
          <table:table-cell table:style-name="ce1" office:value-type="string">
            <text:p>"Katanya Sih..." (Jaminan Mutu Hoaks Terpercaya Sejak Zaman Batu)</text:p>
          </table:table-cell>
          <table:table-cell table:style-name="ce3" office:value-type="string">
            <text:p>Ensiklopedia Informasi Tidak Valid yang Tetap Dipercaya Karena Sudah Menyebar Luas</text:p>
          </table:table-cell>
          <table:table-cell table:style-name="ce2" office:value-type="string">
            <text:p>Kumpulan hoaks-hoaks legendaris atau tipe-tipe hoaks umum yang terus beredar di masyarakat, dari generasi ke generasi atau dari tren ke tren. Setiap entri dijelaskan dengan gaya serius palsu, menyoroti absurditasnya namun juga mengapa orang tetap percaya ("karena semua orang bilang begitu", "karena kedengarannya masuk akal").</text:p>
          </table:table-cell>
          <table:table-cell table:style-name="ce2" office:value-type="string">
            <text:p>Mengkritik penerimaan informasi secara pasif hanya karena "katanya" atau sudah tersebar luas. Menertawakan daya tahan hoaks yang luar biasa meskipun sudah sering dibantah. Mendorong pembaca untuk selalu bertanya "kata siapa?" dan memeriksa sumber informasi.</text:p>
          </table:table-cell>
        </table:table-row>
        <table:table-row table:style-name="ro1">
          <table:table-cell office:value-type="float" office:value="96">
            <text:p>96</text:p>
          </table:table-cell>
          <table:table-cell table:formula="of:=&quot;SATIR - &quot; &amp; [.C97]" office:value-type="string" office:string-value="SATIR - Kerja Keras Bagai Kuda (Sampai Masuk UGD)">
            <text:p>SATIR - Kerja Keras Bagai Kuda (Sampai Masuk UGD)</text:p>
          </table:table-cell>
          <table:table-cell table:style-name="ce1" office:value-type="string">
            <text:p>Kerja Keras Bagai Kuda (Sampai Masuk UGD)</text:p>
          </table:table-cell>
          <table:table-cell table:style-name="ce3" office:value-type="string">
            <text:p>Panduan Ibadah Lembur dan Bertapa di Depan Laptop Demi Kesuksesan Dunia Akhirat (Kantor)</text:p>
          </table:table-cell>
          <table:table-cell table:style-name="ce2" office:value-type="string">
            <text:p>Buku "suci" bagi para penganut aliran hustle culture garis keras. Mengajarkan cara mengorbankan jam tidur demi deadline, menukar waktu makan siang dengan meeting, menganggap istirahat sebagai kemalasan, dan membanggakan burnout sebagai lencana kehormatan. Lengkap dengan kutipan "inspiratif" dari CEO fiktif yang tidak pernah libur.</text:p>
          </table:table-cell>
          <table:table-cell table:style-name="ce2" office:value-type="string">
            <text:p>Menertawakan dan mengkritik glorifikasi kerja berlebihan yang mengabaikan kesehatan fisik dan mental. Menyindir budaya kerja toksik yang menuntut pengorbanan total. Memberikan katarsis humor bagi mereka yang merasa terjebak atau muak dengan narasi hustle porn.</text:p>
          </table:table-cell>
        </table:table-row>
        <table:table-row table:style-name="ro1">
          <table:table-cell office:value-type="float" office:value="97">
            <text:p>97</text:p>
          </table:table-cell>
          <table:table-cell table:formula="of:=&quot;SATIR - &quot; &amp; [.C98]" office:value-type="string" office:string-value="SATIR - Generasi Anti Rebahan (Tapi Badan Rontok di Usia 30)">
            <text:p>SATIR - Generasi Anti Rebahan (Tapi Badan Rontok di Usia 30)</text:p>
          </table:table-cell>
          <table:table-cell table:style-name="ce1" office:value-type="string">
            <text:p>Generasi Anti Rebahan (Tapi Badan Rontok di Usia 30)</text:p>
          </table:table-cell>
          <table:table-cell table:style-name="ce3" office:value-type="string">
            <text:p>Kumpulan Kisah Inspiratif (Baca: Tragis) Anak Muda yang Mengejar Cuan Sampai Lupa Caranya Santai</text:p>
          </table:table-cell>
          <table:table-cell table:style-name="ce2" office:value-type="string">
            <text:p>Kumpulan cerita pendek satir tentang anak-anak muda yang terjebak dalam hustle culture. Ada yang punya 5 side hustle tapi selalu bokek, ada yang jadi motivator produktivitas padahal hidupnya berantakan, ada yang bangga kerja 18 jam sehari tapi komunikasi dengan keluarga via chat saja. Penuh ironi dan kelelahan terselubung.</text:p>
          </table:table-cell>
          <table:table-cell table:style-name="ce2" office:value-type="string">
            <text:p>Mengolok-olok tekanan pada generasi muda untuk terus produktif dan "sukses" di usia dini. Mengkritik dampak hustle culture pada kesejahteraan dan hubungan sosial. Menyoroti kesenjangan antara citra kesibukan/kesuksesan yang ditampilkan dengan realitas yang mungkin penuh tekanan.</text:p>
          </table:table-cell>
        </table:table-row>
        <table:table-row table:style-name="ro1">
          <table:table-cell office:value-type="float" office:value="98">
            <text:p>98</text:p>
          </table:table-cell>
          <table:table-cell table:formula="of:=&quot;SATIR - &quot; &amp; [.C99]" office:value-type="string" office:string-value="SATIR - Seni Menukar Tidur dengan Cuan Receh">
            <text:p>SATIR - Seni Menukar Tidur dengan Cuan Receh</text:p>
          </table:table-cell>
          <table:table-cell table:style-name="ce1" office:value-type="string">
            <text:p>Seni Menukar Tidur dengan Cuan Receh</text:p>
          </table:table-cell>
          <table:table-cell table:style-name="ce3" office:value-type="string">
            <text:p>Petualangan Seru Menjadi Budak Produktivitas di Era Ekonomi Gigitan Semut</text:p>
          </table:table-cell>
          <table:table-cell table:style-name="ce2" office:value-type="string">
            <text:p>Ditulis seolah panduan petualangan, buku ini menyindir realitas para pekerja lepas, freelancer, atau content creator yang harus terus "nge-gas" demi proyek receh atau engagement sesaat. Menggambarkan perjuangan mencari brief, begadang demi revisi, dan kompetisi sengit hanya untuk mendapatkan upah yang kadang tidak seberapa.</text:p>
          </table:table-cell>
          <table:table-cell table:style-name="ce2" office:value-type="string">
            <text:p>Mengkritik secara satir eksploitasi terselubung dalam gig economy yang sering dibungkus dengan narasi hustle dan fleksibilitas. Menertawakan glamorisasi kerja non-standar yang realitanya seringkali tidak stabil dan melelahkan. Memberikan suara humoris bagi para pejuang freelance.</text:p>
          </table:table-cell>
        </table:table-row>
        <table:table-row table:style-name="ro1">
          <table:table-cell office:value-type="float" office:value="99">
            <text:p>99</text:p>
          </table:table-cell>
          <table:table-cell table:formula="of:=&quot;SATIR - &quot; &amp; [.C100]" office:value-type="string" office:string-value="SATIR - Motivator Jualan Mimpi™ (Cicilan 0% Via Paylater)">
            <text:p>SATIR - Motivator Jualan Mimpi™ (Cicilan 0% Via Paylater)</text:p>
          </table:table-cell>
          <table:table-cell table:style-name="ce1" office:value-type="string">
            <text:p>Motivator Jualan Mimpi™ (Cicilan 0% Via Paylater)</text:p>
          </table:table-cell>
          <table:table-cell table:style-name="ce3" office:value-type="string">
            <text:p>Seminar Akbar Mengubah Nasib (Nasib Motivatornya Maksudnya) dalam 1 Malam!</text:p>
          </table:table-cell>
          <table:table-cell table:style-name="ce2" office:value-type="string">
            <text:p>Parodi tentang industri motivasi dan para trainer atau coach yang menjual janji kesuksesan instan dengan seminar mahal, buku best-seller (yang isinya klise), dan kutipan inspiratif hasil copas. Mengungkap "rahasia" di balik layar: materi daur ulang, teknik manipulasi emosi, dan fokus utama pada penjualan produk turunan.</text:p>
          </table:table-cell>
          <table:table-cell table:style-name="ce2" office:value-type="string">
            <text:p>Mengolok-olok industri motivasi yang seringkali menjual harapan palsu dan solusi dangkal. Mengkritik para motivator yang lebih fokus pada keuntungan pribadi daripada dampak nyata bagi audiens. Menertawakan jargon-jargon motivasi yang bombastis tapi kosong.</text:p>
          </table:table-cell>
        </table:table-row>
        <table:table-row table:style-name="ro1">
          <table:table-cell office:value-type="float" office:value="100">
            <text:p>100</text:p>
          </table:table-cell>
          <table:table-cell table:formula="of:=&quot;SATIR - &quot; &amp; [.C101]" office:value-type="string" office:string-value="SATIR - Kompetisi Lembur Nasional (Piala Bergilir Direktur Insomnia)">
            <text:p>SATIR - Kompetisi Lembur Nasional (Piala Bergilir Direktur Insomnia)</text:p>
          </table:table-cell>
          <table:table-cell table:style-name="ce1" office:value-type="string">
            <text:p>Kompetisi Lembur Nasional (Piala Bergilir Direktur Insomnia)</text:p>
          </table:table-cell>
          <table:table-cell table:style-name="ce3" office:value-type="string">
            <text:p>Liputan Langsung dari Arena Adu Kerja Keras Antar Karyawan Teladan (Menurut HRD)</text:p>
          </table:table-cell>
          <table:table-cell table:style-name="ce2" office:value-type="string">
            <text:p>Ditulis dengan gaya liputan olahraga, buku ini menggambarkan suasana kompetisi tidak sehat di sebuah kantor fiktif (atau mungkin nyata?) di mana karyawan berlomba-lomba menjadi yang paling lama lembur, paling cepat balas email di luar jam kerja, dan paling jarang ambil cuti. Pemenangnya dapat piala (dan mungkin penyakit).</text:p>
          </table:table-cell>
          <table:table-cell table:style-name="ce2" office:value-type="string">
            <text:p>Menyindir budaya kompetisi internal yang toksik di tempat kerja. Mengkritik perusahaan yang secara implisit atau eksplisit mendorong kerja berlebihan. Menertawakan bagaimana lembur dan pengorbanan diri bisa dianggap sebagai prestasi kerja yang patut dibanggakan dan diberi penghargaan (yang absurd).</text:p>
          </table:table-cell>
        </table:table-row>
        <table:table-row table:style-name="ro1">
          <table:table-cell office:value-type="float" office:value="101">
            <text:p>101</text:p>
          </table:table-cell>
          <table:table-cell table:formula="of:=&quot;SATIR - &quot; &amp; [.C102]" office:value-type="string" office:string-value="SATIR - Jurus Sehat Anti Nasi (Tapi Ngemil Brownies Gluten-Free Organik)">
            <text:p>SATIR - Jurus Sehat Anti Nasi (Tapi Ngemil Brownies Gluten-Free Organik)</text:p>
          </table:table-cell>
          <table:table-cell table:style-name="ce1" office:value-type="string">
            <text:p>Jurus Sehat Anti Nasi (Tapi Ngemil Brownies Gluten-Free Organik)</text:p>
          </table:table-cell>
          <table:table-cell table:style-name="ce3" office:value-type="string">
            <text:p>Petualangan Diet Dari Keto ke Vegan ke Jus Detox Lalu Balik Lagi ke Indomie Rebus</text:p>
          </table:table-cell>
          <table:table-cell table:style-name="ce2" office:value-type="string">
            <text:p>Kisah komedi tentang seseorang (atau sekumpulan orang) yang terjebak dalam siklus abadi mencoba semua tren diet terbaru. Bulan ini anti karbo, bulan depan hanya minum jus, bulan berikutnya puasa aneh. Penuh dengan aturan makan yang menyiksa, cheat day yang kebablasan, dan pencarian tanpa akhir akan 'kunci' hidup sehat (yang ternyata tidak ada di Google).</text:p>
          </table:table-cell>
          <table:table-cell table:style-name="ce2" office:value-type="string">
            <text:p>Menertawakan dan mengkritik budaya diet ekstrem dan gonta-ganti tren kesehatan yang seringkali tidak berkelanjutan. Menyindir inkonsistensi dan kadang kemunafikan dalam gaya hidup 'sehat' kekinian. Memberikan humor relatable tentang perjuangan mencari keseimbangan (dan kewarasan) di tengah bombardir info diet.</text:p>
          </table:table-cell>
        </table:table-row>
        <table:table-row table:style-name="ro1">
          <table:table-cell office:value-type="float" office:value="102">
            <text:p>102</text:p>
          </table:table-cell>
          <table:table-cell table:formula="of:=&quot;SATIR - &quot; &amp; [.C103]" office:value-type="string" office:string-value="SATIR - Kuil Kebugaran Kekinian (Wajib Punya Legging Mahal &amp; Tumbler Viral)">
            <text:p>SATIR - Kuil Kebugaran Kekinian (Wajib Punya Legging Mahal &amp; Tumbler Viral)</text:p>
          </table:table-cell>
          <table:table-cell table:style-name="ce1" office:value-type="string">
            <text:p>Kuil Kebugaran Kekinian (Wajib Punya Legging Mahal &amp; Tumbler Viral)</text:p>
          </table:table-cell>
          <table:table-cell table:style-name="ce3" office:value-type="string">
            <text:p>Tempat Suci untuk Menyiksa Diri dengan Yoga Pagi, Pilates Sore, dan CrossFit Sampai Muntah</text:p>
          </table:table-cell>
          <table:table-cell table:style-name="ce2" office:value-type="string">
            <text:p>Menggambarkan pusat kebugaran fancy atau studio butik sebagai tempat ibadah baru bagi kaum urban sehat. Lengkap dengan "pendeta" instruktur yoga/pilates/HIIT, "umat" yang berkompetisi dalam kelenturan atau kekuatan (dan outfit), serta "sakramen" berupa smoothie kale seharga motor cicilan.</text:p>
          </table:table-cell>
          <table:table-cell table:style-name="ce2" office:value-type="string">
            <text:p>Mengolok-olok komersialisasi industri kebugaran dan status sosial yang melekat padanya. Menyindir fokus pada penampilan (baju olahraga mahal, tubuh ideal versi medsos) daripada kesehatan sejati. Menertawakan beberapa tren olahraga ekstrem atau eksklusif.</text:p>
          </table:table-cell>
        </table:table-row>
        <table:table-row table:style-name="ro1">
          <table:table-cell office:value-type="float" office:value="103">
            <text:p>103</text:p>
          </table:table-cell>
          <table:table-cell table:formula="of:=&quot;SATIR - &quot; &amp; [.C104]" office:value-type="string" office:string-value="SATIR - Panduan Mencapai Pencerahan (Lewat Meditasi 5 Menit &amp; Afirmasi Positif di Depan Cermin)">
            <text:p>SATIR - Panduan Mencapai Pencerahan (Lewat Meditasi 5 Menit &amp; Afirmasi Positif di Depan Cermin)</text:p>
          </table:table-cell>
          <table:table-cell table:style-name="ce1" office:value-type="string">
            <text:p>Panduan Mencapai Pencerahan (Lewat Meditasi 5 Menit &amp; Afirmasi Positif di Depan Cermin)</text:p>
          </table:table-cell>
          <table:table-cell table:style-name="ce3" office:value-type="string">
            <text:p>Menemukan Kedamaian Batin di Tengah Cicilan, Deadline, dan Notifikasi Medsos yang Tak Berhenti</text:p>
          </table:table-cell>
          <table:table-cell table:style-name="ce2" office:value-type="string">
            <text:p>Parodi dari tren mindfulness, kesehatan mental pop, dan self-help instan. Menampilkan karakter yang mencoba berbagai teknik 'menenangkan diri' (meditasi via aplikasi, jurnal syukur, afirmasi) tapi malah makin stres karena merasa 'gagal' zen. Lengkap dengan kutipan 'bijak' dari wellness influencer yang hidupnya tampak sempurna.</text:p>
          </table:table-cell>
          <table:table-cell table:style-name="ce2" office:value-type="string">
            <text:p>Menyindir pendekatan yang seringkali dangkal dan komersial terhadap kesehatan mental dan spiritualitas. Menertawakan ekspektasi tidak realistis untuk selalu 'positif' dan 'tenang'. Mengkritik solusi instan untuk masalah kompleks melalui humor tentang perjuangan mencari kedamaian batin.</text:p>
          </table:table-cell>
        </table:table-row>
        <table:table-row table:style-name="ro1">
          <table:table-cell office:value-type="float" office:value="104">
            <text:p>104</text:p>
          </table:table-cell>
          <table:table-cell table:formula="of:=&quot;SATIR - &quot; &amp; [.C105]" office:value-type="string" office:string-value="SATIR - Berhala Superfood Impor &amp; Jus Alkali Ajaib">
            <text:p>SATIR - Berhala Superfood Impor &amp; Jus Alkali Ajaib</text:p>
          </table:table-cell>
          <table:table-cell table:style-name="ce1" office:value-type="string">
            <text:p>Berhala Superfood Impor &amp; Jus Alkali Ajaib</text:p>
          </table:table-cell>
          <table:table-cell table:style-name="ce3" office:value-type="string">
            <text:p>Ketika Chia Seed Lebih Dipercaya daripada Nasi Merah, dan Air Biasa Dianggap Kurang Sehat</text:p>
          </table:table-cell>
          <table:table-cell table:style-name="ce2" office:value-type="string">
            <text:p>Buku ini mengolok-olok obsesi pada superfood (makanan super) yang seringkali mahal dan eksotis, serta tren minuman 'sehat' (jus detox, air alkali, kombucha) yang klaim manfaatnya seringkali dibesar-besarkan atau tidak terbukti secara ilmiah. Menampilkan dialog lucu tentang keajaiban quinoa atau bahaya air keran.</text:p>
          </table:table-cell>
          <table:table-cell table:style-name="ce2" office:value-type="string">
            <text:p>Mengkritik secara satir marketing superfood dan tren minuman kesehatan yang seringkali didorong oleh hype daripada bukti ilmiah. Menertawakan snobisme makanan sehat dan anggapan bahwa yang mahal/impor pasti lebih baik. Mendorong pemikiran kritis terhadap klaim kesehatan produk makanan/minuman.</text:p>
          </table:table-cell>
        </table:table-row>
        <table:table-row table:style-name="ro1">
          <table:table-cell office:value-type="float" office:value="105">
            <text:p>105</text:p>
          </table:table-cell>
          <table:table-cell table:formula="of:=&quot;SATIR - &quot; &amp; [.C106]" office:value-type="string" office:string-value="SATIR - Dokter Google &amp; Influencer Kesehatan Favorit Anda">
            <text:p>SATIR - Dokter Google &amp; Influencer Kesehatan Favorit Anda</text:p>
          </table:table-cell>
          <table:table-cell table:style-name="ce1" office:value-type="string">
            <text:p>Dokter Google &amp; Influencer Kesehatan Favorit Anda</text:p>
          </table:table-cell>
          <table:table-cell table:style-name="ce3" office:value-type="string">
            <text:p>Sumber Informasi Medis Paling Akurat (Menurut Algoritma dan Jumlah Endorsement)</text:p>
          </table:table-cell>
          <table:table-cell table:style-name="ce2" office:value-type="string">
            <text:p>Kumpulan esai humoris tentang bagaimana orang modern mencari informasi dan nasihat kesehatan: dari googling gejala penyakit (dan langsung panik kena kanker), hingga mengikuti saran influencer non-medis tentang suplemen, diet, atau bahkan pengobatan. Ditulis dengan gaya konsultasi medis yang absurd.</text:p>
          </table:table-cell>
          <table:table-cell table:style-name="ce2" office:value-type="string">
            <text:p>Menyindir kebiasaan self-diagnose berbahaya berdasarkan internet. Mengkritik influencer yang memberikan nasihat kesehatan tanpa kualifikasi medis. Menertawakan penyebaran misinformasi kesehatan di era digital. Mendorong pembaca untuk lebih percaya pada tenaga medis profesional.</text:p>
          </table:table-cell>
        </table:table-row>
        <table:table-row table:style-name="ro1">
          <table:table-cell office:value-type="float" office:value="106">
            <text:p>106</text:p>
          </table:table-cell>
          <table:table-cell table:formula="of:=&quot;SATIR - &quot; &amp; [.C107]" office:value-type="string" office:string-value="SATIR - Politik Sampai ke Dapur">
            <text:p>SATIR - Politik Sampai ke Dapur</text:p>
          </table:table-cell>
          <table:table-cell table:style-name="ce1" office:value-type="string">
            <text:p>Politik Sampai ke Dapur</text:p>
          </table:table-cell>
          <table:table-cell table:style-name="ce3" office:value-type="string">
            <text:p>Perdebatan Aliran Politik di Balik Pilihan Micin, Merek Kecap, dan Tingkat Kepedasan Sambal</text:p>
          </table:table-cell>
          <table:table-cell table:style-name="ce2" office:value-type="string">
            <text:p>Buku komedi satir yang menjelajahi bagaimana perdebatan politik bisa merembes ke ranah paling pribadi dan sehari-hari: meja makan! Mengisahkan keluarga atau komunitas yang mengaitkan pilihan makanan, merek bumbu dapur, hingga cara memasak dengan afiliasi politik tertentu. Siap-siap tertawa (atau menangis) melihat betapa absurdnya.</text:p>
          </table:table-cell>
          <table:table-cell table:style-name="ce2" office:value-type="string">
            <text:p>Menertawakan dan mengkritik politisasi berlebihan yang masuk ke ranah-ranah non-politis. Menyindir bagaimana polarisasi bisa membuat orang kehilangan perspektif dan logika. Memberikan hiburan relatable tentang bagaimana politik bisa 'meracuni' hal-hal sederhana dalam hidup.</text:p>
          </table:table-cell>
        </table:table-row>
        <table:table-row table:style-name="ro1">
          <table:table-cell office:value-type="float" office:value="107">
            <text:p>107</text:p>
          </table:table-cell>
          <table:table-cell table:formula="of:=&quot;SATIR - &quot; &amp; [.C108]" office:value-type="string" office:string-value="SATIR - Semua Salah Pemerintah! (Termasuk Hujan dan Jodoh Seret)">
            <text:p>SATIR - Semua Salah Pemerintah! (Termasuk Hujan dan Jodoh Seret)</text:p>
          </table:table-cell>
          <table:table-cell table:style-name="ce1" office:value-type="string">
            <text:p>Semua Salah Pemerintah! (Termasuk Hujan dan Jodoh Seret)</text:p>
          </table:table-cell>
          <table:table-cell table:style-name="ce3" office:value-type="string">
            <text:p>Panduan Praktis Menyalahkan Rezim (atau Oposisi) untuk Setiap Masalah dalam Hidup Anda</text:p>
          </table:table-cell>
          <table:table-cell table:style-name="ce2" office:value-type="string">
            <text:p>Ditulis seolah buku panduan atau kumpulan keluhan, buku ini mengolok-olok kecenderungan untuk menyalahkan pihak politik tertentu atas segala hal, mulai dari masalah serius (ekonomi, korupsi) hingga masalah personal yang tidak ada hubungannya sama sekali (banjir lokal, putus cinta, tim bola kalah).</text:p>
          </table:table-cell>
          <table:table-cell table:style-name="ce2" office:value-type="string">
            <text:p>Mengkritik secara satir kebiasaan mencari kambing hitam politik untuk semua masalah. Menertawakan penyederhanaan isu yang kompleks menjadi sekadar 'salah si A' atau 'salah si B'. Menyindir kurangnya introspeksi diri atau analisis akar masalah yang lebih mendalam.</text:p>
          </table:table-cell>
        </table:table-row>
        <table:table-row table:style-name="ro1">
          <table:table-cell office:value-type="float" office:value="108">
            <text:p>108</text:p>
          </table:table-cell>
          <table:table-cell table:formula="of:=&quot;SATIR - &quot; &amp; [.C109]" office:value-type="string" office:string-value="SATIR - Kacamata Kuda Politik Permanen">
            <text:p>SATIR - Kacamata Kuda Politik Permanen</text:p>
          </table:table-cell>
          <table:table-cell table:style-name="ce1" office:value-type="string">
            <text:p>Kacamata Kuda Politik Permanen</text:p>
          </table:table-cell>
          <table:table-cell table:style-name="ce3" office:value-type="string">
            <text:p>Cara Melihat Dunia Hanya dalam Warna Merah vs Biru (atau Oranye vs Hijau, dll.)</text:p>
          </table:table-cell>
          <table:table-cell table:style-name="ce2" office:value-type="string">
            <text:p>Menggambarkan karakter-karakter yang memakai 'kacamata politik' permanen. Apa pun yang mereka lihat, dengar, atau alami akan selalu diinterpretasikan melalui lensa keberpihakan politik mereka. Berita baik dari kubu lawan pasti hoaks, berita buruk dari kubu sendiri pasti fitnah. Tidak ada ruang untuk abu-abu atau nuansa.</text:p>
          </table:table-cell>
          <table:table-cell table:style-name="ce2" office:value-type="string">
            <text:p>Mengolok-olok bias konfirmasi ekstrem dalam politik. Mengkritik ketidakmampuan melihat isu secara objektif akibat fanatisme kelompok. Menertawakan penyempitan cara pandang yang disebabkan oleh polarisasi.</text:p>
          </table:table-cell>
        </table:table-row>
        <table:table-row table:style-name="ro1">
          <table:table-cell office:value-type="float" office:value="109">
            <text:p>109</text:p>
          </table:table-cell>
          <table:table-cell table:formula="of:=&quot;SATIR - &quot; &amp; [.C110]" office:value-type="string" office:string-value="SATIR - Selamat Datang di Klub Hobi (Yang Ternyata Isinya Debat Capres Melulu)">
            <text:p>SATIR - Selamat Datang di Klub Hobi (Yang Ternyata Isinya Debat Capres Melulu)</text:p>
          </table:table-cell>
          <table:table-cell table:style-name="ce1" office:value-type="string">
            <text:p>Selamat Datang di Klub Hobi (Yang Ternyata Isinya Debat Capres Melulu)</text:p>
          </table:table-cell>
          <table:table-cell table:style-name="ce3" office:value-type="string">
            <text:p>Ketika Diskusi Grup Memancing Berubah Jadi Arena Adu Pendukung Partai</text:p>
          </table:table-cell>
          <table:table-cell table:style-name="ce2" office:value-type="string">
            <text:p>Kumpulan cerita satir tentang berbagai komunitas hobi (berkebun, fotografi, mancing, otomotif) yang awalnya bertujuan netral dan menyenangkan, namun perlahan tapi pasti disusupi dan didominasi oleh perdebatan politik antar anggotanya. Menggambarkan bagaimana passion bersama bisa kalah oleh perpecahan politik.</text:p>
          </table:table-cell>
          <table:table-cell table:style-name="ce2" office:value-type="string">
            <text:p>Menyindir hilangnya ruang netral dan ruang ketiga dalam masyarakat akibat politisasi yang merajalela. Mengkritik bagaimana perdebatan politik bisa merusak hubungan sosial dan komunitas. Menertawakan ketidakmampuan sebagian orang untuk memisahkan identitas politik dari aspek kehidupan lainnya.</text:p>
          </table:table-cell>
        </table:table-row>
        <table:table-row table:style-name="ro1">
          <table:table-cell office:value-type="float" office:value="110">
            <text:p>110</text:p>
          </table:table-cell>
          <table:table-cell table:formula="of:=&quot;SATIR - &quot; &amp; [.C111]" office:value-type="string" office:string-value="SATIR - Juara Umum Lomba Merasa Dizalimi™">
            <text:p>SATIR - Juara Umum Lomba Merasa Dizalimi™</text:p>
          </table:table-cell>
          <table:table-cell table:style-name="ce1" office:value-type="string">
            <text:p>Juara Umum Lomba Merasa Dizalimi™</text:p>
          </table:table-cell>
          <table:table-cell table:style-name="ce3" office:value-type="string">
            <text:p>Piala Bergilir untuk Kelompok Paling Jago Mengeluh dan Menyalahkan Pihak Lain (Tanpa Cermin)</text:p>
          </table:table-cell>
          <table:table-cell table:style-name="ce2" office:value-type="string">
            <text:p>Sebuah liputan satir tentang "kompetisi" tahunan paling bergengsi: mencari kelompok (sosial, politik, komunitas online) yang paling berhasil meyakinkan dunia (dan diri sendiri) bahwa merekalah korban paling utama dari segala ketidakadilan di alam semesta. Menampilkan cabang lomba seperti "Lempar Tanggung Jawab Estafet" dan "Pidato Keluh Kesah Kreatif".</text:p>
          </table:table-cell>
          <table:table-cell table:style-name="ce2" office:value-type="string">
            <text:p>Menertawakan dan mengkritik fenomena competitive victimhood di mana kelompok berlomba-lomba merasa paling tertindas. Menyindir keengganan untuk introspeksi dan kebiasaan menyalahkan pihak eksternal secara berlebihan. Mengolok-olok narasi korban yang seringkali dibesar-besarkan untuk tujuan tertentu.</text:p>
          </table:table-cell>
        </table:table-row>
        <table:table-row table:style-name="ro1">
          <table:table-cell office:value-type="float" office:value="111">
            <text:p>111</text:p>
          </table:table-cell>
          <table:table-cell table:formula="of:=&quot;SATIR - &quot; &amp; [.C112]" office:value-type="string" office:string-value="SATIR - Pokoknya Kita yang Jadi Korban Terus!">
            <text:p>SATIR - Pokoknya Kita yang Jadi Korban Terus!</text:p>
          </table:table-cell>
          <table:table-cell table:style-name="ce1" office:value-type="string">
            <text:p>Pokoknya Kita yang Jadi Korban Terus!</text:p>
          </table:table-cell>
          <table:table-cell table:style-name="ce3" office:value-type="string">
            <text:p>Buku Wajib Pegangan Kelompok yang Selalu Benar (Karena Selalu Jadi Pihak yang Tersakiti)</text:p>
          </table:table-cell>
          <table:table-cell table:style-name="ce2" office:value-type="string">
            <text:p>Ditulis seolah buku panduan atau manifesto sebuah kelompok fiktif yang identitas utamanya adalah sebagai korban abadi. Mengajarkan cara menginterpretasikan setiap peristiwa (netral sekalipun) sebagai serangan terhadap kelompok, cara menolak data/fakta yang tidak mendukung narasi korban, dan cara membangun solidaritas melalui rasa senasib sepenanggungan dalam penderitaan (yang diciptakan).</text:p>
          </table:table-cell>
          <table:table-cell table:style-name="ce2" office:value-type="string">
            <text:p>Mengkritik secara satir mentalitas kelompok yang menolak mengakui kesalahan atau tanggung jawab internal. Menertawakan logika circular di mana semua bukti dianggap sebagai konfirmasi atas status korban. Menyindir penggunaan status korban untuk memobilisasi dukungan atau membungkam kritik.</text:p>
          </table:table-cell>
        </table:table-row>
        <table:table-row table:style-name="ro1">
          <table:table-cell office:value-type="float" office:value="112">
            <text:p>112</text:p>
          </table:table-cell>
          <table:table-cell table:formula="of:=&quot;SATIR - &quot; &amp; [.C113]" office:value-type="string" office:string-value="SATIR - Lembah Keluh Kesah Abadi (Akses Masuk Gratis, Susah Keluar)">
            <text:p>SATIR - Lembah Keluh Kesah Abadi (Akses Masuk Gratis, Susah Keluar)</text:p>
          </table:table-cell>
          <table:table-cell table:style-name="ce1" office:value-type="string">
            <text:p>Lembah Keluh Kesah Abadi (Akses Masuk Gratis, Susah Keluar)</text:p>
          </table:table-cell>
          <table:table-cell table:style-name="ce3" office:value-type="string">
            <text:p>Tur Wisata ke Perkampungan Digital Tempat Semua Orang Saling Menguatkan dalam Kesedihan dan Menyalahkan Dunia Luar</text:p>
          </table:table-cell>
          <table:table-cell table:style-name="ce2" office:value-type="string">
            <text:p>Menggambarkan sebuah forum online atau grup media sosial fiktif sebagai sebuah lembah terpencil di mana para penghuninya hanya berinteraksi untuk saling berbagi keluhan, menyalahkan "mereka" (pihak luar yang jahat), dan menolak solusi atau perspektif positif. Siapa pun yang mencoba optimis atau introspektif akan diusir dari lembah.</text:p>
          </table:table-cell>
          <table:table-cell table:style-name="ce2" office:value-type="string">
            <text:p>Mengolok-olok echo chamber (ruang gema) negatif di dunia maya yang menguatkan mentalitas korban. Mengkritik bagaimana komunitas online bisa terjebak dalam siklus keluhan dan kebencian tanpa henti. Menertawakan penolakan terhadap agensi pribadi dan solusi konstruktif.</text:p>
          </table:table-cell>
        </table:table-row>
        <table:table-row table:style-name="ro1">
          <table:table-cell office:value-type="float" office:value="113">
            <text:p>113</text:p>
          </table:table-cell>
          <table:table-cell table:formula="of:=&quot;SATIR - &quot; &amp; [.C114]" office:value-type="string" office:string-value="SATIR - Analisis Ilmiah Kenapa Selalu Salah Mereka (Bukan Kita)">
            <text:p>SATIR - Analisis Ilmiah Kenapa Selalu Salah Mereka (Bukan Kita)</text:p>
          </table:table-cell>
          <table:table-cell table:style-name="ce1" office:value-type="string">
            <text:p>Analisis Ilmiah Kenapa Selalu Salah Mereka (Bukan Kita)</text:p>
          </table:table-cell>
          <table:table-cell table:style-name="ce3" office:value-type="string">
            <text:p>Jurnal Penelitian (Palsu) yang Membuktikan Bahwa Semua Kegagalan Kita Adalah Akibat Konspirasi Eksternal</text:p>
          </table:table-cell>
          <table:table-cell table:style-name="ce2" office:value-type="string">
            <text:p>Parodi jurnal ilmiah yang berisi "penelitian-penelitian" fiktif dengan metodologi absurd untuk membuktikan bahwa semua masalah yang dihadapi sebuah kelompok (ekonomi, sosial, politik) adalah murni kesalahan pihak lain (pemerintah, asing, kelompok sebelah, illuminati, dll). Lengkap dengan grafik rumit yang tidak nyambung dan kesimpulan yang sudah ditentukan sebelumnya.</text:p>
          </table:table-cell>
          <table:table-cell table:style-name="ce2" office:value-type="string">
            <text:p>Menyindir penggunaan data atau argumen pseudo-ilmiah untuk membenarkan narasi korban. Mengkritik bias konfirmasi dan penolakan terhadap bukti yang tidak sesuai dengan narasi kelompok. Menertawakan upaya untuk terlihat objektif padahal sangat subjektif dan penuh agenda tersembunyi.</text:p>
          </table:table-cell>
        </table:table-row>
        <table:table-row table:style-name="ro1">
          <table:table-cell office:value-type="float" office:value="114">
            <text:p>114</text:p>
          </table:table-cell>
          <table:table-cell table:formula="of:=&quot;SATIR - &quot; &amp; [.C115]" office:value-type="string" office:string-value="SATIR - Orkestra Simfoni Ratapan Kolektif">
            <text:p>SATIR - Orkestra Simfoni Ratapan Kolektif</text:p>
          </table:table-cell>
          <table:table-cell table:style-name="ce1" office:value-type="string">
            <text:p>Orkestra Simfoni Ratapan Kolektif</text:p>
          </table:table-cell>
          <table:table-cell table:style-name="ce3" office:value-type="string">
            <text:p>Konser Megah Memainkan Lagu Wajib 'Dunia Ini Kejam' dan 'Kami Dizalimi Lagi'</text:p>
          </table:table-cell>
          <table:table-cell table:style-name="ce2" office:value-type="string">
            <text:p>Menggunakan metafora orkestra, buku ini menggambarkan bagaimana sebuah kelompok secara kolektif "memainkan" narasi korban mereka. Ada "konduktor" (pemimpin/tokoh yang mengarahkan narasi), "pemain biola" (yang paling pandai meratap), "pemain genderang" (yang paling keras menyalahkan). Pertunjukan yang menyedihkan sekaligus menggelikan.</text:p>
          </table:table-cell>
          <table:table-cell table:style-name="ce2" office:value-type="string">
            <text:p>Memberikan perspektif artistik dan satir tentang bagaimana narasi korban seringkali 'diorkestrasi' atau ditampilkan secara kolektif. Mengkritik performativitas dalam ekspresi penderitaan kelompok. Menertawakan kesamaan pola dan nada dalam berbagai narasi korban yang berbeda kelompok.</text:p>
          </table:table-cell>
        </table:table-row>
        <table:table-row table:style-name="ro1">
          <table:table-cell office:value-type="float" office:value="115">
            <text:p>115</text:p>
          </table:table-cell>
          <table:table-cell table:formula="of:=&quot;SATIR - &quot; &amp; [.C116]" office:value-type="string" office:string-value="SATIR - Kamus Terjemahan Basa-Basi (Edisi Anti Bingung)">
            <text:p>SATIR - Kamus Terjemahan Basa-Basi (Edisi Anti Bingung)</text:p>
          </table:table-cell>
          <table:table-cell table:style-name="ce1" office:value-type="string">
            <text:p>Kamus Terjemahan Basa-Basi (Edisi Anti Bingung)</text:p>
          </table:table-cell>
          <table:table-cell table:style-name="ce3" office:value-type="string">
            <text:p>Mengungkap Makna Sejati di Balik "Insya Allah", "Diusahakan", "Monggo", dan "Nggak Apa-Apa Kok"</text:p>
          </table:table-cell>
          <table:table-cell table:style-name="ce2" office:value-type="string">
            <text:p>Sebuah "kamus" esensial nan lucu untuk menavigasi lautan ambiguitas dalam komunikasi ala Indonesia. Membedah frasa-frasa sopan yang seringkali maknanya berlapis-lapis atau bahkan bertolak belakang dengan ucapan. Wajib dimiliki jika Anda sering bertanya-tanya apakah "iya" benar-benar berarti iya, atau hanya cara halus untuk bilang "tidak".</text:p>
          </table:table-cell>
          <table:table-cell table:style-name="ce2" office:value-type="string">
            <text:p>Menertawakan dan mengkritik (dengan sentuhan sayang) kerumitan dan ketidakjelasan yang bisa timbul dari basa-basi berlebihan. Memberikan katarsis humor bagi siapa saja yang pernah bingung atau frustrasi karena komunikasi tidak langsung. Menyoroti aspek unik (dan kadang lucu) dari budaya komunikasi Indonesia.</text:p>
          </table:table-cell>
        </table:table-row>
        <table:table-row table:style-name="ro1">
          <table:table-cell office:value-type="float" office:value="116">
            <text:p>116</text:p>
          </table:table-cell>
          <table:table-cell table:formula="of:=&quot;SATIR - &quot; &amp; [.C117]" office:value-type="string" office:string-value="SATIR - Republik 'Monggo Silakan Duluan' (Sampai Kiamat)">
            <text:p>SATIR - Republik 'Monggo Silakan Duluan' (Sampai Kiamat)</text:p>
          </table:table-cell>
          <table:table-cell table:style-name="ce1" office:value-type="string">
            <text:p>Republik 'Monggo Silakan Duluan' (Sampai Kiamat)</text:p>
          </table:table-cell>
          <table:table-cell table:style-name="ce3" office:value-type="string">
            <text:p>Kisah Epik Tentang Bangsa yang Terlalu Sopan untuk Mengambil Keputusan atau Antrean</text:p>
          </table:table-cell>
          <table:table-cell table:style-name="ce2" office:value-type="string">
            <text:p>Menggambarkan sebuah negeri fiktif (atau mungkin tidak terlalu fiktif?) di mana semua orang terlalu sungkan (rikuh/segan) untuk bertindak tegas. Antrean tidak maju karena semua saling mempersilakan, rapat tidak menghasilkan keputusan karena semua menunggu yang lain, dan undangan makan hanya dijawab dengan "terserah". Komedi situasi tentang kebuntuan akibat kesopanan ekstrem.</text:p>
          </table:table-cell>
          <table:table-cell table:style-name="ce2" office:value-type="string">
            <text:p>Mengolok-olok bagaimana budaya sungkan atau ewuh pakewuh yang berlebihan bisa menyebabkan inefisiensi dan kelucuan. Menyindir ketidaktegasan atau kesulitan mengambil inisiatif yang kadang muncul dari keinginan untuk selalu menjaga harmoni. Menertawakan ritual saling mempersilakan yang tak berujung.</text:p>
          </table:table-cell>
        </table:table-row>
        <table:table-row table:style-name="ro1">
          <table:table-cell office:value-type="float" office:value="117">
            <text:p>117</text:p>
          </table:table-cell>
          <table:table-cell table:formula="of:=&quot;SATIR - &quot; &amp; [.C118]" office:value-type="string" office:string-value="SATIR - Seni Rapat Bertele-tele (Pembukaan 1 Jam, Isi 5 Menit, Penutup Tak Terhingga)">
            <text:p>SATIR - Seni Rapat Bertele-tele (Pembukaan 1 Jam, Isi 5 Menit, Penutup Tak Terhingga)</text:p>
          </table:table-cell>
          <table:table-cell table:style-name="ce1" office:value-type="string">
            <text:p>Seni Rapat Bertele-tele (Pembukaan 1 Jam, Isi 5 Menit, Penutup Tak Terhingga)</text:p>
          </table:table-cell>
          <table:table-cell table:style-name="ce3" office:value-type="string">
            <text:p>Panduan Lengkap Membuang Waktu Secara Profesional di Ruang Rapat Ber-AC Dingin</text:p>
          </table:table-cell>
          <table:table-cell table:style-name="ce2" office:value-type="string">
            <text:p>Parodi dari buku panduan manajemen atau meeting etiquette. Mengajarkan "seni" membuka rapat dengan pidato sambutan super panjang, memperkenalkan setiap hadirin (termasuk OB), membahas notulen rapat sebelumnya secara detail, lalu kehabisan waktu saat membahas agenda utama. Dilengkapi contoh jadwal rapat yang mustahil.</text:p>
          </table:table-cell>
          <table:table-cell table:style-name="ce2" office:value-type="string">
            <text:p>Mengkritik secara satir budaya rapat yang tidak efisien, penuh formalitas kosong, dan seringkali tidak menghasilkan keputusan konkret. Menertawakan pemborosan waktu dan sumber daya atas nama prosedur atau formalitas. Memberikan suara bagi karyawan yang frustrasi dengan rapat-rapat panjang tak berguna.</text:p>
          </table:table-cell>
        </table:table-row>
        <table:table-row table:style-name="ro1">
          <table:table-cell office:value-type="float" office:value="118">
            <text:p>118</text:p>
          </table:table-cell>
          <table:table-cell table:formula="of:=&quot;SATIR - &quot; &amp; [.C119]" office:value-type="string" office:string-value="SATIR - Topeng Senyum Formalitas™ (Tersedia dalam Berbagai Ukuran Jabatan)">
            <text:p>SATIR - Topeng Senyum Formalitas™ (Tersedia dalam Berbagai Ukuran Jabatan)</text:p>
          </table:table-cell>
          <table:table-cell table:style-name="ce1" office:value-type="string">
            <text:p>Topeng Senyum Formalitas™ (Tersedia dalam Berbagai Ukuran Jabatan)</text:p>
          </table:table-cell>
          <table:table-cell table:style-name="ce3" office:value-type="string">
            <text:p>Menjaga Citra Profesional dan Menyembunyikan Kengerian Batin di Balik Sapaan "Selamat Pagi, Bapak/Ibu"</text:p>
          </table:table-cell>
          <table:table-cell table:style-name="ce2" office:value-type="string">
            <text:p>Kumpulan cerita atau vinyet tentang individu-individu yang harus memakai "topeng" formalitas dalam interaksi sehari-hari (terutama di lingkungan kerja atau acara resmi). Menampilkan kontras lucu antara senyum sopan di luar dengan pikiran/perasaan sebenarnya yang mungkin penuh stres, kejengkelan, atau kebingungan.</text:p>
          </table:table-cell>
          <table:table-cell table:style-name="ce2" office:value-type="string">
            <text:p>Mengeksplorasi sisi psikologis dan emosional di balik keharusan menjaga formalitas. Menertawakan kepura-puraan dan sandiwara sosial yang sering terjadi dalam interaksi formal. Mengkritik secara halus tekanan untuk selalu tampil sempurna dan menyembunyikan emosi negatif di lingkungan tertentu.</text:p>
          </table:table-cell>
        </table:table-row>
        <table:table-row table:style-name="ro1">
          <table:table-cell office:value-type="float" office:value="119">
            <text:p>119</text:p>
          </table:table-cell>
          <table:table-cell table:formula="of:=&quot;SATIR - &quot; &amp; [.C120]" office:value-type="string" office:string-value="SATIR - Manual Tata Krama Menghadapi Pejabat (Agar Proposal Anda Tidak Hilang Misterius)">
            <text:p>SATIR - Manual Tata Krama Menghadapi Pejabat (Agar Proposal Anda Tidak Hilang Misterius)</text:p>
          </table:table-cell>
          <table:table-cell table:style-name="ce1" office:value-type="string">
            <text:p>Manual Tata Krama Menghadapi Pejabat (Agar Proposal Anda Tidak Hilang Misterius)</text:p>
          </table:table-cell>
          <table:table-cell table:style-name="ce3" office:value-type="string">
            <text:p>Termasuk Cara Membungkuk yang Tepat, Memilih Batik yang Aman, dan Tertawa pada Lelucon yang Tidak Lucu</text:p>
          </table:table-cell>
          <table:table-cell table:style-name="ce2" office:value-type="string">
            <text:p>Ditulis seolah panduan praktis bagi rakyat jelata yang harus berurusan dengan pejabat atau atasan berpangkat tinggi. Memberikan "tips" absurd tentang navigasi hierarki, penggunaan bahasa tubuh yang 'hormat', pemilihan kata yang 'aman', dan seni menjilat terselubung demi kelancaran urusan.</text:p>
          </table:table-cell>
          <table:table-cell table:style-name="ce2" office:value-type="string">
            <text:p>Menyindir budaya hierarkis yang kaku dan kadang feodalistik dalam beberapa institusi. Mengolok-olok ritual-ritual penghormatan yang berlebihan. Mengkritik bagaimana formalitas bisa menjadi alat kekuasaan atau penghalang komunikasi yang setara. Menertawakan perilaku ABS (Asal Bapak Senang).</text:p>
          </table:table-cell>
        </table:table-row>
        <table:table-row table:style-name="ro1" table:number-rows-repeated="1048276">
          <table:table-cell table:number-columns-repeated="6"/>
        </table:table-row>
        <table:table-row table:style-name="ro2" table:number-rows-repeated="179">
          <table:table-cell table:number-columns-repeated="6"/>
        </table:table-row>
        <table:table-row table:style-name="ro2">
          <table:table-cell table:number-columns-repeated="6"/>
        </table:table-row>
      </table:table>
      <table:table table:name="PROMPT" table:style-name="ta1" table:print="false">
        <table:table-column table:style-name="co7" table:default-cell-style-name="Default"/>
        <table:table-column table:style-name="co8" table:default-cell-style-name="Default"/>
        <table:table-row table:style-name="ro3">
          <table:table-cell table:style-name="ce4" office:value-type="string">
            <text:p>Nomor</text:p>
          </table:table-cell>
          <table:table-cell/>
        </table:table-row>
        <table:table-row table:style-name="ro3">
          <table:table-cell table:style-name="ce5" office:value-type="float" office:value="1" table:number-columns-spanned="1" table:number-rows-spanned="4">
            <text:p>1</text:p>
          </table:table-cell>
          <table:table-cell table:style-name="ce9" table:formula="of:=&quot;[+&quot;&amp; [.A2]&amp;&quot;] &quot;&amp;[.B8]" office:value-type="string" office:string-value="[+1] SATIR - Manual Standar Ganda" table:number-columns-spanned="1" table:number-rows-spanned="4">
            <text:p>[+1] SATIR - Manual Standar Ganda</text:p>
          </table:table-cell>
        </table:table-row>
        <table:table-row table:style-name="ro3">
          <table:covered-table-cell table:style-name="ce6"/>
          <table:covered-table-cell/>
        </table:table-row>
        <table:table-row table:style-name="ro3">
          <table:covered-table-cell table:style-name="ce6"/>
          <table:covered-table-cell/>
        </table:table-row>
        <table:table-row table:style-name="ro3">
          <table:covered-table-cell table:style-name="ce7"/>
          <table:covered-table-cell/>
        </table:table-row>
        <table:table-row table:style-name="ro3" table:number-rows-repeated="2">
          <table:table-cell table:number-columns-repeated="2"/>
        </table:table-row>
        <table:table-row table:style-name="ro4">
          <table:table-cell table:style-name="ce8"/>
          <table:table-cell table:style-name="ce10" table:formula="of:=VLOOKUP([.A2];[DBSAT.$A$1:.$F$546];2;0)" office:value-type="string" office:string-value="SATIR - Manual Standar Ganda">
            <text:p>SATIR - Manual Standar Ganda</text:p>
          </table:table-cell>
        </table:table-row>
        <table:table-row table:style-name="ro4">
          <table:table-cell table:style-name="ce8"/>
          <table:table-cell table:style-name="ce10" table:formula="of:=VLOOKUP([.A2];[DBSAT.$A$1:.$F$546];3;0)" office:value-type="string" office:string-value="Manual Standar Ganda">
            <text:p>Manual Standar Ganda</text:p>
          </table:table-cell>
        </table:table-row>
        <table:table-row table:style-name="ro4">
          <table:table-cell table:style-name="ce8"/>
          <table:table-cell table:style-name="ce10" table:formula="of:=VLOOKUP([.A2];[DBSAT.$A$1:.$F$546];4;0)" office:value-type="string" office:string-value="Seni Berkata A Tapi Berbuat B (dan Tetap Merasa Benar)">
            <text:p>Seni Berkata A Tapi Berbuat B (dan Tetap Merasa Benar)</text:p>
          </table:table-cell>
        </table:table-row>
        <table:table-row table:style-name="ro5">
          <table:table-cell table:style-name="ce8"/>
          <table:table-cell table:style-name="ce10" table:formula="of:=VLOOKUP([.A2];[DBSAT.$A$1:.$F$546];5;0)" office:value-type="string" office:string-value="Buku ini adalah &quot;panduan&quot; humoris yang menguliti berbagai bentuk standar ganda dalam kehidupan sehari-hari. Mulai dari politisi yang berjanji manis, aktivis medsos dadakan, hingga tetangga sebelah yang ramah di depan tapi julid di belakang. Mengungkap &quot;logika&quot; absurd di balik ketidakkonsistenan kita.">
            <text:p>Buku ini adalah "panduan" humoris yang menguliti berbagai bentuk standar ganda dalam kehidupan sehari-hari. Mulai dari politisi yang berjanji manis, aktivis medsos dadakan, hingga tetangga sebelah yang ramah di depan tapi julid di belakang. Mengungkap "logika" absurd di balik ketidakkonsistenan kita.</text:p>
          </table:table-cell>
        </table:table-row>
        <table:table-row table:style-name="ro3">
          <table:table-cell table:style-name="ce8"/>
          <table:table-cell table:style-name="ce10"/>
        </table:table-row>
        <table:table-row table:style-name="ro4">
          <table:table-cell table:style-name="ce8" office:value-type="string">
            <text:p>Sapaan</text:p>
          </table:table-cell>
          <table:table-cell table:style-name="ce11" office:value-type="string">
            <text:p>Gemini Anda Telah dilatih sehingga menjadi ahli dalam menyusun buku [non-fiksi] kritik sosial bergenre [Satire].</text:p>
          </table:table-cell>
        </table:table-row>
        <table:table-row table:style-name="ro3">
          <table:table-cell table:style-name="ce8" office:value-type="string">
            <text:p>Ide</text:p>
          </table:table-cell>
          <table:table-cell table:style-name="ce12" table:formula="of:=&quot;Gemini yang Kreatif, Saya Sedang menyusun Buku :&quot;" office:value-type="string" office:string-value="Gemini yang Kreatif, Saya Sedang menyusun Buku :">
            <text:p>Gemini yang Kreatif, Saya Sedang menyusun Buku :</text:p>
          </table:table-cell>
        </table:table-row>
        <table:table-row table:style-name="ro3">
          <table:table-cell office:value-type="string">
            <text:p>Tugas</text:p>
          </table:table-cell>
          <table:table-cell table:style-name="ce13" table:formula="of:=&quot;Judul : '&quot;&amp;[.B9]&amp;&quot;: &quot; &amp; [.B10] &amp;&quot;'&quot;" office:value-type="string" office:string-value="Judul : 'Manual Standar Ganda: Seni Berkata A Tapi Berbuat B (dan Tetap Merasa Benar)'">
            <text:p>Judul : 'Manual Standar Ganda: Seni Berkata A Tapi Berbuat B (dan Tetap Merasa Benar)'</text:p>
          </table:table-cell>
        </table:table-row>
        <table:table-row table:style-name="ro5">
          <table:table-cell/>
          <table:table-cell table:style-name="ce11" table:formula="of:=&quot;Deskripsi :'&quot;&amp;[.B11]&amp;&quot;'&quot;" office:value-type="string" office:string-value="Deskripsi :'Buku ini adalah &quot;panduan&quot; humoris yang menguliti berbagai bentuk standar ganda dalam kehidupan sehari-hari. Mulai dari politisi yang berjanji manis, aktivis medsos dadakan, hingga tetangga sebelah yang ramah di depan tapi julid di belakang. Mengungkap &quot;logika&quot; absurd di balik ketidakkonsistenan kita.'">
            <text:p>Deskripsi :'Buku ini adalah "panduan" humoris yang menguliti berbagai bentuk standar ganda dalam kehidupan sehari-hari. Mulai dari politisi yang berjanji manis, aktivis medsos dadakan, hingga tetangga sebelah yang ramah di depan tapi julid di belakang. Mengungkap "logika" absurd di balik ketidakkonsistenan kita.'</text:p>
          </table:table-cell>
        </table:table-row>
        <table:table-row table:style-name="ro6">
          <table:table-cell table:style-name="ce8" office:value-type="string">
            <text:p>Topik Utama</text:p>
          </table:table-cell>
          <table:table-cell table:style-name="ce11" table:formula="of:=&quot;Topik Utama :&quot; &amp; VLOOKUP([.A2];[DBSAT.$A$1:.$F$546];6;0)" office:value-type="string" office:string-value="Topik Utama :Mendorong pembaca untuk menertawakan (dan mungkin sedikit merenungkan) kemunafikan dalam diri sendiri dan orang lain. Mengkritik budaya pencitraan dan kepura-puraan sosial melalui humor yang tajam.">
            <text:p>Topik Utama :Mendorong pembaca untuk menertawakan (dan mungkin sedikit merenungkan) kemunafikan dalam diri sendiri dan orang lain. Mengkritik budaya pencitraan dan kepura-puraan sosial melalui humor yang tajam.</text:p>
          </table:table-cell>
        </table:table-row>
        <table:table-row table:style-name="ro4">
          <table:table-cell table:style-name="ce8" office:value-type="string">
            <text:p>Target Pembaca</text:p>
          </table:table-cell>
          <table:table-cell table:style-name="ce11" office:value-type="string">
            <text:p>Terget Pembaca : Umum</text:p>
          </table:table-cell>
        </table:table-row>
        <table:table-row table:style-name="ro3">
          <table:table-cell/>
          <table:table-cell table:style-name="ce13" office:value-type="string">
            <text:p>Tugas Anda adalah :</text:p>
          </table:table-cell>
        </table:table-row>
        <table:table-row table:style-name="ro6">
          <table:table-cell/>
          <table:table-cell table:style-name="ce14" office:value-type="string">
            <text:p>1. Menyusun Outline/Kerangka/Daftar Isi buku ini yang terdiri atas Bab dan Subbab yang dikembangkan dari Deskripsi buku yang sedang saya susun.</text:p>
          </table:table-cell>
        </table:table-row>
        <table:table-row table:style-name="ro3">
          <table:table-cell/>
          <table:table-cell table:style-name="ce13" office:value-type="string">
            <text:p>2. Memberi Saran Gaya Bahasa Penulisan Yang Sesuai dengan Target Pembaca.</text:p>
          </table:table-cell>
        </table:table-row>
        <table:table-row table:style-name="ro3">
          <table:table-cell/>
          <table:table-cell table:style-name="ce13" office:value-type="string">
            <text:p>3. Memberikan Tips Tambahan yang memperkaya isi dan bobot buku ini .</text:p>
          </table:table-cell>
        </table:table-row>
        <table:table-row table:style-name="ro3" table:number-rows-repeated="2">
          <table:table-cell table:number-columns-repeated="2"/>
        </table:table-row>
        <table:table-row table:style-name="ro4">
          <table:table-cell/>
          <table:table-cell table:style-name="ce15" office:value-type="string">
            <text:p>Pada Pendahuluan , Tambahkan prompt pada subbab untuk mendapatkan isinya</text:p>
          </table:table-cell>
        </table:table-row>
        <table:table-row table:style-name="ro6">
          <table:table-cell/>
          <table:table-cell table:style-name="ce16" office:value-type="string">
            <text:p>Pada Bab 1 Tambahkan prompt pada tiap bab untuk mendapatkan pengantar , pada tiap subbab/sub-subab untuk mendapatkan isi dengan pembahasan mendalam</text:p>
          </table:table-cell>
        </table:table-row>
        <table:table-row table:style-name="ro4">
          <table:table-cell/>
          <table:table-cell table:style-name="ce15" office:value-type="string">
            <text:p>Lakukan Hal yang Sama pada Bab 2</text:p>
          </table:table-cell>
        </table:table-row>
        <table:table-row table:style-name="ro4">
          <table:table-cell/>
          <table:table-cell table:style-name="ce16" office:value-type="string">
            <text:p>Lakukan Hal yang Sama pada Bab 3</text:p>
          </table:table-cell>
        </table:table-row>
        <table:table-row table:style-name="ro4">
          <table:table-cell/>
          <table:table-cell table:style-name="ce15" office:value-type="string">
            <text:p>Lakukan Hal yang Sama pada Bab 4</text:p>
          </table:table-cell>
        </table:table-row>
        <table:table-row table:style-name="ro4">
          <table:table-cell/>
          <table:table-cell table:style-name="ce16" office:value-type="string">
            <text:p>Lakukan Hal yang Sama pada Bab 5</text:p>
          </table:table-cell>
        </table:table-row>
        <table:table-row table:style-name="ro4">
          <table:table-cell/>
          <table:table-cell table:style-name="ce15" office:value-type="string">
            <text:p>Lakukan Hal yang Sama pada Bab 6</text:p>
          </table:table-cell>
        </table:table-row>
        <table:table-row table:style-name="ro3">
          <table:table-cell/>
          <table:table-cell office:value-type="string">
            <text:p>…..</text:p>
          </table:table-cell>
        </table:table-row>
        <table:table-row table:style-name="ro4">
          <table:table-cell/>
          <table:table-cell table:style-name="ce15" office:value-type="string">
            <text:p>Pada Penutup , Tambahkan prompt pada subbab mendapatkan isinya</text:p>
          </table:table-cell>
        </table:table-row>
        <table:table-row table:style-name="ro3">
          <table:table-cell table:number-columns-repeated="2"/>
        </table:table-row>
        <table:table-row table:style-name="ro6">
          <table:table-cell/>
          <table:table-cell table:style-name="ce17" office:value-type="string">
            <text:p>Jawablah setiap prompt yang telah anda buat secara bertahap satu persatu dan jangan pindah prompt sebelum saya memerintahkan “YAX” dengan ketentuan sebagai berikut :</text:p>
          </table:table-cell>
        </table:table-row>
        <table:table-row table:style-name="ro3">
          <table:table-cell/>
          <table:table-cell table:style-name="ce18" office:value-type="string">
            <text:p>Gaya Bahasa : Sesuai yang telah Anda sarankan sebelumnya</text:p>
          </table:table-cell>
        </table:table-row>
        <table:table-row table:style-name="ro3">
          <table:table-cell/>
          <table:table-cell table:style-name="ce18" office:value-type="string">
            <text:p>Catatan : </text:p>
          </table:table-cell>
        </table:table-row>
        <table:table-row table:style-name="ro4">
          <table:table-cell/>
          <table:table-cell table:style-name="ce18" office:value-type="string">
            <text:p>- Tambahkan tips sesuai yang telah anda sarankan sebelumnya ) yang relevan dengan jawaban <text:span text:style-name="T1">(</text:span>opsional<text:span text:style-name="T1">)</text:span></text:p>
          </table:table-cell>
        </table:table-row>
        <table:table-row table:style-name="ro4">
          <table:table-cell/>
          <table:table-cell table:style-name="ce18" office:value-type="string">
            <text:p>- Tambahkan prompt pembuatan gambar ilustrasi yang relevan dengan jawaban <text:span text:style-name="T1">(</text:span> opsional <text:span text:style-name="T1">)</text:span></text:p>
          </table:table-cell>
        </table:table-row>
      </table:table>
      <table:table table:name="Sheet3" table:style-name="ta1" table:print="false">
        <table:table-column table:style-name="co6"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1"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number-style style:name="N120P0" style:volatile="true">
      <number:text>Rp</number:text>
      <number:number number:decimal-places="0" number:min-integer-digits="1" number:grouping="true"/>
    </number:number-style>
    <number:number-style style:name="N120">
      <number:text>-Rp</number:text>
      <number:number number:decimal-places="0" number:min-integer-digits="1" number:grouping="true"/>
      <style:map style:condition="value()&gt;=0" style:apply-style-name="N120P0"/>
    </number:number-style>
    <number:number-style style:name="N121P0" style:volatile="true">
      <number:text>Rp</number:text>
      <number:number number:decimal-places="0" number:min-integer-digits="1" number:grouping="true"/>
    </number:number-style>
    <number:number-style style:name="N121">
      <style:text-properties fo:color="#ff0000"/>
      <number:text>-Rp</number:text>
      <number:number number:decimal-places="0" number:min-integer-digits="1" number:grouping="true"/>
      <style:map style:condition="value()&gt;=0" style:apply-style-name="N121P0"/>
    </number:number-style>
    <number:number-style style:name="N122P0" style:volatile="true">
      <number:text>Rp</number:text>
      <number:number number:decimal-places="2" number:min-integer-digits="1" number:grouping="true"/>
    </number:number-style>
    <number:number-style style:name="N122">
      <number:text>-Rp</number:text>
      <number:number number:decimal-places="2" number:min-integer-digits="1" number:grouping="true"/>
      <style:map style:condition="value()&gt;=0" style:apply-style-name="N122P0"/>
    </number:number-style>
    <number:number-style style:name="N123P0" style:volatile="true">
      <number:text>Rp</number:text>
      <number:number number:decimal-places="2" number:min-integer-digits="1" number:grouping="true"/>
    </number:number-style>
    <number:number-style style:name="N123">
      <style:text-properties fo:color="#ff0000"/>
      <number:text>-Rp</number:text>
      <number:number number:decimal-places="2" number:min-integer-digits="1" number:grouping="true"/>
      <style:map style:condition="value()&gt;=0" style:apply-style-name="N123P0"/>
    </number:number-style>
    <number:number-style style:name="N124P0" style:volatile="true">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Rp</number:text>
      <number:number number:decimal-places="0" number:min-integer-digits="1" number:grouping="true"/>
      <number:text> </number:text>
    </number:number-style>
    <number:number-style style:name="N125P1" style:volatile="true">
      <number:text>-Rp</number:text>
      <number:number number:decimal-places="0" number:min-integer-digits="1" number:grouping="true"/>
      <number:text> </number:text>
    </number:number-style>
    <number:number-style style:name="N125P2" style:volatile="true">
      <number:text> Rp-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Rp</number:text>
      <number:number number:decimal-places="2" number:min-integer-digits="1" number:grouping="true"/>
      <number:text> </number:text>
    </number:number-style>
    <number:number-style style:name="N127P1" style:volatile="true">
      <number:text>-Rp</number:text>
      <number:number number:decimal-places="2" number:min-integer-digits="1" number:grouping="true"/>
      <number:text> </number:text>
    </number:number-style>
    <number:number-style style:name="N127P2" style:volatile="true">
      <number:text> Rp-</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5P0" style:volatile="true" number:language="en" number:country="US">
      <number:number number:decimal-places="0" number:min-integer-digits="1" number:grouping="true"/>
      <number:text> </number:text>
    </number:number-style>
    <number:number-style style:name="N8125" number:language="en" number:country="US">
      <number:text>(</number:text>
      <number:number number:decimal-places="0" number:min-integer-digits="1" number:grouping="true"/>
      <number:text>)</number:text>
      <style:map style:condition="value()&gt;=0" style:apply-style-name="N8125P0"/>
    </number:number-style>
    <number:number-style style:name="N8126P0" style:volatile="true" number:language="en" number:country="US">
      <number:number number:decimal-places="0" number:min-integer-digits="1" number:grouping="true"/>
      <number:text> </number:text>
    </number:number-style>
    <number:number-style style:name="N8126" number:language="en" number:country="US">
      <style:text-properties fo:color="#ff0000"/>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2" number:min-integer-digits="1" number:grouping="true"/>
      <number:text> </number:text>
    </number:number-style>
    <number:number-style style:name="N8127" number:language="en" number:country="US">
      <number:text>(</number:text>
      <number:number number:decimal-places="2" number:min-integer-digits="1" number:grouping="true"/>
      <number:text>)</number:text>
      <style:map style:condition="value()&gt;=0" style:apply-style-name="N8127P0"/>
    </number:number-style>
    <number:number-style style:name="N8128P0" style:volatile="true" number:language="en" number:country="US">
      <number:number number:decimal-places="2" number:min-integer-digits="1" number:grouping="true"/>
      <number:text> </number:text>
    </number:number-style>
    <number:number-style style:name="N8128" number:language="en" number:country="US">
      <style:text-properties fo:color="#ff0000"/>
      <number:text>(</number:text>
      <number:number number:decimal-places="2" number:min-integer-digits="1" number:grouping="true"/>
      <number:text>)</number:text>
      <style:map style:condition="value()&gt;=0" style:apply-style-name="N8128P0"/>
    </number:number-style>
    <number:currency-style style:name="N8129P0" style:volatile="true" number:language="en" number:country="US">
      <number:currency-symbol/>
      <number:number number:decimal-places="0" number:min-integer-digits="1" number:grouping="true"/>
      <number:text> </number:text>
    </number:currency-style>
    <number:currency-style style:name="N8129" number:language="en" number:country="US">
      <number:text>(</number:text>
      <number:currency-symbol/>
      <number:number number:decimal-places="0" number:min-integer-digits="1" number:grouping="true"/>
      <number:text>)</number:text>
      <style:map style:condition="value()&gt;=0" style:apply-style-name="N8129P0"/>
    </number:currency-style>
    <number:currency-style style:name="N8130P0" style:volatile="true" number:language="en" number:country="US">
      <number:currency-symbol/>
      <number:number number:decimal-places="0" number:min-integer-digits="1" number:grouping="true"/>
      <number:text> </number:text>
    </number:currency-style>
    <number:currency-style style:name="N8130" number:language="en" number:country="US">
      <style:text-properties fo:color="#ff0000"/>
      <number:text>(</number:text>
      <number:currency-symbol/>
      <number:number number:decimal-places="0" number:min-integer-digits="1" number:grouping="true"/>
      <number:text>)</number:text>
      <style:map style:condition="value()&gt;=0" style:apply-style-name="N8130P0"/>
    </number:currency-style>
    <number:currency-style style:name="N8131P0" style:volatile="true" number:language="en" number:country="US">
      <number:currency-symbol/>
      <number:number number:decimal-places="2" number:min-integer-digits="1" number:grouping="true"/>
      <number:text> </number:text>
    </number:currency-style>
    <number:currency-style style:name="N8131" number:language="en" number:country="US">
      <number:text>(</number:text>
      <number:currency-symbol/>
      <number:number number:decimal-places="2" number:min-integer-digits="1" number:grouping="true"/>
      <number:text>)</number:text>
      <style:map style:condition="value()&gt;=0" style:apply-style-name="N8131P0"/>
    </number:currency-style>
    <number:currency-style style:name="N8132P0" style:volatile="true" number:language="en" number:country="US">
      <number:currency-symbol/>
      <number:number number:decimal-places="2" number:min-integer-digits="1" number:grouping="true"/>
      <number:text> </number:text>
    </number:currency-style>
    <number:currency-style style:name="N8132" number:language="en" number:country="US">
      <style:text-properties fo:color="#ff0000"/>
      <number:text>(</number:text>
      <number:currency-symbol/>
      <number:number number:decimal-places="2" number:min-integer-digits="1" number:grouping="true"/>
      <number:text>)</number:text>
      <style:map style:condition="value()&gt;=0" style:apply-style-name="N8132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4-08">04/08/2025</text:date>, <text:time>09:47: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Jie </meta:initial-creator>
    <meta:creation-date>2025-04-08T09:35:39.85</meta:creation-date>
    <dc:date>2025-04-08T09:47:17.13</dc:date>
    <dc:creator>OJie </dc:creator>
    <meta:editing-duration>PT11M37S</meta:editing-duration>
    <meta:editing-cycles>1</meta:editing-cycles>
    <meta:document-statistic meta:table-count="3" meta:cell-count="756" meta:object-count="0"/>
    <meta:generator>OpenOffice/4.1.15$Win32 OpenOffice.org_project/4115m2$Build-9813</meta:generator>
  </office:meta>
</office:document-meta>
</file>